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E2D4988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aw_20_Data">
      <style:table-properties table:display="true" style:writing-mode="lr-tb"/>
    </style:style>
    <style:style style:name="ta3" style:family="table" style:master-page-name="PageStyle_5f_Analysi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21"/>
    <style:style style:name="ce3" style:family="table-cell" style:parent-style-name="Excel_20_Built-in_20_Normal" style:data-style-name="N122"/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Excel_20_Built-in_20_Normal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1"/>
    <style:style style:name="ce10" style:family="table-cell" style:parent-style-name="Default" style:data-style-name="N1"/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6_FRET_absorptio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_absorption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6">
            <text:p>3/6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09H38M42S">
            <text:p>9:38:42 A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3:00:00 (HH:MM:SS), Interval 0:01:00, 181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2..J1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Raw Data" table:style-name="ta2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Scaffolds at 10nM (for this experiment, always the “one-staple” scaffold)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>
          <table:table-cell office:value-type="string">
            <text:p>This read-out was taken after the system had previously equilibrated</text:p>
          </table:table-cell>
          <table:table-cell table:number-columns-repeated="1023"/>
        </table:table-row>
        <table:table-row table:style-name="ro1">
          <table:table-cell office:value-type="string">
            <text:p>Unlike other readouts, this readout was taken at 532nm excitation, 600nm filter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table:number-columns-repeated="1004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00</text:p>
          </table:table-cell>
          <table:table-cell table:style-name="ce6" office:value-type="string">
            <text:p>H2</text:p>
          </table:table-cell>
          <table:table-cell table:style-name="ce6" office:value-type="string">
            <text:p>H4</text:p>
          </table:table-cell>
          <table:table-cell table:style-name="ce6" office:value-type="string">
            <text:p>H6</text:p>
          </table:table-cell>
          <table:table-cell table:style-name="ce6" office:value-type="string">
            <text:p>H8</text:p>
          </table:table-cell>
          <table:table-cell table:style-name="ce6" office:value-type="string">
            <text:p>H10</text:p>
          </table:table-cell>
          <table:table-cell table:style-name="ce6" office:value-type="string">
            <text:p>H12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4</text:p>
          </table:table-cell>
          <table:table-cell table:style-name="ce6" office:value-type="string">
            <text:p>I6</text:p>
          </table:table-cell>
          <table:table-cell table:style-name="ce6" office:value-type="string">
            <text:p>I8</text:p>
          </table:table-cell>
          <table:table-cell table:style-name="ce6" office:value-type="string">
            <text:p>I10</text:p>
          </table:table-cell>
          <table:table-cell table:style-name="ce6" office:value-type="string">
            <text:p>I12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10</text:p>
          </table:table-cell>
          <table:table-cell table:style-name="ce6" office:value-type="string">
            <text:p>J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1239">
            <text:p>1239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37">
            <text:p>7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1M00S">
            <text:p>0:0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57">
            <text:p>145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36">
            <text:p>836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247">
            <text:p>1247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734">
            <text:p>7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2M00S">
            <text:p>0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34">
            <text:p>73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259">
            <text:p>1259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799">
            <text:p>799</text:p>
          </table:table-cell>
          <table:table-cell table:style-name="ce8" office:value-type="float" office:value="798">
            <text:p>7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3M00S">
            <text:p>0:0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61">
            <text:p>861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195">
            <text:p>1195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4M00S">
            <text:p>0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84">
            <text:p>7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5M00S">
            <text:p>0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219">
            <text:p>1219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791">
            <text:p>7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6M00S">
            <text:p>0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857">
            <text:p>857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782">
            <text:p>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7M00S">
            <text:p>0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224">
            <text:p>1224</text:p>
          </table:table-cell>
          <table:table-cell table:style-name="ce8" office:value-type="float" office:value="1298">
            <text:p>1298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768">
            <text:p>7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8M00S">
            <text:p>0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9M00S">
            <text:p>0:0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744">
            <text:p>7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214">
            <text:p>1214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85">
            <text:p>7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0M00S">
            <text:p>0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96">
            <text:p>7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1M00S">
            <text:p>0:1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88">
            <text:p>1388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86">
            <text:p>7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2M00S">
            <text:p>0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219">
            <text:p>1219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778">
            <text:p>7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3M00S">
            <text:p>0:1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71">
            <text:p>1471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204">
            <text:p>1204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4M00S">
            <text:p>0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28">
            <text:p>1428</text:p>
          </table:table-cell>
          <table:table-cell table:style-name="ce8" office:value-type="float" office:value="1247">
            <text:p>1247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82">
            <text:p>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5M00S">
            <text:p>0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39">
            <text:p>73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289">
            <text:p>1289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805">
            <text:p>80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6M00S">
            <text:p>0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90">
            <text:p>7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7M00S">
            <text:p>0:1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64">
            <text:p>7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8M00S">
            <text:p>0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1313">
            <text:p>1313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9M00S">
            <text:p>0:1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14">
            <text:p>1314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832">
            <text:p>832</text:p>
          </table:table-cell>
          <table:table-cell table:style-name="ce8" office:value-type="float" office:value="797">
            <text:p>79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0M00S">
            <text:p>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11">
            <text:p>1411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213">
            <text:p>1213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72">
            <text:p>77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1M00S">
            <text:p>0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861">
            <text:p>861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81">
            <text:p>78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2M00S">
            <text:p>0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67">
            <text:p>76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228">
            <text:p>1228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59">
            <text:p>75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3M00S">
            <text:p>0:2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64">
            <text:p>7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4M00S">
            <text:p>0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32">
            <text:p>832</text:p>
          </table:table-cell>
          <table:table-cell table:style-name="ce8" office:value-type="float" office:value="762">
            <text:p>7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5M00S">
            <text:p>0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18">
            <text:p>1418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743">
            <text:p>74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45">
            <text:p>1245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96">
            <text:p>7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6M00S">
            <text:p>0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388">
            <text:p>1388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7M00S">
            <text:p>0:2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860">
            <text:p>860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254">
            <text:p>1254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807">
            <text:p>80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8M00S">
            <text:p>0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68">
            <text:p>1468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239">
            <text:p>1239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792">
            <text:p>79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9M00S">
            <text:p>0:2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66">
            <text:p>1266</text:p>
          </table:table-cell>
          <table:table-cell table:style-name="ce8" office:value-type="float" office:value="1312">
            <text:p>1312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793">
            <text:p>7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0M00S">
            <text:p>0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60">
            <text:p>7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1M00S">
            <text:p>0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261">
            <text:p>1261</text:p>
          </table:table-cell>
          <table:table-cell table:style-name="ce8" office:value-type="float" office:value="1328">
            <text:p>1328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69">
            <text:p>7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2M00S">
            <text:p>0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63">
            <text:p>7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3M00S">
            <text:p>0:3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94">
            <text:p>7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4M00S">
            <text:p>0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419">
            <text:p>1419</text:p>
          </table:table-cell>
          <table:table-cell table:style-name="ce8" office:value-type="float" office:value="1238">
            <text:p>1238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79">
            <text:p>77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5M00S">
            <text:p>0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263">
            <text:p>1263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74">
            <text:p>7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6M00S">
            <text:p>0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46">
            <text:p>74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1241">
            <text:p>1241</text:p>
          </table:table-cell>
          <table:table-cell table:style-name="ce8" office:value-type="float" office:value="1296">
            <text:p>1296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94">
            <text:p>7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7M00S">
            <text:p>0:3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764">
            <text:p>7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8M00S">
            <text:p>0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851">
            <text:p>851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78">
            <text:p>1478</text:p>
          </table:table-cell>
          <table:table-cell table:number-columns-repeated="2" table:style-name="ce8" office:value-type="float" office:value="1377">
            <text:p>1377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30">
            <text:p>730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752">
            <text:p>7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9M00S">
            <text:p>0:3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14">
            <text:p>1414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242">
            <text:p>1242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73">
            <text:p>7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0M00S">
            <text:p>0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247">
            <text:p>1247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1M00S">
            <text:p>0:4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40">
            <text:p>84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273">
            <text:p>1273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2M00S">
            <text:p>0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251">
            <text:p>1251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3M00S">
            <text:p>0:4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234">
            <text:p>1234</text:p>
          </table:table-cell>
          <table:table-cell table:style-name="ce8" office:value-type="float" office:value="1316">
            <text:p>1316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4M00S">
            <text:p>0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86">
            <text:p>7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5M00S">
            <text:p>0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6M00S">
            <text:p>0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1236">
            <text:p>123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785">
            <text:p>7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7M00S">
            <text:p>0:4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462">
            <text:p>1462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411">
            <text:p>1411</text:p>
          </table:table-cell>
          <table:table-cell table:style-name="ce8" office:value-type="float" office:value="813">
            <text:p>813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261">
            <text:p>1261</text:p>
          </table:table-cell>
          <table:table-cell table:style-name="ce8" office:value-type="float" office:value="1301">
            <text:p>1301</text:p>
          </table:table-cell>
          <table:table-cell table:style-name="ce8" office:value-type="float" office:value="798">
            <text:p>798</text:p>
          </table:table-cell>
          <table:table-cell table:style-name="ce8" office:value-type="float" office:value="815">
            <text:p>81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8M00S">
            <text:p>0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859">
            <text:p>859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281">
            <text:p>1281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9M00S">
            <text:p>0:4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311">
            <text:p>1311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45">
            <text:p>1245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748">
            <text:p>7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0M00S">
            <text:p>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1403">
            <text:p>1403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99">
            <text:p>7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1M00S">
            <text:p>0:5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67">
            <text:p>1267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41">
            <text:p>7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2M00S">
            <text:p>0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777">
            <text:p>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3M00S">
            <text:p>0:5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45">
            <text:p>74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233">
            <text:p>1233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90">
            <text:p>7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4M00S">
            <text:p>0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408">
            <text:p>1408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791">
            <text:p>791</text:p>
          </table:table-cell>
          <table:table-cell table:style-name="ce8" office:value-type="float" office:value="780">
            <text:p>7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5M00S">
            <text:p>0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6M00S">
            <text:p>0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41">
            <text:p>74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47">
            <text:p>7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7M00S">
            <text:p>0:5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227">
            <text:p>1227</text:p>
          </table:table-cell>
          <table:table-cell table:style-name="ce8" office:value-type="float" office:value="1334">
            <text:p>1334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60">
            <text:p>7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8M00S">
            <text:p>0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89">
            <text:p>7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9M00S">
            <text:p>0:5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787">
            <text:p>78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843">
            <text:p>843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272">
            <text:p>1272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0M00S">
            <text:p>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49">
            <text:p>7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1M00S">
            <text:p>1:0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51">
            <text:p>75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252">
            <text:p>1252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51">
            <text:p>7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2M00S">
            <text:p>1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821">
            <text:p>821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90">
            <text:p>1390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49">
            <text:p>7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3M00S">
            <text:p>1:0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83">
            <text:p>78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295">
            <text:p>1295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189">
            <text:p>1189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4M00S">
            <text:p>1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60">
            <text:p>7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5M00S">
            <text:p>1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852">
            <text:p>852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259">
            <text:p>1259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83">
            <text:p>7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6M00S">
            <text:p>1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1330">
            <text:p>1330</text:p>
          </table:table-cell>
          <table:table-cell table:number-columns-repeated="2" table:style-name="ce8" office:value-type="float" office:value="789">
            <text:p>78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858">
            <text:p>858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284">
            <text:p>1284</text:p>
          </table:table-cell>
          <table:table-cell table:style-name="ce8" office:value-type="float" office:value="1330">
            <text:p>1330</text:p>
          </table:table-cell>
          <table:table-cell table:number-columns-repeated="2" table:style-name="ce8" office:value-type="float" office:value="770">
            <text:p>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7M00S">
            <text:p>1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875">
            <text:p>875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734">
            <text:p>73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212">
            <text:p>1212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61">
            <text:p>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8M00S">
            <text:p>1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505">
            <text:p>1505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233">
            <text:p>1233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65">
            <text:p>7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9M00S">
            <text:p>1:0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78">
            <text:p>778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1">
            <text:p>1471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815">
            <text:p>815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223">
            <text:p>1223</text:p>
          </table:table-cell>
          <table:table-cell table:style-name="ce8" office:value-type="float" office:value="1312">
            <text:p>1312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0M00S">
            <text:p>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1">
            <text:p>148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90">
            <text:p>1390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839">
            <text:p>839</text:p>
          </table:table-cell>
          <table:table-cell table:style-name="ce8" office:value-type="float" office:value="758">
            <text:p>75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1M00S">
            <text:p>1:1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39">
            <text:p>1439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36">
            <text:p>1336</text:p>
          </table:table-cell>
          <table:table-cell table:style-name="ce8" office:value-type="float" office:value="866">
            <text:p>866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782">
            <text:p>782</text:p>
          </table:table-cell>
          <table:table-cell table:style-name="ce8" office:value-type="float" office:value="793">
            <text:p>7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2M00S">
            <text:p>1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67">
            <text:p>76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3M00S">
            <text:p>1:1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257">
            <text:p>1257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4M00S">
            <text:p>1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28">
            <text:p>1328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878">
            <text:p>878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1326">
            <text:p>1326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781">
            <text:p>78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5M00S">
            <text:p>1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754">
            <text:p>7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6M00S">
            <text:p>1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257">
            <text:p>1257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774">
            <text:p>7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7M00S">
            <text:p>1:1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845">
            <text:p>845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241">
            <text:p>1241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810">
            <text:p>810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8M00S">
            <text:p>1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847">
            <text:p>847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291">
            <text:p>1291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786">
            <text:p>7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9M00S">
            <text:p>1:1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816">
            <text:p>816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304">
            <text:p>1304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238">
            <text:p>123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62">
            <text:p>7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85">
            <text:p>78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55">
            <text:p>7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1M00S">
            <text:p>1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842">
            <text:p>842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2M00S">
            <text:p>1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218">
            <text:p>1218</text:p>
          </table:table-cell>
          <table:table-cell table:style-name="ce8" office:value-type="float" office:value="1278">
            <text:p>1278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772">
            <text:p>77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3M00S">
            <text:p>1:2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1348">
            <text:p>1348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19">
            <text:p>819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313">
            <text:p>1313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65">
            <text:p>7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4M00S">
            <text:p>1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835">
            <text:p>835</text:p>
          </table:table-cell>
          <table:table-cell table:style-name="ce8" office:value-type="float" office:value="754">
            <text:p>7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5M00S">
            <text:p>1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755">
            <text:p>75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1290">
            <text:p>1290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788">
            <text:p>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6M00S">
            <text:p>1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811">
            <text:p>811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435">
            <text:p>1435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823">
            <text:p>823</text:p>
          </table:table-cell>
          <table:table-cell table:style-name="ce8" office:value-type="float" office:value="797">
            <text:p>797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1218">
            <text:p>1218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768">
            <text:p>7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7M00S">
            <text:p>1:2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340">
            <text:p>1340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1286">
            <text:p>1286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790">
            <text:p>7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8M00S">
            <text:p>1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856">
            <text:p>856</text:p>
          </table:table-cell>
          <table:table-cell table:style-name="ce8" office:value-type="float" office:value="780">
            <text:p>78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772">
            <text:p>77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245">
            <text:p>1245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34">
            <text:p>834</text:p>
          </table:table-cell>
          <table:table-cell table:style-name="ce8" office:value-type="float" office:value="777">
            <text:p>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9M00S">
            <text:p>1:2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297">
            <text:p>1297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422">
            <text:p>1422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853">
            <text:p>853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428">
            <text:p>1428</text:p>
          </table:table-cell>
          <table:table-cell table:style-name="ce8" office:value-type="float" office:value="1235">
            <text:p>1235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765">
            <text:p>7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277">
            <text:p>1277</text:p>
          </table:table-cell>
          <table:table-cell table:style-name="ce8" office:value-type="float" office:value="1356">
            <text:p>1356</text:p>
          </table:table-cell>
          <table:table-cell table:style-name="ce8" office:value-type="float" office:value="833">
            <text:p>833</text:p>
          </table:table-cell>
          <table:table-cell table:style-name="ce8" office:value-type="float" office:value="756">
            <text:p>7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1M00S">
            <text:p>1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831">
            <text:p>831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419">
            <text:p>1419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773">
            <text:p>7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2M00S">
            <text:p>1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745">
            <text:p>74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1206">
            <text:p>1206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731">
            <text:p>7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18"/>
          <table:table-cell table:number-columns-repeated="100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nalysis" table:style-name="ta3" table:print="false">
        <office:forms form:automatic-focus="false" form:apply-design-mode="false"/>
        <table:table-column table:style-name="co4" table:default-cell-style-name="ce9"/>
        <table:table-column table:style-name="co4" table:number-columns-repeated="6" table:default-cell-style-name="ce10"/>
        <table:table-column table:style-name="co4" table:default-cell-style-name="Default"/>
        <table:table-row table:style-name="ro3">
          <table:table-cell table:style-name="Default" office:value-type="string">
            <text:p>Time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>
            <draw:frame table:end-cell-address="Analysis.O19" table:end-x="0.1157in" table:end-y="0.0862in" draw:z-index="0" draw:name="Chart 1" draw:style-name="gr1" draw:text-style-name="P1" svg:width="6.2996in" svg:height="3.5441in" svg:x="0.0394in" svg:y="0.0807in">
              <draw:object draw:notify-on-update-of-ranges="Analysis.A2:Analysis.A94 Analysis.B1:Analysis.B1 Analysis.B2:Analysis.B94 Analysis.A2:Analysis.A94 Analysis.C1:Analysis.C1 Analysis.C2:Analysis.C94 Analysis.A2:Analysis.A94 Analysis.D1:Analysis.D1 Analysis.D2:Analysis.D94 Analysis.A2:Analysis.A94 Analysis.E1:Analysis.E1 Analysis.E2:Analysis.E94 Analysis.A2:Analysis.A94 Analysis.F1:Analysis.F1 Analysis.F2:Analysis.F94 Analysis.A2:Analysis.A94 Analysis.G1:Analysis.G1 Analysis.G2:Analysis.G9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4">
          <table:table-cell table:formula="of:=[$'Raw Data'.A7]" office:value-type="time" office:time-value="PT00H00M00S">
            <text:p>00:00:00</text:p>
          </table:table-cell>
          <table:table-cell table:formula="of:=AVERAGE([$'Raw Data'.C7];[$'Raw Data'.I7];[$'Raw Data'.O7])" office:value-type="float" office:value="32.3333333333333">
            <text:p>32</text:p>
          </table:table-cell>
          <table:table-cell table:formula="of:=AVERAGE([$'Raw Data'.D7];[$'Raw Data'.J7];[$'Raw Data'.P7])" office:value-type="float" office:value="1450">
            <text:p>1450</text:p>
          </table:table-cell>
          <table:table-cell table:formula="of:=AVERAGE([$'Raw Data'.E7];[$'Raw Data'.K7];[$'Raw Data'.Q7])" office:value-type="float" office:value="1294">
            <text:p>1294</text:p>
          </table:table-cell>
          <table:table-cell table:formula="of:=AVERAGE([$'Raw Data'.F7];[$'Raw Data'.L7];[$'Raw Data'.R7])" office:value-type="float" office:value="1357">
            <text:p>1357</text:p>
          </table:table-cell>
          <table:table-cell table:formula="of:=AVERAGE([$'Raw Data'.G7];[$'Raw Data'.M7];[$'Raw Data'.S7])" office:value-type="float" office:value="833.666666666667">
            <text:p>834</text:p>
          </table:table-cell>
          <table:table-cell table:formula="of:=AVERAGE([$'Raw Data'.H7];[$'Raw Data'.N7];[$'Raw Data'.T7])" office:value-type="float" office:value="764.333333333333">
            <text:p>764</text:p>
          </table:table-cell>
          <table:table-cell/>
        </table:table-row>
        <table:table-row table:style-name="ro4">
          <table:table-cell table:formula="of:=[$'Raw Data'.A8]" office:value-type="time" office:time-value="PT00H01M00S">
            <text:p>00:01:00</text:p>
          </table:table-cell>
          <table:table-cell table:formula="of:=AVERAGE([$'Raw Data'.C8];[$'Raw Data'.I8];[$'Raw Data'.O8])" office:value-type="float" office:value="35.3333333333333">
            <text:p>35</text:p>
          </table:table-cell>
          <table:table-cell table:formula="of:=AVERAGE([$'Raw Data'.D8];[$'Raw Data'.J8];[$'Raw Data'.P8])" office:value-type="float" office:value="1444">
            <text:p>1444</text:p>
          </table:table-cell>
          <table:table-cell table:formula="of:=AVERAGE([$'Raw Data'.E8];[$'Raw Data'.K8];[$'Raw Data'.Q8])" office:value-type="float" office:value="1307.33333333333">
            <text:p>1307</text:p>
          </table:table-cell>
          <table:table-cell table:formula="of:=AVERAGE([$'Raw Data'.F8];[$'Raw Data'.L8];[$'Raw Data'.R8])" office:value-type="float" office:value="1346">
            <text:p>1346</text:p>
          </table:table-cell>
          <table:table-cell table:formula="of:=AVERAGE([$'Raw Data'.G8];[$'Raw Data'.M8];[$'Raw Data'.S8])" office:value-type="float" office:value="829">
            <text:p>829</text:p>
          </table:table-cell>
          <table:table-cell table:formula="of:=AVERAGE([$'Raw Data'.H8];[$'Raw Data'.N8];[$'Raw Data'.T8])" office:value-type="float" office:value="760">
            <text:p>760</text:p>
          </table:table-cell>
          <table:table-cell/>
        </table:table-row>
        <table:table-row table:style-name="ro4">
          <table:table-cell table:formula="of:=[$'Raw Data'.A9]" office:value-type="time" office:time-value="PT00H02M00S">
            <text:p>00:02:00</text:p>
          </table:table-cell>
          <table:table-cell table:formula="of:=AVERAGE([$'Raw Data'.C9];[$'Raw Data'.I9];[$'Raw Data'.O9])" office:value-type="float" office:value="28">
            <text:p>28</text:p>
          </table:table-cell>
          <table:table-cell table:formula="of:=AVERAGE([$'Raw Data'.D9];[$'Raw Data'.J9];[$'Raw Data'.P9])" office:value-type="float" office:value="1414">
            <text:p>1414</text:p>
          </table:table-cell>
          <table:table-cell table:formula="of:=AVERAGE([$'Raw Data'.E9];[$'Raw Data'.K9];[$'Raw Data'.Q9])" office:value-type="float" office:value="1319">
            <text:p>1319</text:p>
          </table:table-cell>
          <table:table-cell table:formula="of:=AVERAGE([$'Raw Data'.F9];[$'Raw Data'.L9];[$'Raw Data'.R9])" office:value-type="float" office:value="1364.66666666667">
            <text:p>1365</text:p>
          </table:table-cell>
          <table:table-cell table:formula="of:=AVERAGE([$'Raw Data'.G9];[$'Raw Data'.M9];[$'Raw Data'.S9])" office:value-type="float" office:value="823">
            <text:p>823</text:p>
          </table:table-cell>
          <table:table-cell table:formula="of:=AVERAGE([$'Raw Data'.H9];[$'Raw Data'.N9];[$'Raw Data'.T9])" office:value-type="float" office:value="767">
            <text:p>767</text:p>
          </table:table-cell>
          <table:table-cell/>
        </table:table-row>
        <table:table-row table:style-name="ro4">
          <table:table-cell table:formula="of:=[$'Raw Data'.A10]" office:value-type="time" office:time-value="PT00H03M00S">
            <text:p>00:03:00</text:p>
          </table:table-cell>
          <table:table-cell table:formula="of:=AVERAGE([$'Raw Data'.C10];[$'Raw Data'.I10];[$'Raw Data'.O10])" office:value-type="float" office:value="44">
            <text:p>44</text:p>
          </table:table-cell>
          <table:table-cell table:formula="of:=AVERAGE([$'Raw Data'.D10];[$'Raw Data'.J10];[$'Raw Data'.P10])" office:value-type="float" office:value="1407.33333333333">
            <text:p>1407</text:p>
          </table:table-cell>
          <table:table-cell table:formula="of:=AVERAGE([$'Raw Data'.E10];[$'Raw Data'.K10];[$'Raw Data'.Q10])" office:value-type="float" office:value="1315.66666666667">
            <text:p>1316</text:p>
          </table:table-cell>
          <table:table-cell table:formula="of:=AVERAGE([$'Raw Data'.F10];[$'Raw Data'.L10];[$'Raw Data'.R10])" office:value-type="float" office:value="1336.66666666667">
            <text:p>1337</text:p>
          </table:table-cell>
          <table:table-cell table:formula="of:=AVERAGE([$'Raw Data'.G10];[$'Raw Data'.M10];[$'Raw Data'.S10])" office:value-type="float" office:value="825.333333333333">
            <text:p>825</text:p>
          </table:table-cell>
          <table:table-cell table:formula="of:=AVERAGE([$'Raw Data'.H10];[$'Raw Data'.N10];[$'Raw Data'.T10])" office:value-type="float" office:value="768.333333333333">
            <text:p>768</text:p>
          </table:table-cell>
          <table:table-cell/>
        </table:table-row>
        <table:table-row table:style-name="ro4">
          <table:table-cell table:formula="of:=[$'Raw Data'.A11]" office:value-type="time" office:time-value="PT00H04M00S">
            <text:p>00:04:00</text:p>
          </table:table-cell>
          <table:table-cell table:formula="of:=AVERAGE([$'Raw Data'.C11];[$'Raw Data'.I11];[$'Raw Data'.O11])" office:value-type="float" office:value="34.6666666666667">
            <text:p>35</text:p>
          </table:table-cell>
          <table:table-cell table:formula="of:=AVERAGE([$'Raw Data'.D11];[$'Raw Data'.J11];[$'Raw Data'.P11])" office:value-type="float" office:value="1432.33333333333">
            <text:p>1432</text:p>
          </table:table-cell>
          <table:table-cell table:formula="of:=AVERAGE([$'Raw Data'.E11];[$'Raw Data'.K11];[$'Raw Data'.Q11])" office:value-type="float" office:value="1305.33333333333">
            <text:p>1305</text:p>
          </table:table-cell>
          <table:table-cell table:formula="of:=AVERAGE([$'Raw Data'.F11];[$'Raw Data'.L11];[$'Raw Data'.R11])" office:value-type="float" office:value="1345.66666666667">
            <text:p>1346</text:p>
          </table:table-cell>
          <table:table-cell table:formula="of:=AVERAGE([$'Raw Data'.G11];[$'Raw Data'.M11];[$'Raw Data'.S11])" office:value-type="float" office:value="831.666666666667">
            <text:p>832</text:p>
          </table:table-cell>
          <table:table-cell table:formula="of:=AVERAGE([$'Raw Data'.H11];[$'Raw Data'.N11];[$'Raw Data'.T11])" office:value-type="float" office:value="777.333333333333">
            <text:p>777</text:p>
          </table:table-cell>
          <table:table-cell/>
        </table:table-row>
        <table:table-row table:style-name="ro4">
          <table:table-cell table:formula="of:=[$'Raw Data'.A12]" office:value-type="time" office:time-value="PT00H05M00S">
            <text:p>00:05:00</text:p>
          </table:table-cell>
          <table:table-cell table:formula="of:=AVERAGE([$'Raw Data'.C12];[$'Raw Data'.I12];[$'Raw Data'.O12])" office:value-type="float" office:value="36">
            <text:p>36</text:p>
          </table:table-cell>
          <table:table-cell table:formula="of:=AVERAGE([$'Raw Data'.D12];[$'Raw Data'.J12];[$'Raw Data'.P12])" office:value-type="float" office:value="1450.33333333333">
            <text:p>1450</text:p>
          </table:table-cell>
          <table:table-cell table:formula="of:=AVERAGE([$'Raw Data'.E12];[$'Raw Data'.K12];[$'Raw Data'.Q12])" office:value-type="float" office:value="1297">
            <text:p>1297</text:p>
          </table:table-cell>
          <table:table-cell table:formula="of:=AVERAGE([$'Raw Data'.F12];[$'Raw Data'.L12];[$'Raw Data'.R12])" office:value-type="float" office:value="1330.66666666667">
            <text:p>1331</text:p>
          </table:table-cell>
          <table:table-cell table:formula="of:=AVERAGE([$'Raw Data'.G12];[$'Raw Data'.M12];[$'Raw Data'.S12])" office:value-type="float" office:value="825.333333333333">
            <text:p>825</text:p>
          </table:table-cell>
          <table:table-cell table:formula="of:=AVERAGE([$'Raw Data'.H12];[$'Raw Data'.N12];[$'Raw Data'.T12])" office:value-type="float" office:value="782">
            <text:p>782</text:p>
          </table:table-cell>
          <table:table-cell/>
        </table:table-row>
        <table:table-row table:style-name="ro4">
          <table:table-cell table:formula="of:=[$'Raw Data'.A13]" office:value-type="time" office:time-value="PT00H06M00S">
            <text:p>00:06:00</text:p>
          </table:table-cell>
          <table:table-cell table:formula="of:=AVERAGE([$'Raw Data'.C13];[$'Raw Data'.I13];[$'Raw Data'.O13])" office:value-type="float" office:value="34.3333333333333">
            <text:p>34</text:p>
          </table:table-cell>
          <table:table-cell table:formula="of:=AVERAGE([$'Raw Data'.D13];[$'Raw Data'.J13];[$'Raw Data'.P13])" office:value-type="float" office:value="1429.66666666667">
            <text:p>1430</text:p>
          </table:table-cell>
          <table:table-cell table:formula="of:=AVERAGE([$'Raw Data'.E13];[$'Raw Data'.K13];[$'Raw Data'.Q13])" office:value-type="float" office:value="1317">
            <text:p>1317</text:p>
          </table:table-cell>
          <table:table-cell table:formula="of:=AVERAGE([$'Raw Data'.F13];[$'Raw Data'.L13];[$'Raw Data'.R13])" office:value-type="float" office:value="1371">
            <text:p>1371</text:p>
          </table:table-cell>
          <table:table-cell table:formula="of:=AVERAGE([$'Raw Data'.G13];[$'Raw Data'.M13];[$'Raw Data'.S13])" office:value-type="float" office:value="827">
            <text:p>827</text:p>
          </table:table-cell>
          <table:table-cell table:formula="of:=AVERAGE([$'Raw Data'.H13];[$'Raw Data'.N13];[$'Raw Data'.T13])" office:value-type="float" office:value="789">
            <text:p>789</text:p>
          </table:table-cell>
          <table:table-cell/>
        </table:table-row>
        <table:table-row table:style-name="ro4">
          <table:table-cell table:formula="of:=[$'Raw Data'.A14]" office:value-type="time" office:time-value="PT00H07M00S">
            <text:p>00:07:00</text:p>
          </table:table-cell>
          <table:table-cell table:formula="of:=AVERAGE([$'Raw Data'.C14];[$'Raw Data'.I14];[$'Raw Data'.O14])" office:value-type="float" office:value="41.6666666666667">
            <text:p>42</text:p>
          </table:table-cell>
          <table:table-cell table:formula="of:=AVERAGE([$'Raw Data'.D14];[$'Raw Data'.J14];[$'Raw Data'.P14])" office:value-type="float" office:value="1449">
            <text:p>1449</text:p>
          </table:table-cell>
          <table:table-cell table:formula="of:=AVERAGE([$'Raw Data'.E14];[$'Raw Data'.K14];[$'Raw Data'.Q14])" office:value-type="float" office:value="1301">
            <text:p>1301</text:p>
          </table:table-cell>
          <table:table-cell table:formula="of:=AVERAGE([$'Raw Data'.F14];[$'Raw Data'.L14];[$'Raw Data'.R14])" office:value-type="float" office:value="1337.33333333333">
            <text:p>1337</text:p>
          </table:table-cell>
          <table:table-cell table:formula="of:=AVERAGE([$'Raw Data'.G14];[$'Raw Data'.M14];[$'Raw Data'.S14])" office:value-type="float" office:value="814.333333333333">
            <text:p>814</text:p>
          </table:table-cell>
          <table:table-cell table:formula="of:=AVERAGE([$'Raw Data'.H14];[$'Raw Data'.N14];[$'Raw Data'.T14])" office:value-type="float" office:value="780">
            <text:p>780</text:p>
          </table:table-cell>
          <table:table-cell/>
        </table:table-row>
        <table:table-row table:style-name="ro4">
          <table:table-cell table:formula="of:=[$'Raw Data'.A15]" office:value-type="time" office:time-value="PT00H08M00S">
            <text:p>00:08:00</text:p>
          </table:table-cell>
          <table:table-cell table:formula="of:=AVERAGE([$'Raw Data'.C15];[$'Raw Data'.I15];[$'Raw Data'.O15])" office:value-type="float" office:value="34.6666666666667">
            <text:p>35</text:p>
          </table:table-cell>
          <table:table-cell table:formula="of:=AVERAGE([$'Raw Data'.D15];[$'Raw Data'.J15];[$'Raw Data'.P15])" office:value-type="float" office:value="1425.33333333333">
            <text:p>1425</text:p>
          </table:table-cell>
          <table:table-cell table:formula="of:=AVERAGE([$'Raw Data'.E15];[$'Raw Data'.K15];[$'Raw Data'.Q15])" office:value-type="float" office:value="1306.33333333333">
            <text:p>1306</text:p>
          </table:table-cell>
          <table:table-cell table:formula="of:=AVERAGE([$'Raw Data'.F15];[$'Raw Data'.L15];[$'Raw Data'.R15])" office:value-type="float" office:value="1371">
            <text:p>1371</text:p>
          </table:table-cell>
          <table:table-cell table:formula="of:=AVERAGE([$'Raw Data'.G15];[$'Raw Data'.M15];[$'Raw Data'.S15])" office:value-type="float" office:value="826">
            <text:p>826</text:p>
          </table:table-cell>
          <table:table-cell table:formula="of:=AVERAGE([$'Raw Data'.H15];[$'Raw Data'.N15];[$'Raw Data'.T15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16]" office:value-type="time" office:time-value="PT00H09M00S">
            <text:p>00:09:00</text:p>
          </table:table-cell>
          <table:table-cell table:formula="of:=AVERAGE([$'Raw Data'.C16];[$'Raw Data'.I16];[$'Raw Data'.O16])" office:value-type="float" office:value="34.3333333333333">
            <text:p>34</text:p>
          </table:table-cell>
          <table:table-cell table:formula="of:=AVERAGE([$'Raw Data'.D16];[$'Raw Data'.J16];[$'Raw Data'.P16])" office:value-type="float" office:value="1423.66666666667">
            <text:p>1424</text:p>
          </table:table-cell>
          <table:table-cell table:formula="of:=AVERAGE([$'Raw Data'.E16];[$'Raw Data'.K16];[$'Raw Data'.Q16])" office:value-type="float" office:value="1274">
            <text:p>1274</text:p>
          </table:table-cell>
          <table:table-cell table:formula="of:=AVERAGE([$'Raw Data'.F16];[$'Raw Data'.L16];[$'Raw Data'.R16])" office:value-type="float" office:value="1374.33333333333">
            <text:p>1374</text:p>
          </table:table-cell>
          <table:table-cell table:formula="of:=AVERAGE([$'Raw Data'.G16];[$'Raw Data'.M16];[$'Raw Data'.S16])" office:value-type="float" office:value="822.666666666667">
            <text:p>823</text:p>
          </table:table-cell>
          <table:table-cell table:formula="of:=AVERAGE([$'Raw Data'.H16];[$'Raw Data'.N16];[$'Raw Data'.T16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17]" office:value-type="time" office:time-value="PT00H10M00S">
            <text:p>00:10:00</text:p>
          </table:table-cell>
          <table:table-cell table:formula="of:=AVERAGE([$'Raw Data'.C17];[$'Raw Data'.I17];[$'Raw Data'.O17])" office:value-type="float" office:value="39">
            <text:p>39</text:p>
          </table:table-cell>
          <table:table-cell table:formula="of:=AVERAGE([$'Raw Data'.D17];[$'Raw Data'.J17];[$'Raw Data'.P17])" office:value-type="float" office:value="1418.33333333333">
            <text:p>1418</text:p>
          </table:table-cell>
          <table:table-cell table:formula="of:=AVERAGE([$'Raw Data'.E17];[$'Raw Data'.K17];[$'Raw Data'.Q17])" office:value-type="float" office:value="1331">
            <text:p>1331</text:p>
          </table:table-cell>
          <table:table-cell table:formula="of:=AVERAGE([$'Raw Data'.F17];[$'Raw Data'.L17];[$'Raw Data'.R17])" office:value-type="float" office:value="1346.66666666667">
            <text:p>1347</text:p>
          </table:table-cell>
          <table:table-cell table:formula="of:=AVERAGE([$'Raw Data'.G17];[$'Raw Data'.M17];[$'Raw Data'.S17])" office:value-type="float" office:value="813.333333333333">
            <text:p>813</text:p>
          </table:table-cell>
          <table:table-cell table:formula="of:=AVERAGE([$'Raw Data'.H17];[$'Raw Data'.N17];[$'Raw Data'.T17])" office:value-type="float" office:value="782">
            <text:p>782</text:p>
          </table:table-cell>
          <table:table-cell/>
        </table:table-row>
        <table:table-row table:style-name="ro4">
          <table:table-cell table:formula="of:=[$'Raw Data'.A18]" office:value-type="time" office:time-value="PT00H11M00S">
            <text:p>00:11:00</text:p>
          </table:table-cell>
          <table:table-cell table:formula="of:=AVERAGE([$'Raw Data'.C18];[$'Raw Data'.I18];[$'Raw Data'.O18])" office:value-type="float" office:value="37.6666666666667">
            <text:p>38</text:p>
          </table:table-cell>
          <table:table-cell table:formula="of:=AVERAGE([$'Raw Data'.D18];[$'Raw Data'.J18];[$'Raw Data'.P18])" office:value-type="float" office:value="1445.66666666667">
            <text:p>1446</text:p>
          </table:table-cell>
          <table:table-cell table:formula="of:=AVERAGE([$'Raw Data'.E18];[$'Raw Data'.K18];[$'Raw Data'.Q18])" office:value-type="float" office:value="1318.66666666667">
            <text:p>1319</text:p>
          </table:table-cell>
          <table:table-cell table:formula="of:=AVERAGE([$'Raw Data'.F18];[$'Raw Data'.L18];[$'Raw Data'.R18])" office:value-type="float" office:value="1360.66666666667">
            <text:p>1361</text:p>
          </table:table-cell>
          <table:table-cell table:formula="of:=AVERAGE([$'Raw Data'.G18];[$'Raw Data'.M18];[$'Raw Data'.S18])" office:value-type="float" office:value="822.333333333333">
            <text:p>822</text:p>
          </table:table-cell>
          <table:table-cell table:formula="of:=AVERAGE([$'Raw Data'.H18];[$'Raw Data'.N18];[$'Raw Data'.T18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19]" office:value-type="time" office:time-value="PT00H12M00S">
            <text:p>00:12:00</text:p>
          </table:table-cell>
          <table:table-cell table:formula="of:=AVERAGE([$'Raw Data'.C19];[$'Raw Data'.I19];[$'Raw Data'.O19])" office:value-type="float" office:value="37.6666666666667">
            <text:p>38</text:p>
          </table:table-cell>
          <table:table-cell table:formula="of:=AVERAGE([$'Raw Data'.D19];[$'Raw Data'.J19];[$'Raw Data'.P19])" office:value-type="float" office:value="1446">
            <text:p>1446</text:p>
          </table:table-cell>
          <table:table-cell table:formula="of:=AVERAGE([$'Raw Data'.E19];[$'Raw Data'.K19];[$'Raw Data'.Q19])" office:value-type="float" office:value="1292">
            <text:p>1292</text:p>
          </table:table-cell>
          <table:table-cell table:formula="of:=AVERAGE([$'Raw Data'.F19];[$'Raw Data'.L19];[$'Raw Data'.R19])" office:value-type="float" office:value="1351">
            <text:p>1351</text:p>
          </table:table-cell>
          <table:table-cell table:formula="of:=AVERAGE([$'Raw Data'.G19];[$'Raw Data'.M19];[$'Raw Data'.S19])" office:value-type="float" office:value="833.666666666667">
            <text:p>834</text:p>
          </table:table-cell>
          <table:table-cell table:formula="of:=AVERAGE([$'Raw Data'.H19];[$'Raw Data'.N19];[$'Raw Data'.T19])" office:value-type="float" office:value="774.333333333333">
            <text:p>774</text:p>
          </table:table-cell>
          <table:table-cell/>
        </table:table-row>
        <table:table-row table:style-name="ro4">
          <table:table-cell table:formula="of:=[$'Raw Data'.A20]" office:value-type="time" office:time-value="PT00H13M00S">
            <text:p>00:13:00</text:p>
          </table:table-cell>
          <table:table-cell table:formula="of:=AVERAGE([$'Raw Data'.C20];[$'Raw Data'.I20];[$'Raw Data'.O20])" office:value-type="float" office:value="39.6666666666667">
            <text:p>40</text:p>
          </table:table-cell>
          <table:table-cell table:formula="of:=AVERAGE([$'Raw Data'.D20];[$'Raw Data'.J20];[$'Raw Data'.P20])" office:value-type="float" office:value="1433.66666666667">
            <text:p>1434</text:p>
          </table:table-cell>
          <table:table-cell table:formula="of:=AVERAGE([$'Raw Data'.E20];[$'Raw Data'.K20];[$'Raw Data'.Q20])" office:value-type="float" office:value="1290">
            <text:p>1290</text:p>
          </table:table-cell>
          <table:table-cell table:formula="of:=AVERAGE([$'Raw Data'.F20];[$'Raw Data'.L20];[$'Raw Data'.R20])" office:value-type="float" office:value="1353">
            <text:p>1353</text:p>
          </table:table-cell>
          <table:table-cell table:formula="of:=AVERAGE([$'Raw Data'.G20];[$'Raw Data'.M20];[$'Raw Data'.S20])" office:value-type="float" office:value="825.666666666667">
            <text:p>826</text:p>
          </table:table-cell>
          <table:table-cell table:formula="of:=AVERAGE([$'Raw Data'.H20];[$'Raw Data'.N20];[$'Raw Data'.T20])" office:value-type="float" office:value="777">
            <text:p>777</text:p>
          </table:table-cell>
          <table:table-cell/>
        </table:table-row>
        <table:table-row table:style-name="ro4">
          <table:table-cell table:formula="of:=[$'Raw Data'.A21]" office:value-type="time" office:time-value="PT00H14M00S">
            <text:p>00:14:00</text:p>
          </table:table-cell>
          <table:table-cell table:formula="of:=AVERAGE([$'Raw Data'.C21];[$'Raw Data'.I21];[$'Raw Data'.O21])" office:value-type="float" office:value="34.6666666666667">
            <text:p>35</text:p>
          </table:table-cell>
          <table:table-cell table:formula="of:=AVERAGE([$'Raw Data'.D21];[$'Raw Data'.J21];[$'Raw Data'.P21])" office:value-type="float" office:value="1466.33333333333">
            <text:p>1466</text:p>
          </table:table-cell>
          <table:table-cell table:formula="of:=AVERAGE([$'Raw Data'.E21];[$'Raw Data'.K21];[$'Raw Data'.Q21])" office:value-type="float" office:value="1343">
            <text:p>1343</text:p>
          </table:table-cell>
          <table:table-cell table:formula="of:=AVERAGE([$'Raw Data'.F21];[$'Raw Data'.L21];[$'Raw Data'.R21])" office:value-type="float" office:value="1342">
            <text:p>1342</text:p>
          </table:table-cell>
          <table:table-cell table:formula="of:=AVERAGE([$'Raw Data'.G21];[$'Raw Data'.M21];[$'Raw Data'.S21])" office:value-type="float" office:value="818">
            <text:p>818</text:p>
          </table:table-cell>
          <table:table-cell table:formula="of:=AVERAGE([$'Raw Data'.H21];[$'Raw Data'.N21];[$'Raw Data'.T21])" office:value-type="float" office:value="774.333333333333">
            <text:p>774</text:p>
          </table:table-cell>
          <table:table-cell/>
        </table:table-row>
        <table:table-row table:style-name="ro4">
          <table:table-cell table:formula="of:=[$'Raw Data'.A22]" office:value-type="time" office:time-value="PT00H15M00S">
            <text:p>00:15:00</text:p>
          </table:table-cell>
          <table:table-cell table:formula="of:=AVERAGE([$'Raw Data'.C22];[$'Raw Data'.I22];[$'Raw Data'.O22])" office:value-type="float" office:value="37.3333333333333">
            <text:p>37</text:p>
          </table:table-cell>
          <table:table-cell table:formula="of:=AVERAGE([$'Raw Data'.D22];[$'Raw Data'.J22];[$'Raw Data'.P22])" office:value-type="float" office:value="1455.33333333333">
            <text:p>1455</text:p>
          </table:table-cell>
          <table:table-cell table:formula="of:=AVERAGE([$'Raw Data'.E22];[$'Raw Data'.K22];[$'Raw Data'.Q22])" office:value-type="float" office:value="1323">
            <text:p>1323</text:p>
          </table:table-cell>
          <table:table-cell table:formula="of:=AVERAGE([$'Raw Data'.F22];[$'Raw Data'.L22];[$'Raw Data'.R22])" office:value-type="float" office:value="1321.66666666667">
            <text:p>1322</text:p>
          </table:table-cell>
          <table:table-cell table:formula="of:=AVERAGE([$'Raw Data'.G22];[$'Raw Data'.M22];[$'Raw Data'.S22])" office:value-type="float" office:value="830">
            <text:p>830</text:p>
          </table:table-cell>
          <table:table-cell table:formula="of:=AVERAGE([$'Raw Data'.H22];[$'Raw Data'.N22];[$'Raw Data'.T22])" office:value-type="float" office:value="765.666666666667">
            <text:p>766</text:p>
          </table:table-cell>
          <table:table-cell/>
        </table:table-row>
        <table:table-row table:style-name="ro4">
          <table:table-cell table:formula="of:=[$'Raw Data'.A23]" office:value-type="time" office:time-value="PT00H16M00S">
            <text:p>00:16:00</text:p>
          </table:table-cell>
          <table:table-cell table:formula="of:=AVERAGE([$'Raw Data'.C23];[$'Raw Data'.I23];[$'Raw Data'.O23])" office:value-type="float" office:value="37.6666666666667">
            <text:p>38</text:p>
          </table:table-cell>
          <table:table-cell table:formula="of:=AVERAGE([$'Raw Data'.D23];[$'Raw Data'.J23];[$'Raw Data'.P23])" office:value-type="float" office:value="1425">
            <text:p>1425</text:p>
          </table:table-cell>
          <table:table-cell table:formula="of:=AVERAGE([$'Raw Data'.E23];[$'Raw Data'.K23];[$'Raw Data'.Q23])" office:value-type="float" office:value="1305.66666666667">
            <text:p>1306</text:p>
          </table:table-cell>
          <table:table-cell table:formula="of:=AVERAGE([$'Raw Data'.F23];[$'Raw Data'.L23];[$'Raw Data'.R23])" office:value-type="float" office:value="1359">
            <text:p>1359</text:p>
          </table:table-cell>
          <table:table-cell table:formula="of:=AVERAGE([$'Raw Data'.G23];[$'Raw Data'.M23];[$'Raw Data'.S23])" office:value-type="float" office:value="829">
            <text:p>829</text:p>
          </table:table-cell>
          <table:table-cell table:formula="of:=AVERAGE([$'Raw Data'.H23];[$'Raw Data'.N23];[$'Raw Data'.T23])" office:value-type="float" office:value="786">
            <text:p>786</text:p>
          </table:table-cell>
          <table:table-cell/>
        </table:table-row>
        <table:table-row table:style-name="ro4">
          <table:table-cell table:formula="of:=[$'Raw Data'.A24]" office:value-type="time" office:time-value="PT00H17M00S">
            <text:p>00:17:00</text:p>
          </table:table-cell>
          <table:table-cell table:formula="of:=AVERAGE([$'Raw Data'.C24];[$'Raw Data'.I24];[$'Raw Data'.O24])" office:value-type="float" office:value="37.6666666666667">
            <text:p>38</text:p>
          </table:table-cell>
          <table:table-cell table:formula="of:=AVERAGE([$'Raw Data'.D24];[$'Raw Data'.J24];[$'Raw Data'.P24])" office:value-type="float" office:value="1445">
            <text:p>1445</text:p>
          </table:table-cell>
          <table:table-cell table:formula="of:=AVERAGE([$'Raw Data'.E24];[$'Raw Data'.K24];[$'Raw Data'.Q24])" office:value-type="float" office:value="1317">
            <text:p>1317</text:p>
          </table:table-cell>
          <table:table-cell table:formula="of:=AVERAGE([$'Raw Data'.F24];[$'Raw Data'.L24];[$'Raw Data'.R24])" office:value-type="float" office:value="1373">
            <text:p>1373</text:p>
          </table:table-cell>
          <table:table-cell table:formula="of:=AVERAGE([$'Raw Data'.G24];[$'Raw Data'.M24];[$'Raw Data'.S24])" office:value-type="float" office:value="844.666666666667">
            <text:p>845</text:p>
          </table:table-cell>
          <table:table-cell table:formula="of:=AVERAGE([$'Raw Data'.H24];[$'Raw Data'.N24];[$'Raw Data'.T24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25]" office:value-type="time" office:time-value="PT00H18M00S">
            <text:p>00:18:00</text:p>
          </table:table-cell>
          <table:table-cell table:formula="of:=AVERAGE([$'Raw Data'.C25];[$'Raw Data'.I25];[$'Raw Data'.O25])" office:value-type="float" office:value="36.3333333333333">
            <text:p>36</text:p>
          </table:table-cell>
          <table:table-cell table:formula="of:=AVERAGE([$'Raw Data'.D25];[$'Raw Data'.J25];[$'Raw Data'.P25])" office:value-type="float" office:value="1434.33333333333">
            <text:p>1434</text:p>
          </table:table-cell>
          <table:table-cell table:formula="of:=AVERAGE([$'Raw Data'.E25];[$'Raw Data'.K25];[$'Raw Data'.Q25])" office:value-type="float" office:value="1311.66666666667">
            <text:p>1312</text:p>
          </table:table-cell>
          <table:table-cell table:formula="of:=AVERAGE([$'Raw Data'.F25];[$'Raw Data'.L25];[$'Raw Data'.R25])" office:value-type="float" office:value="1347.66666666667">
            <text:p>1348</text:p>
          </table:table-cell>
          <table:table-cell table:formula="of:=AVERAGE([$'Raw Data'.G25];[$'Raw Data'.M25];[$'Raw Data'.S25])" office:value-type="float" office:value="824">
            <text:p>824</text:p>
          </table:table-cell>
          <table:table-cell table:formula="of:=AVERAGE([$'Raw Data'.H25];[$'Raw Data'.N25];[$'Raw Data'.T25])" office:value-type="float" office:value="777.666666666667">
            <text:p>778</text:p>
          </table:table-cell>
          <table:table-cell/>
        </table:table-row>
        <table:table-row table:style-name="ro4">
          <table:table-cell table:formula="of:=[$'Raw Data'.A26]" office:value-type="time" office:time-value="PT00H19M00S">
            <text:p>00:19:00</text:p>
          </table:table-cell>
          <table:table-cell table:formula="of:=AVERAGE([$'Raw Data'.C26];[$'Raw Data'.I26];[$'Raw Data'.O26])" office:value-type="float" office:value="39">
            <text:p>39</text:p>
          </table:table-cell>
          <table:table-cell table:formula="of:=AVERAGE([$'Raw Data'.D26];[$'Raw Data'.J26];[$'Raw Data'.P26])" office:value-type="float" office:value="1440.66666666667">
            <text:p>1441</text:p>
          </table:table-cell>
          <table:table-cell table:formula="of:=AVERAGE([$'Raw Data'.E26];[$'Raw Data'.K26];[$'Raw Data'.Q26])" office:value-type="float" office:value="1308.33333333333">
            <text:p>1308</text:p>
          </table:table-cell>
          <table:table-cell table:formula="of:=AVERAGE([$'Raw Data'.F26];[$'Raw Data'.L26];[$'Raw Data'.R26])" office:value-type="float" office:value="1338">
            <text:p>1338</text:p>
          </table:table-cell>
          <table:table-cell table:formula="of:=AVERAGE([$'Raw Data'.G26];[$'Raw Data'.M26];[$'Raw Data'.S26])" office:value-type="float" office:value="834.333333333333">
            <text:p>834</text:p>
          </table:table-cell>
          <table:table-cell table:formula="of:=AVERAGE([$'Raw Data'.H26];[$'Raw Data'.N26];[$'Raw Data'.T26])" office:value-type="float" office:value="779.333333333333">
            <text:p>779</text:p>
          </table:table-cell>
          <table:table-cell/>
        </table:table-row>
        <table:table-row table:style-name="ro4">
          <table:table-cell table:formula="of:=[$'Raw Data'.A27]" office:value-type="time" office:time-value="PT00H20M00S">
            <text:p>00:20:00</text:p>
          </table:table-cell>
          <table:table-cell table:formula="of:=AVERAGE([$'Raw Data'.C27];[$'Raw Data'.I27];[$'Raw Data'.O27])" office:value-type="float" office:value="37.3333333333333">
            <text:p>37</text:p>
          </table:table-cell>
          <table:table-cell table:formula="of:=AVERAGE([$'Raw Data'.D27];[$'Raw Data'.J27];[$'Raw Data'.P27])" office:value-type="float" office:value="1419.33333333333">
            <text:p>1419</text:p>
          </table:table-cell>
          <table:table-cell table:formula="of:=AVERAGE([$'Raw Data'.E27];[$'Raw Data'.K27];[$'Raw Data'.Q27])" office:value-type="float" office:value="1315">
            <text:p>1315</text:p>
          </table:table-cell>
          <table:table-cell table:formula="of:=AVERAGE([$'Raw Data'.F27];[$'Raw Data'.L27];[$'Raw Data'.R27])" office:value-type="float" office:value="1392">
            <text:p>1392</text:p>
          </table:table-cell>
          <table:table-cell table:formula="of:=AVERAGE([$'Raw Data'.G27];[$'Raw Data'.M27];[$'Raw Data'.S27])" office:value-type="float" office:value="807">
            <text:p>807</text:p>
          </table:table-cell>
          <table:table-cell table:formula="of:=AVERAGE([$'Raw Data'.H27];[$'Raw Data'.N27];[$'Raw Data'.T27])" office:value-type="float" office:value="759.666666666667">
            <text:p>760</text:p>
          </table:table-cell>
          <table:table-cell/>
        </table:table-row>
        <table:table-row table:style-name="ro4">
          <table:table-cell table:formula="of:=[$'Raw Data'.A28]" office:value-type="time" office:time-value="PT00H21M00S">
            <text:p>00:21:00</text:p>
          </table:table-cell>
          <table:table-cell table:formula="of:=AVERAGE([$'Raw Data'.C28];[$'Raw Data'.I28];[$'Raw Data'.O28])" office:value-type="float" office:value="36">
            <text:p>36</text:p>
          </table:table-cell>
          <table:table-cell table:formula="of:=AVERAGE([$'Raw Data'.D28];[$'Raw Data'.J28];[$'Raw Data'.P28])" office:value-type="float" office:value="1447.66666666667">
            <text:p>1448</text:p>
          </table:table-cell>
          <table:table-cell table:formula="of:=AVERAGE([$'Raw Data'.E28];[$'Raw Data'.K28];[$'Raw Data'.Q28])" office:value-type="float" office:value="1333.33333333333">
            <text:p>1333</text:p>
          </table:table-cell>
          <table:table-cell table:formula="of:=AVERAGE([$'Raw Data'.F28];[$'Raw Data'.L28];[$'Raw Data'.R28])" office:value-type="float" office:value="1366.33333333333">
            <text:p>1366</text:p>
          </table:table-cell>
          <table:table-cell table:formula="of:=AVERAGE([$'Raw Data'.G28];[$'Raw Data'.M28];[$'Raw Data'.S28])" office:value-type="float" office:value="824">
            <text:p>824</text:p>
          </table:table-cell>
          <table:table-cell table:formula="of:=AVERAGE([$'Raw Data'.H28];[$'Raw Data'.N28];[$'Raw Data'.T28])" office:value-type="float" office:value="783.333333333333">
            <text:p>783</text:p>
          </table:table-cell>
          <table:table-cell/>
        </table:table-row>
        <table:table-row table:style-name="ro4">
          <table:table-cell table:formula="of:=[$'Raw Data'.A29]" office:value-type="time" office:time-value="PT00H22M00S">
            <text:p>00:22:00</text:p>
          </table:table-cell>
          <table:table-cell table:formula="of:=AVERAGE([$'Raw Data'.C29];[$'Raw Data'.I29];[$'Raw Data'.O29])" office:value-type="float" office:value="37.6666666666667">
            <text:p>38</text:p>
          </table:table-cell>
          <table:table-cell table:formula="of:=AVERAGE([$'Raw Data'.D29];[$'Raw Data'.J29];[$'Raw Data'.P29])" office:value-type="float" office:value="1436.33333333333">
            <text:p>1436</text:p>
          </table:table-cell>
          <table:table-cell table:formula="of:=AVERAGE([$'Raw Data'.E29];[$'Raw Data'.K29];[$'Raw Data'.Q29])" office:value-type="float" office:value="1321">
            <text:p>1321</text:p>
          </table:table-cell>
          <table:table-cell table:formula="of:=AVERAGE([$'Raw Data'.F29];[$'Raw Data'.L29];[$'Raw Data'.R29])" office:value-type="float" office:value="1337">
            <text:p>1337</text:p>
          </table:table-cell>
          <table:table-cell table:formula="of:=AVERAGE([$'Raw Data'.G29];[$'Raw Data'.M29];[$'Raw Data'.S29])" office:value-type="float" office:value="826">
            <text:p>826</text:p>
          </table:table-cell>
          <table:table-cell table:formula="of:=AVERAGE([$'Raw Data'.H29];[$'Raw Data'.N29];[$'Raw Data'.T29])" office:value-type="float" office:value="762.333333333333">
            <text:p>762</text:p>
          </table:table-cell>
          <table:table-cell/>
        </table:table-row>
        <table:table-row table:style-name="ro4">
          <table:table-cell table:formula="of:=[$'Raw Data'.A30]" office:value-type="time" office:time-value="PT00H23M00S">
            <text:p>00:23:00</text:p>
          </table:table-cell>
          <table:table-cell table:formula="of:=AVERAGE([$'Raw Data'.C30];[$'Raw Data'.I30];[$'Raw Data'.O30])" office:value-type="float" office:value="38.6666666666667">
            <text:p>39</text:p>
          </table:table-cell>
          <table:table-cell table:formula="of:=AVERAGE([$'Raw Data'.D30];[$'Raw Data'.J30];[$'Raw Data'.P30])" office:value-type="float" office:value="1478">
            <text:p>1478</text:p>
          </table:table-cell>
          <table:table-cell table:formula="of:=AVERAGE([$'Raw Data'.E30];[$'Raw Data'.K30];[$'Raw Data'.Q30])" office:value-type="float" office:value="1312">
            <text:p>1312</text:p>
          </table:table-cell>
          <table:table-cell table:formula="of:=AVERAGE([$'Raw Data'.F30];[$'Raw Data'.L30];[$'Raw Data'.R30])" office:value-type="float" office:value="1332.66666666667">
            <text:p>1333</text:p>
          </table:table-cell>
          <table:table-cell table:formula="of:=AVERAGE([$'Raw Data'.G30];[$'Raw Data'.M30];[$'Raw Data'.S30])" office:value-type="float" office:value="821">
            <text:p>821</text:p>
          </table:table-cell>
          <table:table-cell table:formula="of:=AVERAGE([$'Raw Data'.H30];[$'Raw Data'.N30];[$'Raw Data'.T30])" office:value-type="float" office:value="762">
            <text:p>762</text:p>
          </table:table-cell>
          <table:table-cell/>
        </table:table-row>
        <table:table-row table:style-name="ro4">
          <table:table-cell table:formula="of:=[$'Raw Data'.A31]" office:value-type="time" office:time-value="PT00H24M00S">
            <text:p>00:24:00</text:p>
          </table:table-cell>
          <table:table-cell table:formula="of:=AVERAGE([$'Raw Data'.C31];[$'Raw Data'.I31];[$'Raw Data'.O31])" office:value-type="float" office:value="37">
            <text:p>37</text:p>
          </table:table-cell>
          <table:table-cell table:formula="of:=AVERAGE([$'Raw Data'.D31];[$'Raw Data'.J31];[$'Raw Data'.P31])" office:value-type="float" office:value="1433.66666666667">
            <text:p>1434</text:p>
          </table:table-cell>
          <table:table-cell table:formula="of:=AVERAGE([$'Raw Data'.E31];[$'Raw Data'.K31];[$'Raw Data'.Q31])" office:value-type="float" office:value="1320.33333333333">
            <text:p>1320</text:p>
          </table:table-cell>
          <table:table-cell table:formula="of:=AVERAGE([$'Raw Data'.F31];[$'Raw Data'.L31];[$'Raw Data'.R31])" office:value-type="float" office:value="1361.33333333333">
            <text:p>1361</text:p>
          </table:table-cell>
          <table:table-cell table:formula="of:=AVERAGE([$'Raw Data'.G31];[$'Raw Data'.M31];[$'Raw Data'.S31])" office:value-type="float" office:value="836.333333333333">
            <text:p>836</text:p>
          </table:table-cell>
          <table:table-cell table:formula="of:=AVERAGE([$'Raw Data'.H31];[$'Raw Data'.N31];[$'Raw Data'.T31])" office:value-type="float" office:value="772">
            <text:p>772</text:p>
          </table:table-cell>
          <table:table-cell/>
        </table:table-row>
        <table:table-row table:style-name="ro4">
          <table:table-cell table:formula="of:=[$'Raw Data'.A32]" office:value-type="time" office:time-value="PT00H25M00S">
            <text:p>00:25:00</text:p>
          </table:table-cell>
          <table:table-cell table:formula="of:=AVERAGE([$'Raw Data'.C32];[$'Raw Data'.I32];[$'Raw Data'.O32])" office:value-type="float" office:value="35">
            <text:p>35</text:p>
          </table:table-cell>
          <table:table-cell table:formula="of:=AVERAGE([$'Raw Data'.D32];[$'Raw Data'.J32];[$'Raw Data'.P32])" office:value-type="float" office:value="1429">
            <text:p>1429</text:p>
          </table:table-cell>
          <table:table-cell table:formula="of:=AVERAGE([$'Raw Data'.E32];[$'Raw Data'.K32];[$'Raw Data'.Q32])" office:value-type="float" office:value="1296.66666666667">
            <text:p>1297</text:p>
          </table:table-cell>
          <table:table-cell table:formula="of:=AVERAGE([$'Raw Data'.F32];[$'Raw Data'.L32];[$'Raw Data'.R32])" office:value-type="float" office:value="1349.66666666667">
            <text:p>1350</text:p>
          </table:table-cell>
          <table:table-cell table:formula="of:=AVERAGE([$'Raw Data'.G32];[$'Raw Data'.M32];[$'Raw Data'.S32])" office:value-type="float" office:value="840">
            <text:p>840</text:p>
          </table:table-cell>
          <table:table-cell table:formula="of:=AVERAGE([$'Raw Data'.H32];[$'Raw Data'.N32];[$'Raw Data'.T32])" office:value-type="float" office:value="763.666666666667">
            <text:p>764</text:p>
          </table:table-cell>
          <table:table-cell/>
        </table:table-row>
        <table:table-row table:style-name="ro4">
          <table:table-cell table:formula="of:=[$'Raw Data'.A33]" office:value-type="time" office:time-value="PT00H26M00S">
            <text:p>00:26:00</text:p>
          </table:table-cell>
          <table:table-cell table:formula="of:=AVERAGE([$'Raw Data'.C33];[$'Raw Data'.I33];[$'Raw Data'.O33])" office:value-type="float" office:value="36.3333333333333">
            <text:p>36</text:p>
          </table:table-cell>
          <table:table-cell table:formula="of:=AVERAGE([$'Raw Data'.D33];[$'Raw Data'.J33];[$'Raw Data'.P33])" office:value-type="float" office:value="1424.33333333333">
            <text:p>1424</text:p>
          </table:table-cell>
          <table:table-cell table:formula="of:=AVERAGE([$'Raw Data'.E33];[$'Raw Data'.K33];[$'Raw Data'.Q33])" office:value-type="float" office:value="1335.33333333333">
            <text:p>1335</text:p>
          </table:table-cell>
          <table:table-cell table:formula="of:=AVERAGE([$'Raw Data'.F33];[$'Raw Data'.L33];[$'Raw Data'.R33])" office:value-type="float" office:value="1329">
            <text:p>1329</text:p>
          </table:table-cell>
          <table:table-cell table:formula="of:=AVERAGE([$'Raw Data'.G33];[$'Raw Data'.M33];[$'Raw Data'.S33])" office:value-type="float" office:value="821">
            <text:p>821</text:p>
          </table:table-cell>
          <table:table-cell table:formula="of:=AVERAGE([$'Raw Data'.H33];[$'Raw Data'.N33];[$'Raw Data'.T33])" office:value-type="float" office:value="760.333333333333">
            <text:p>760</text:p>
          </table:table-cell>
          <table:table-cell/>
        </table:table-row>
        <table:table-row table:style-name="ro4">
          <table:table-cell table:formula="of:=[$'Raw Data'.A34]" office:value-type="time" office:time-value="PT00H27M00S">
            <text:p>00:27:00</text:p>
          </table:table-cell>
          <table:table-cell table:formula="of:=AVERAGE([$'Raw Data'.C34];[$'Raw Data'.I34];[$'Raw Data'.O34])" office:value-type="float" office:value="37">
            <text:p>37</text:p>
          </table:table-cell>
          <table:table-cell table:formula="of:=AVERAGE([$'Raw Data'.D34];[$'Raw Data'.J34];[$'Raw Data'.P34])" office:value-type="float" office:value="1436.66666666667">
            <text:p>1437</text:p>
          </table:table-cell>
          <table:table-cell table:formula="of:=AVERAGE([$'Raw Data'.E34];[$'Raw Data'.K34];[$'Raw Data'.Q34])" office:value-type="float" office:value="1323">
            <text:p>1323</text:p>
          </table:table-cell>
          <table:table-cell table:formula="of:=AVERAGE([$'Raw Data'.F34];[$'Raw Data'.L34];[$'Raw Data'.R34])" office:value-type="float" office:value="1329">
            <text:p>1329</text:p>
          </table:table-cell>
          <table:table-cell table:formula="of:=AVERAGE([$'Raw Data'.G34];[$'Raw Data'.M34];[$'Raw Data'.S34])" office:value-type="float" office:value="815.333333333333">
            <text:p>815</text:p>
          </table:table-cell>
          <table:table-cell table:formula="of:=AVERAGE([$'Raw Data'.H34];[$'Raw Data'.N34];[$'Raw Data'.T34])" office:value-type="float" office:value="790">
            <text:p>790</text:p>
          </table:table-cell>
          <table:table-cell/>
        </table:table-row>
        <table:table-row table:style-name="ro4">
          <table:table-cell table:formula="of:=[$'Raw Data'.A35]" office:value-type="time" office:time-value="PT00H28M00S">
            <text:p>00:28:00</text:p>
          </table:table-cell>
          <table:table-cell table:formula="of:=AVERAGE([$'Raw Data'.C35];[$'Raw Data'.I35];[$'Raw Data'.O35])" office:value-type="float" office:value="37">
            <text:p>37</text:p>
          </table:table-cell>
          <table:table-cell table:formula="of:=AVERAGE([$'Raw Data'.D35];[$'Raw Data'.J35];[$'Raw Data'.P35])" office:value-type="float" office:value="1464.33333333333">
            <text:p>1464</text:p>
          </table:table-cell>
          <table:table-cell table:formula="of:=AVERAGE([$'Raw Data'.E35];[$'Raw Data'.K35];[$'Raw Data'.Q35])" office:value-type="float" office:value="1327.33333333333">
            <text:p>1327</text:p>
          </table:table-cell>
          <table:table-cell table:formula="of:=AVERAGE([$'Raw Data'.F35];[$'Raw Data'.L35];[$'Raw Data'.R35])" office:value-type="float" office:value="1329">
            <text:p>1329</text:p>
          </table:table-cell>
          <table:table-cell table:formula="of:=AVERAGE([$'Raw Data'.G35];[$'Raw Data'.M35];[$'Raw Data'.S35])" office:value-type="float" office:value="811.333333333333">
            <text:p>811</text:p>
          </table:table-cell>
          <table:table-cell table:formula="of:=AVERAGE([$'Raw Data'.H35];[$'Raw Data'.N35];[$'Raw Data'.T35])" office:value-type="float" office:value="775.666666666667">
            <text:p>776</text:p>
          </table:table-cell>
          <table:table-cell/>
        </table:table-row>
        <table:table-row table:style-name="ro4">
          <table:table-cell table:formula="of:=[$'Raw Data'.A36]" office:value-type="time" office:time-value="PT00H29M00S">
            <text:p>00:29:00</text:p>
          </table:table-cell>
          <table:table-cell table:formula="of:=AVERAGE([$'Raw Data'.C36];[$'Raw Data'.I36];[$'Raw Data'.O36])" office:value-type="float" office:value="36">
            <text:p>36</text:p>
          </table:table-cell>
          <table:table-cell table:formula="of:=AVERAGE([$'Raw Data'.D36];[$'Raw Data'.J36];[$'Raw Data'.P36])" office:value-type="float" office:value="1430">
            <text:p>1430</text:p>
          </table:table-cell>
          <table:table-cell table:formula="of:=AVERAGE([$'Raw Data'.E36];[$'Raw Data'.K36];[$'Raw Data'.Q36])" office:value-type="float" office:value="1321">
            <text:p>1321</text:p>
          </table:table-cell>
          <table:table-cell table:formula="of:=AVERAGE([$'Raw Data'.F36];[$'Raw Data'.L36];[$'Raw Data'.R36])" office:value-type="float" office:value="1344">
            <text:p>1344</text:p>
          </table:table-cell>
          <table:table-cell table:formula="of:=AVERAGE([$'Raw Data'.G36];[$'Raw Data'.M36];[$'Raw Data'.S36])" office:value-type="float" office:value="834.666666666667">
            <text:p>835</text:p>
          </table:table-cell>
          <table:table-cell table:formula="of:=AVERAGE([$'Raw Data'.H36];[$'Raw Data'.N36];[$'Raw Data'.T36])" office:value-type="float" office:value="773.333333333333">
            <text:p>773</text:p>
          </table:table-cell>
          <table:table-cell/>
        </table:table-row>
        <table:table-row table:style-name="ro4">
          <table:table-cell table:formula="of:=[$'Raw Data'.A37]" office:value-type="time" office:time-value="PT00H30M00S">
            <text:p>00:30:00</text:p>
          </table:table-cell>
          <table:table-cell table:formula="of:=AVERAGE([$'Raw Data'.C37];[$'Raw Data'.I37];[$'Raw Data'.O37])" office:value-type="float" office:value="43">
            <text:p>43</text:p>
          </table:table-cell>
          <table:table-cell table:formula="of:=AVERAGE([$'Raw Data'.D37];[$'Raw Data'.J37];[$'Raw Data'.P37])" office:value-type="float" office:value="1432.66666666667">
            <text:p>1433</text:p>
          </table:table-cell>
          <table:table-cell table:formula="of:=AVERAGE([$'Raw Data'.E37];[$'Raw Data'.K37];[$'Raw Data'.Q37])" office:value-type="float" office:value="1290.33333333333">
            <text:p>1290</text:p>
          </table:table-cell>
          <table:table-cell table:formula="of:=AVERAGE([$'Raw Data'.F37];[$'Raw Data'.L37];[$'Raw Data'.R37])" office:value-type="float" office:value="1338.66666666667">
            <text:p>1339</text:p>
          </table:table-cell>
          <table:table-cell table:formula="of:=AVERAGE([$'Raw Data'.G37];[$'Raw Data'.M37];[$'Raw Data'.S37])" office:value-type="float" office:value="823.333333333333">
            <text:p>823</text:p>
          </table:table-cell>
          <table:table-cell table:formula="of:=AVERAGE([$'Raw Data'.H37];[$'Raw Data'.N37];[$'Raw Data'.T37])" office:value-type="float" office:value="771.333333333333">
            <text:p>771</text:p>
          </table:table-cell>
          <table:table-cell/>
        </table:table-row>
        <table:table-row table:style-name="ro4">
          <table:table-cell table:formula="of:=[$'Raw Data'.A38]" office:value-type="time" office:time-value="PT00H31M00S">
            <text:p>00:31:00</text:p>
          </table:table-cell>
          <table:table-cell table:formula="of:=AVERAGE([$'Raw Data'.C38];[$'Raw Data'.I38];[$'Raw Data'.O38])" office:value-type="float" office:value="33.3333333333333">
            <text:p>33</text:p>
          </table:table-cell>
          <table:table-cell table:formula="of:=AVERAGE([$'Raw Data'.D38];[$'Raw Data'.J38];[$'Raw Data'.P38])" office:value-type="float" office:value="1451">
            <text:p>1451</text:p>
          </table:table-cell>
          <table:table-cell table:formula="of:=AVERAGE([$'Raw Data'.E38];[$'Raw Data'.K38];[$'Raw Data'.Q38])" office:value-type="float" office:value="1334.33333333333">
            <text:p>1334</text:p>
          </table:table-cell>
          <table:table-cell table:formula="of:=AVERAGE([$'Raw Data'.F38];[$'Raw Data'.L38];[$'Raw Data'.R38])" office:value-type="float" office:value="1362">
            <text:p>1362</text:p>
          </table:table-cell>
          <table:table-cell table:formula="of:=AVERAGE([$'Raw Data'.G38];[$'Raw Data'.M38];[$'Raw Data'.S38])" office:value-type="float" office:value="832">
            <text:p>832</text:p>
          </table:table-cell>
          <table:table-cell table:formula="of:=AVERAGE([$'Raw Data'.H38];[$'Raw Data'.N38];[$'Raw Data'.T38])" office:value-type="float" office:value="782.333333333333">
            <text:p>782</text:p>
          </table:table-cell>
          <table:table-cell/>
        </table:table-row>
        <table:table-row table:style-name="ro4">
          <table:table-cell table:formula="of:=[$'Raw Data'.A39]" office:value-type="time" office:time-value="PT00H32M00S">
            <text:p>00:32:00</text:p>
          </table:table-cell>
          <table:table-cell table:formula="of:=AVERAGE([$'Raw Data'.C39];[$'Raw Data'.I39];[$'Raw Data'.O39])" office:value-type="float" office:value="40.3333333333333">
            <text:p>40</text:p>
          </table:table-cell>
          <table:table-cell table:formula="of:=AVERAGE([$'Raw Data'.D39];[$'Raw Data'.J39];[$'Raw Data'.P39])" office:value-type="float" office:value="1452.66666666667">
            <text:p>1453</text:p>
          </table:table-cell>
          <table:table-cell table:formula="of:=AVERAGE([$'Raw Data'.E39];[$'Raw Data'.K39];[$'Raw Data'.Q39])" office:value-type="float" office:value="1316.66666666667">
            <text:p>1317</text:p>
          </table:table-cell>
          <table:table-cell table:formula="of:=AVERAGE([$'Raw Data'.F39];[$'Raw Data'.L39];[$'Raw Data'.R39])" office:value-type="float" office:value="1358">
            <text:p>1358</text:p>
          </table:table-cell>
          <table:table-cell table:formula="of:=AVERAGE([$'Raw Data'.G39];[$'Raw Data'.M39];[$'Raw Data'.S39])" office:value-type="float" office:value="828">
            <text:p>828</text:p>
          </table:table-cell>
          <table:table-cell table:formula="of:=AVERAGE([$'Raw Data'.H39];[$'Raw Data'.N39];[$'Raw Data'.T39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40]" office:value-type="time" office:time-value="PT00H33M00S">
            <text:p>00:33:00</text:p>
          </table:table-cell>
          <table:table-cell table:formula="of:=AVERAGE([$'Raw Data'.C40];[$'Raw Data'.I40];[$'Raw Data'.O40])" office:value-type="float" office:value="36.6666666666667">
            <text:p>37</text:p>
          </table:table-cell>
          <table:table-cell table:formula="of:=AVERAGE([$'Raw Data'.D40];[$'Raw Data'.J40];[$'Raw Data'.P40])" office:value-type="float" office:value="1439">
            <text:p>1439</text:p>
          </table:table-cell>
          <table:table-cell table:formula="of:=AVERAGE([$'Raw Data'.E40];[$'Raw Data'.K40];[$'Raw Data'.Q40])" office:value-type="float" office:value="1330.33333333333">
            <text:p>1330</text:p>
          </table:table-cell>
          <table:table-cell table:formula="of:=AVERAGE([$'Raw Data'.F40];[$'Raw Data'.L40];[$'Raw Data'.R40])" office:value-type="float" office:value="1357">
            <text:p>1357</text:p>
          </table:table-cell>
          <table:table-cell table:formula="of:=AVERAGE([$'Raw Data'.G40];[$'Raw Data'.M40];[$'Raw Data'.S40])" office:value-type="float" office:value="818">
            <text:p>818</text:p>
          </table:table-cell>
          <table:table-cell table:formula="of:=AVERAGE([$'Raw Data'.H40];[$'Raw Data'.N40];[$'Raw Data'.T40])" office:value-type="float" office:value="774.666666666667">
            <text:p>775</text:p>
          </table:table-cell>
          <table:table-cell/>
        </table:table-row>
        <table:table-row table:style-name="ro4">
          <table:table-cell table:formula="of:=[$'Raw Data'.A41]" office:value-type="time" office:time-value="PT00H34M00S">
            <text:p>00:34:00</text:p>
          </table:table-cell>
          <table:table-cell table:formula="of:=AVERAGE([$'Raw Data'.C41];[$'Raw Data'.I41];[$'Raw Data'.O41])" office:value-type="float" office:value="37.6666666666667">
            <text:p>38</text:p>
          </table:table-cell>
          <table:table-cell table:formula="of:=AVERAGE([$'Raw Data'.D41];[$'Raw Data'.J41];[$'Raw Data'.P41])" office:value-type="float" office:value="1435.33333333333">
            <text:p>1435</text:p>
          </table:table-cell>
          <table:table-cell table:formula="of:=AVERAGE([$'Raw Data'.E41];[$'Raw Data'.K41];[$'Raw Data'.Q41])" office:value-type="float" office:value="1318">
            <text:p>1318</text:p>
          </table:table-cell>
          <table:table-cell table:formula="of:=AVERAGE([$'Raw Data'.F41];[$'Raw Data'.L41];[$'Raw Data'.R41])" office:value-type="float" office:value="1360.33333333333">
            <text:p>1360</text:p>
          </table:table-cell>
          <table:table-cell table:formula="of:=AVERAGE([$'Raw Data'.G41];[$'Raw Data'.M41];[$'Raw Data'.S41])" office:value-type="float" office:value="817">
            <text:p>817</text:p>
          </table:table-cell>
          <table:table-cell table:formula="of:=AVERAGE([$'Raw Data'.H41];[$'Raw Data'.N41];[$'Raw Data'.T41])" office:value-type="float" office:value="775.666666666667">
            <text:p>776</text:p>
          </table:table-cell>
          <table:table-cell/>
        </table:table-row>
        <table:table-row table:style-name="ro4">
          <table:table-cell table:formula="of:=[$'Raw Data'.A42]" office:value-type="time" office:time-value="PT00H35M00S">
            <text:p>00:35:00</text:p>
          </table:table-cell>
          <table:table-cell table:formula="of:=AVERAGE([$'Raw Data'.C42];[$'Raw Data'.I42];[$'Raw Data'.O42])" office:value-type="float" office:value="39">
            <text:p>39</text:p>
          </table:table-cell>
          <table:table-cell table:formula="of:=AVERAGE([$'Raw Data'.D42];[$'Raw Data'.J42];[$'Raw Data'.P42])" office:value-type="float" office:value="1428.33333333333">
            <text:p>1428</text:p>
          </table:table-cell>
          <table:table-cell table:formula="of:=AVERAGE([$'Raw Data'.E42];[$'Raw Data'.K42];[$'Raw Data'.Q42])" office:value-type="float" office:value="1320">
            <text:p>1320</text:p>
          </table:table-cell>
          <table:table-cell table:formula="of:=AVERAGE([$'Raw Data'.F42];[$'Raw Data'.L42];[$'Raw Data'.R42])" office:value-type="float" office:value="1331.66666666667">
            <text:p>1332</text:p>
          </table:table-cell>
          <table:table-cell table:formula="of:=AVERAGE([$'Raw Data'.G42];[$'Raw Data'.M42];[$'Raw Data'.S42])" office:value-type="float" office:value="825.333333333333">
            <text:p>825</text:p>
          </table:table-cell>
          <table:table-cell table:formula="of:=AVERAGE([$'Raw Data'.H42];[$'Raw Data'.N42];[$'Raw Data'.T42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43]" office:value-type="time" office:time-value="PT00H36M00S">
            <text:p>00:36:00</text:p>
          </table:table-cell>
          <table:table-cell table:formula="of:=AVERAGE([$'Raw Data'.C43];[$'Raw Data'.I43];[$'Raw Data'.O43])" office:value-type="float" office:value="36.6666666666667">
            <text:p>37</text:p>
          </table:table-cell>
          <table:table-cell table:formula="of:=AVERAGE([$'Raw Data'.D43];[$'Raw Data'.J43];[$'Raw Data'.P43])" office:value-type="float" office:value="1411.33333333333">
            <text:p>1411</text:p>
          </table:table-cell>
          <table:table-cell table:formula="of:=AVERAGE([$'Raw Data'.E43];[$'Raw Data'.K43];[$'Raw Data'.Q43])" office:value-type="float" office:value="1326">
            <text:p>1326</text:p>
          </table:table-cell>
          <table:table-cell table:formula="of:=AVERAGE([$'Raw Data'.F43];[$'Raw Data'.L43];[$'Raw Data'.R43])" office:value-type="float" office:value="1349">
            <text:p>1349</text:p>
          </table:table-cell>
          <table:table-cell table:formula="of:=AVERAGE([$'Raw Data'.G43];[$'Raw Data'.M43];[$'Raw Data'.S43])" office:value-type="float" office:value="827">
            <text:p>827</text:p>
          </table:table-cell>
          <table:table-cell table:formula="of:=AVERAGE([$'Raw Data'.H43];[$'Raw Data'.N43];[$'Raw Data'.T43])" office:value-type="float" office:value="776">
            <text:p>776</text:p>
          </table:table-cell>
          <table:table-cell/>
        </table:table-row>
        <table:table-row table:style-name="ro4">
          <table:table-cell table:formula="of:=[$'Raw Data'.A44]" office:value-type="time" office:time-value="PT00H37M00S">
            <text:p>00:37:00</text:p>
          </table:table-cell>
          <table:table-cell table:formula="of:=AVERAGE([$'Raw Data'.C44];[$'Raw Data'.I44];[$'Raw Data'.O44])" office:value-type="float" office:value="39.3333333333333">
            <text:p>39</text:p>
          </table:table-cell>
          <table:table-cell table:formula="of:=AVERAGE([$'Raw Data'.D44];[$'Raw Data'.J44];[$'Raw Data'.P44])" office:value-type="float" office:value="1444.66666666667">
            <text:p>1445</text:p>
          </table:table-cell>
          <table:table-cell table:formula="of:=AVERAGE([$'Raw Data'.E44];[$'Raw Data'.K44];[$'Raw Data'.Q44])" office:value-type="float" office:value="1299">
            <text:p>1299</text:p>
          </table:table-cell>
          <table:table-cell table:formula="of:=AVERAGE([$'Raw Data'.F44];[$'Raw Data'.L44];[$'Raw Data'.R44])" office:value-type="float" office:value="1352.66666666667">
            <text:p>1353</text:p>
          </table:table-cell>
          <table:table-cell table:formula="of:=AVERAGE([$'Raw Data'.G44];[$'Raw Data'.M44];[$'Raw Data'.S44])" office:value-type="float" office:value="819.666666666667">
            <text:p>820</text:p>
          </table:table-cell>
          <table:table-cell table:formula="of:=AVERAGE([$'Raw Data'.H44];[$'Raw Data'.N44];[$'Raw Data'.T44])" office:value-type="float" office:value="771">
            <text:p>771</text:p>
          </table:table-cell>
          <table:table-cell/>
        </table:table-row>
        <table:table-row table:style-name="ro4">
          <table:table-cell table:formula="of:=[$'Raw Data'.A45]" office:value-type="time" office:time-value="PT00H38M00S">
            <text:p>00:38:00</text:p>
          </table:table-cell>
          <table:table-cell table:formula="of:=AVERAGE([$'Raw Data'.C45];[$'Raw Data'.I45];[$'Raw Data'.O45])" office:value-type="float" office:value="35">
            <text:p>35</text:p>
          </table:table-cell>
          <table:table-cell table:formula="of:=AVERAGE([$'Raw Data'.D45];[$'Raw Data'.J45];[$'Raw Data'.P45])" office:value-type="float" office:value="1443">
            <text:p>1443</text:p>
          </table:table-cell>
          <table:table-cell table:formula="of:=AVERAGE([$'Raw Data'.E45];[$'Raw Data'.K45];[$'Raw Data'.Q45])" office:value-type="float" office:value="1335.66666666667">
            <text:p>1336</text:p>
          </table:table-cell>
          <table:table-cell table:formula="of:=AVERAGE([$'Raw Data'.F45];[$'Raw Data'.L45];[$'Raw Data'.R45])" office:value-type="float" office:value="1369.33333333333">
            <text:p>1369</text:p>
          </table:table-cell>
          <table:table-cell table:formula="of:=AVERAGE([$'Raw Data'.G45];[$'Raw Data'.M45];[$'Raw Data'.S45])" office:value-type="float" office:value="815">
            <text:p>815</text:p>
          </table:table-cell>
          <table:table-cell table:formula="of:=AVERAGE([$'Raw Data'.H45];[$'Raw Data'.N45];[$'Raw Data'.T45])" office:value-type="float" office:value="747.666666666667">
            <text:p>748</text:p>
          </table:table-cell>
          <table:table-cell/>
        </table:table-row>
        <table:table-row table:style-name="ro4">
          <table:table-cell table:formula="of:=[$'Raw Data'.A46]" office:value-type="time" office:time-value="PT00H39M00S">
            <text:p>00:39:00</text:p>
          </table:table-cell>
          <table:table-cell table:formula="of:=AVERAGE([$'Raw Data'.C46];[$'Raw Data'.I46];[$'Raw Data'.O46])" office:value-type="float" office:value="41">
            <text:p>41</text:p>
          </table:table-cell>
          <table:table-cell table:formula="of:=AVERAGE([$'Raw Data'.D46];[$'Raw Data'.J46];[$'Raw Data'.P46])" office:value-type="float" office:value="1417.66666666667">
            <text:p>1418</text:p>
          </table:table-cell>
          <table:table-cell table:formula="of:=AVERAGE([$'Raw Data'.E46];[$'Raw Data'.K46];[$'Raw Data'.Q46])" office:value-type="float" office:value="1317">
            <text:p>1317</text:p>
          </table:table-cell>
          <table:table-cell table:formula="of:=AVERAGE([$'Raw Data'.F46];[$'Raw Data'.L46];[$'Raw Data'.R46])" office:value-type="float" office:value="1349.66666666667">
            <text:p>1350</text:p>
          </table:table-cell>
          <table:table-cell table:formula="of:=AVERAGE([$'Raw Data'.G46];[$'Raw Data'.M46];[$'Raw Data'.S46])" office:value-type="float" office:value="827">
            <text:p>827</text:p>
          </table:table-cell>
          <table:table-cell table:formula="of:=AVERAGE([$'Raw Data'.H46];[$'Raw Data'.N46];[$'Raw Data'.T46])" office:value-type="float" office:value="768.333333333333">
            <text:p>768</text:p>
          </table:table-cell>
          <table:table-cell/>
        </table:table-row>
        <table:table-row table:style-name="ro4">
          <table:table-cell table:formula="of:=[$'Raw Data'.A47]" office:value-type="time" office:time-value="PT00H40M00S">
            <text:p>00:40:00</text:p>
          </table:table-cell>
          <table:table-cell table:formula="of:=AVERAGE([$'Raw Data'.C47];[$'Raw Data'.I47];[$'Raw Data'.O47])" office:value-type="float" office:value="35.3333333333333">
            <text:p>35</text:p>
          </table:table-cell>
          <table:table-cell table:formula="of:=AVERAGE([$'Raw Data'.D47];[$'Raw Data'.J47];[$'Raw Data'.P47])" office:value-type="float" office:value="1451.33333333333">
            <text:p>1451</text:p>
          </table:table-cell>
          <table:table-cell table:formula="of:=AVERAGE([$'Raw Data'.E47];[$'Raw Data'.K47];[$'Raw Data'.Q47])" office:value-type="float" office:value="1313.66666666667">
            <text:p>1314</text:p>
          </table:table-cell>
          <table:table-cell table:formula="of:=AVERAGE([$'Raw Data'.F47];[$'Raw Data'.L47];[$'Raw Data'.R47])" office:value-type="float" office:value="1344.33333333333">
            <text:p>1344</text:p>
          </table:table-cell>
          <table:table-cell table:formula="of:=AVERAGE([$'Raw Data'.G47];[$'Raw Data'.M47];[$'Raw Data'.S47])" office:value-type="float" office:value="811.666666666667">
            <text:p>812</text:p>
          </table:table-cell>
          <table:table-cell table:formula="of:=AVERAGE([$'Raw Data'.H47];[$'Raw Data'.N47];[$'Raw Data'.T47])" office:value-type="float" office:value="754">
            <text:p>754</text:p>
          </table:table-cell>
          <table:table-cell/>
        </table:table-row>
        <table:table-row table:style-name="ro4">
          <table:table-cell table:formula="of:=[$'Raw Data'.A48]" office:value-type="time" office:time-value="PT00H41M00S">
            <text:p>00:41:00</text:p>
          </table:table-cell>
          <table:table-cell table:formula="of:=AVERAGE([$'Raw Data'.C48];[$'Raw Data'.I48];[$'Raw Data'.O48])" office:value-type="float" office:value="40.3333333333333">
            <text:p>40</text:p>
          </table:table-cell>
          <table:table-cell table:formula="of:=AVERAGE([$'Raw Data'.D48];[$'Raw Data'.J48];[$'Raw Data'.P48])" office:value-type="float" office:value="1421">
            <text:p>1421</text:p>
          </table:table-cell>
          <table:table-cell table:formula="of:=AVERAGE([$'Raw Data'.E48];[$'Raw Data'.K48];[$'Raw Data'.Q48])" office:value-type="float" office:value="1321.33333333333">
            <text:p>1321</text:p>
          </table:table-cell>
          <table:table-cell table:formula="of:=AVERAGE([$'Raw Data'.F48];[$'Raw Data'.L48];[$'Raw Data'.R48])" office:value-type="float" office:value="1352">
            <text:p>1352</text:p>
          </table:table-cell>
          <table:table-cell table:formula="of:=AVERAGE([$'Raw Data'.G48];[$'Raw Data'.M48];[$'Raw Data'.S48])" office:value-type="float" office:value="821.333333333333">
            <text:p>821</text:p>
          </table:table-cell>
          <table:table-cell table:formula="of:=AVERAGE([$'Raw Data'.H48];[$'Raw Data'.N48];[$'Raw Data'.T48])" office:value-type="float" office:value="767.333333333333">
            <text:p>767</text:p>
          </table:table-cell>
          <table:table-cell/>
        </table:table-row>
        <table:table-row table:style-name="ro4">
          <table:table-cell table:formula="of:=[$'Raw Data'.A49]" office:value-type="time" office:time-value="PT00H42M00S">
            <text:p>00:42:00</text:p>
          </table:table-cell>
          <table:table-cell table:formula="of:=AVERAGE([$'Raw Data'.C49];[$'Raw Data'.I49];[$'Raw Data'.O49])" office:value-type="float" office:value="34.6666666666667">
            <text:p>35</text:p>
          </table:table-cell>
          <table:table-cell table:formula="of:=AVERAGE([$'Raw Data'.D49];[$'Raw Data'.J49];[$'Raw Data'.P49])" office:value-type="float" office:value="1451.66666666667">
            <text:p>1452</text:p>
          </table:table-cell>
          <table:table-cell table:formula="of:=AVERAGE([$'Raw Data'.E49];[$'Raw Data'.K49];[$'Raw Data'.Q49])" office:value-type="float" office:value="1330">
            <text:p>1330</text:p>
          </table:table-cell>
          <table:table-cell table:formula="of:=AVERAGE([$'Raw Data'.F49];[$'Raw Data'.L49];[$'Raw Data'.R49])" office:value-type="float" office:value="1368.66666666667">
            <text:p>1369</text:p>
          </table:table-cell>
          <table:table-cell table:formula="of:=AVERAGE([$'Raw Data'.G49];[$'Raw Data'.M49];[$'Raw Data'.S49])" office:value-type="float" office:value="830.666666666667">
            <text:p>831</text:p>
          </table:table-cell>
          <table:table-cell table:formula="of:=AVERAGE([$'Raw Data'.H49];[$'Raw Data'.N49];[$'Raw Data'.T49])" office:value-type="float" office:value="758.666666666667">
            <text:p>759</text:p>
          </table:table-cell>
          <table:table-cell/>
        </table:table-row>
        <table:table-row table:style-name="ro4">
          <table:table-cell table:formula="of:=[$'Raw Data'.A50]" office:value-type="time" office:time-value="PT00H43M00S">
            <text:p>00:43:00</text:p>
          </table:table-cell>
          <table:table-cell table:formula="of:=AVERAGE([$'Raw Data'.C50];[$'Raw Data'.I50];[$'Raw Data'.O50])" office:value-type="float" office:value="34">
            <text:p>34</text:p>
          </table:table-cell>
          <table:table-cell table:formula="of:=AVERAGE([$'Raw Data'.D50];[$'Raw Data'.J50];[$'Raw Data'.P50])" office:value-type="float" office:value="1441.66666666667">
            <text:p>1442</text:p>
          </table:table-cell>
          <table:table-cell table:formula="of:=AVERAGE([$'Raw Data'.E50];[$'Raw Data'.K50];[$'Raw Data'.Q50])" office:value-type="float" office:value="1311">
            <text:p>1311</text:p>
          </table:table-cell>
          <table:table-cell table:formula="of:=AVERAGE([$'Raw Data'.F50];[$'Raw Data'.L50];[$'Raw Data'.R50])" office:value-type="float" office:value="1352">
            <text:p>1352</text:p>
          </table:table-cell>
          <table:table-cell table:formula="of:=AVERAGE([$'Raw Data'.G50];[$'Raw Data'.M50];[$'Raw Data'.S50])" office:value-type="float" office:value="820.666666666667">
            <text:p>821</text:p>
          </table:table-cell>
          <table:table-cell table:formula="of:=AVERAGE([$'Raw Data'.H50];[$'Raw Data'.N50];[$'Raw Data'.T50])" office:value-type="float" office:value="779.666666666667">
            <text:p>780</text:p>
          </table:table-cell>
          <table:table-cell/>
        </table:table-row>
        <table:table-row table:style-name="ro4">
          <table:table-cell table:formula="of:=[$'Raw Data'.A51]" office:value-type="time" office:time-value="PT00H44M00S">
            <text:p>00:44:00</text:p>
          </table:table-cell>
          <table:table-cell table:formula="of:=AVERAGE([$'Raw Data'.C51];[$'Raw Data'.I51];[$'Raw Data'.O51])" office:value-type="float" office:value="31.6666666666667">
            <text:p>32</text:p>
          </table:table-cell>
          <table:table-cell table:formula="of:=AVERAGE([$'Raw Data'.D51];[$'Raw Data'.J51];[$'Raw Data'.P51])" office:value-type="float" office:value="1429.33333333333">
            <text:p>1429</text:p>
          </table:table-cell>
          <table:table-cell table:formula="of:=AVERAGE([$'Raw Data'.E51];[$'Raw Data'.K51];[$'Raw Data'.Q51])" office:value-type="float" office:value="1310.66666666667">
            <text:p>1311</text:p>
          </table:table-cell>
          <table:table-cell table:formula="of:=AVERAGE([$'Raw Data'.F51];[$'Raw Data'.L51];[$'Raw Data'.R51])" office:value-type="float" office:value="1332.33333333333">
            <text:p>1332</text:p>
          </table:table-cell>
          <table:table-cell table:formula="of:=AVERAGE([$'Raw Data'.G51];[$'Raw Data'.M51];[$'Raw Data'.S51])" office:value-type="float" office:value="825">
            <text:p>825</text:p>
          </table:table-cell>
          <table:table-cell table:formula="of:=AVERAGE([$'Raw Data'.H51];[$'Raw Data'.N51];[$'Raw Data'.T51])" office:value-type="float" office:value="766">
            <text:p>766</text:p>
          </table:table-cell>
          <table:table-cell/>
        </table:table-row>
        <table:table-row table:style-name="ro4">
          <table:table-cell table:formula="of:=[$'Raw Data'.A52]" office:value-type="time" office:time-value="PT00H45M00S">
            <text:p>00:45:00</text:p>
          </table:table-cell>
          <table:table-cell table:formula="of:=AVERAGE([$'Raw Data'.C52];[$'Raw Data'.I52];[$'Raw Data'.O52])" office:value-type="float" office:value="31.3333333333333">
            <text:p>31</text:p>
          </table:table-cell>
          <table:table-cell table:formula="of:=AVERAGE([$'Raw Data'.D52];[$'Raw Data'.J52];[$'Raw Data'.P52])" office:value-type="float" office:value="1416">
            <text:p>1416</text:p>
          </table:table-cell>
          <table:table-cell table:formula="of:=AVERAGE([$'Raw Data'.E52];[$'Raw Data'.K52];[$'Raw Data'.Q52])" office:value-type="float" office:value="1327">
            <text:p>1327</text:p>
          </table:table-cell>
          <table:table-cell table:formula="of:=AVERAGE([$'Raw Data'.F52];[$'Raw Data'.L52];[$'Raw Data'.R52])" office:value-type="float" office:value="1367">
            <text:p>1367</text:p>
          </table:table-cell>
          <table:table-cell table:formula="of:=AVERAGE([$'Raw Data'.G52];[$'Raw Data'.M52];[$'Raw Data'.S52])" office:value-type="float" office:value="840.333333333333">
            <text:p>840</text:p>
          </table:table-cell>
          <table:table-cell table:formula="of:=AVERAGE([$'Raw Data'.H52];[$'Raw Data'.N52];[$'Raw Data'.T52])" office:value-type="float" office:value="775.666666666667">
            <text:p>776</text:p>
          </table:table-cell>
          <table:table-cell/>
        </table:table-row>
        <table:table-row table:style-name="ro4">
          <table:table-cell table:formula="of:=[$'Raw Data'.A53]" office:value-type="time" office:time-value="PT00H46M00S">
            <text:p>00:46:00</text:p>
          </table:table-cell>
          <table:table-cell table:formula="of:=AVERAGE([$'Raw Data'.C53];[$'Raw Data'.I53];[$'Raw Data'.O53])" office:value-type="float" office:value="37.3333333333333">
            <text:p>37</text:p>
          </table:table-cell>
          <table:table-cell table:formula="of:=AVERAGE([$'Raw Data'.D53];[$'Raw Data'.J53];[$'Raw Data'.P53])" office:value-type="float" office:value="1463.33333333333">
            <text:p>1463</text:p>
          </table:table-cell>
          <table:table-cell table:formula="of:=AVERAGE([$'Raw Data'.E53];[$'Raw Data'.K53];[$'Raw Data'.Q53])" office:value-type="float" office:value="1300">
            <text:p>1300</text:p>
          </table:table-cell>
          <table:table-cell table:formula="of:=AVERAGE([$'Raw Data'.F53];[$'Raw Data'.L53];[$'Raw Data'.R53])" office:value-type="float" office:value="1373">
            <text:p>1373</text:p>
          </table:table-cell>
          <table:table-cell table:formula="of:=AVERAGE([$'Raw Data'.G53];[$'Raw Data'.M53];[$'Raw Data'.S53])" office:value-type="float" office:value="845.666666666667">
            <text:p>846</text:p>
          </table:table-cell>
          <table:table-cell table:formula="of:=AVERAGE([$'Raw Data'.H53];[$'Raw Data'.N53];[$'Raw Data'.T53])" office:value-type="float" office:value="782.666666666667">
            <text:p>783</text:p>
          </table:table-cell>
          <table:table-cell/>
        </table:table-row>
        <table:table-row table:style-name="ro4">
          <table:table-cell table:formula="of:=[$'Raw Data'.A54]" office:value-type="time" office:time-value="PT00H47M00S">
            <text:p>00:47:00</text:p>
          </table:table-cell>
          <table:table-cell table:formula="of:=AVERAGE([$'Raw Data'.C54];[$'Raw Data'.I54];[$'Raw Data'.O54])" office:value-type="float" office:value="35.6666666666667">
            <text:p>36</text:p>
          </table:table-cell>
          <table:table-cell table:formula="of:=AVERAGE([$'Raw Data'.D54];[$'Raw Data'.J54];[$'Raw Data'.P54])" office:value-type="float" office:value="1450">
            <text:p>1450</text:p>
          </table:table-cell>
          <table:table-cell table:formula="of:=AVERAGE([$'Raw Data'.E54];[$'Raw Data'.K54];[$'Raw Data'.Q54])" office:value-type="float" office:value="1312.66666666667">
            <text:p>1313</text:p>
          </table:table-cell>
          <table:table-cell table:formula="of:=AVERAGE([$'Raw Data'.F54];[$'Raw Data'.L54];[$'Raw Data'.R54])" office:value-type="float" office:value="1351.33333333333">
            <text:p>1351</text:p>
          </table:table-cell>
          <table:table-cell table:formula="of:=AVERAGE([$'Raw Data'.G54];[$'Raw Data'.M54];[$'Raw Data'.S54])" office:value-type="float" office:value="813.333333333333">
            <text:p>813</text:p>
          </table:table-cell>
          <table:table-cell table:formula="of:=AVERAGE([$'Raw Data'.H54];[$'Raw Data'.N54];[$'Raw Data'.T54])" office:value-type="float" office:value="791.333333333333">
            <text:p>791</text:p>
          </table:table-cell>
          <table:table-cell/>
        </table:table-row>
        <table:table-row table:style-name="ro4">
          <table:table-cell table:formula="of:=[$'Raw Data'.A55]" office:value-type="time" office:time-value="PT00H48M00S">
            <text:p>00:48:00</text:p>
          </table:table-cell>
          <table:table-cell table:formula="of:=AVERAGE([$'Raw Data'.C55];[$'Raw Data'.I55];[$'Raw Data'.O55])" office:value-type="float" office:value="34.3333333333333">
            <text:p>34</text:p>
          </table:table-cell>
          <table:table-cell table:formula="of:=AVERAGE([$'Raw Data'.D55];[$'Raw Data'.J55];[$'Raw Data'.P55])" office:value-type="float" office:value="1438.66666666667">
            <text:p>1439</text:p>
          </table:table-cell>
          <table:table-cell table:formula="of:=AVERAGE([$'Raw Data'.E55];[$'Raw Data'.K55];[$'Raw Data'.Q55])" office:value-type="float" office:value="1320.33333333333">
            <text:p>1320</text:p>
          </table:table-cell>
          <table:table-cell table:formula="of:=AVERAGE([$'Raw Data'.F55];[$'Raw Data'.L55];[$'Raw Data'.R55])" office:value-type="float" office:value="1312.66666666667">
            <text:p>1313</text:p>
          </table:table-cell>
          <table:table-cell table:formula="of:=AVERAGE([$'Raw Data'.G55];[$'Raw Data'.M55];[$'Raw Data'.S55])" office:value-type="float" office:value="820.666666666667">
            <text:p>821</text:p>
          </table:table-cell>
          <table:table-cell table:formula="of:=AVERAGE([$'Raw Data'.H55];[$'Raw Data'.N55];[$'Raw Data'.T55])" office:value-type="float" office:value="758.333333333333">
            <text:p>758</text:p>
          </table:table-cell>
          <table:table-cell/>
        </table:table-row>
        <table:table-row table:style-name="ro4">
          <table:table-cell table:formula="of:=[$'Raw Data'.A56]" office:value-type="time" office:time-value="PT00H49M00S">
            <text:p>00:49:00</text:p>
          </table:table-cell>
          <table:table-cell table:formula="of:=AVERAGE([$'Raw Data'.C56];[$'Raw Data'.I56];[$'Raw Data'.O56])" office:value-type="float" office:value="37.3333333333333">
            <text:p>37</text:p>
          </table:table-cell>
          <table:table-cell table:formula="of:=AVERAGE([$'Raw Data'.D56];[$'Raw Data'.J56];[$'Raw Data'.P56])" office:value-type="float" office:value="1429">
            <text:p>1429</text:p>
          </table:table-cell>
          <table:table-cell table:formula="of:=AVERAGE([$'Raw Data'.E56];[$'Raw Data'.K56];[$'Raw Data'.Q56])" office:value-type="float" office:value="1306">
            <text:p>1306</text:p>
          </table:table-cell>
          <table:table-cell table:formula="of:=AVERAGE([$'Raw Data'.F56];[$'Raw Data'.L56];[$'Raw Data'.R56])" office:value-type="float" office:value="1350.66666666667">
            <text:p>1351</text:p>
          </table:table-cell>
          <table:table-cell table:formula="of:=AVERAGE([$'Raw Data'.G56];[$'Raw Data'.M56];[$'Raw Data'.S56])" office:value-type="float" office:value="818">
            <text:p>818</text:p>
          </table:table-cell>
          <table:table-cell table:formula="of:=AVERAGE([$'Raw Data'.H56];[$'Raw Data'.N56];[$'Raw Data'.T56])" office:value-type="float" office:value="755.666666666667">
            <text:p>756</text:p>
          </table:table-cell>
          <table:table-cell/>
        </table:table-row>
        <table:table-row table:style-name="ro4">
          <table:table-cell table:formula="of:=[$'Raw Data'.A57]" office:value-type="time" office:time-value="PT00H50M00S">
            <text:p>00:50:00</text:p>
          </table:table-cell>
          <table:table-cell table:formula="of:=AVERAGE([$'Raw Data'.C57];[$'Raw Data'.I57];[$'Raw Data'.O57])" office:value-type="float" office:value="34">
            <text:p>34</text:p>
          </table:table-cell>
          <table:table-cell table:formula="of:=AVERAGE([$'Raw Data'.D57];[$'Raw Data'.J57];[$'Raw Data'.P57])" office:value-type="float" office:value="1451.33333333333">
            <text:p>1451</text:p>
          </table:table-cell>
          <table:table-cell table:formula="of:=AVERAGE([$'Raw Data'.E57];[$'Raw Data'.K57];[$'Raw Data'.Q57])" office:value-type="float" office:value="1338">
            <text:p>1338</text:p>
          </table:table-cell>
          <table:table-cell table:formula="of:=AVERAGE([$'Raw Data'.F57];[$'Raw Data'.L57];[$'Raw Data'.R57])" office:value-type="float" office:value="1359.33333333333">
            <text:p>1359</text:p>
          </table:table-cell>
          <table:table-cell table:formula="of:=AVERAGE([$'Raw Data'.G57];[$'Raw Data'.M57];[$'Raw Data'.S57])" office:value-type="float" office:value="829">
            <text:p>829</text:p>
          </table:table-cell>
          <table:table-cell table:formula="of:=AVERAGE([$'Raw Data'.H57];[$'Raw Data'.N57];[$'Raw Data'.T57])" office:value-type="float" office:value="775.333333333333">
            <text:p>775</text:p>
          </table:table-cell>
          <table:table-cell/>
        </table:table-row>
        <table:table-row table:style-name="ro4">
          <table:table-cell table:formula="of:=[$'Raw Data'.A58]" office:value-type="time" office:time-value="PT00H51M00S">
            <text:p>00:51:00</text:p>
          </table:table-cell>
          <table:table-cell table:formula="of:=AVERAGE([$'Raw Data'.C58];[$'Raw Data'.I58];[$'Raw Data'.O58])" office:value-type="float" office:value="40">
            <text:p>40</text:p>
          </table:table-cell>
          <table:table-cell table:formula="of:=AVERAGE([$'Raw Data'.D58];[$'Raw Data'.J58];[$'Raw Data'.P58])" office:value-type="float" office:value="1430.66666666667">
            <text:p>1431</text:p>
          </table:table-cell>
          <table:table-cell table:formula="of:=AVERAGE([$'Raw Data'.E58];[$'Raw Data'.K58];[$'Raw Data'.Q58])" office:value-type="float" office:value="1310">
            <text:p>1310</text:p>
          </table:table-cell>
          <table:table-cell table:formula="of:=AVERAGE([$'Raw Data'.F58];[$'Raw Data'.L58];[$'Raw Data'.R58])" office:value-type="float" office:value="1360.66666666667">
            <text:p>1361</text:p>
          </table:table-cell>
          <table:table-cell table:formula="of:=AVERAGE([$'Raw Data'.G58];[$'Raw Data'.M58];[$'Raw Data'.S58])" office:value-type="float" office:value="817.333333333333">
            <text:p>817</text:p>
          </table:table-cell>
          <table:table-cell table:formula="of:=AVERAGE([$'Raw Data'.H58];[$'Raw Data'.N58];[$'Raw Data'.T58])" office:value-type="float" office:value="760.333333333333">
            <text:p>760</text:p>
          </table:table-cell>
          <table:table-cell/>
        </table:table-row>
        <table:table-row table:style-name="ro4">
          <table:table-cell table:formula="of:=[$'Raw Data'.A59]" office:value-type="time" office:time-value="PT00H52M00S">
            <text:p>00:52:00</text:p>
          </table:table-cell>
          <table:table-cell table:formula="of:=AVERAGE([$'Raw Data'.C59];[$'Raw Data'.I59];[$'Raw Data'.O59])" office:value-type="float" office:value="37.6666666666667">
            <text:p>38</text:p>
          </table:table-cell>
          <table:table-cell table:formula="of:=AVERAGE([$'Raw Data'.D59];[$'Raw Data'.J59];[$'Raw Data'.P59])" office:value-type="float" office:value="1428.33333333333">
            <text:p>1428</text:p>
          </table:table-cell>
          <table:table-cell table:formula="of:=AVERAGE([$'Raw Data'.E59];[$'Raw Data'.K59];[$'Raw Data'.Q59])" office:value-type="float" office:value="1333.66666666667">
            <text:p>1334</text:p>
          </table:table-cell>
          <table:table-cell table:formula="of:=AVERAGE([$'Raw Data'.F59];[$'Raw Data'.L59];[$'Raw Data'.R59])" office:value-type="float" office:value="1366.66666666667">
            <text:p>1367</text:p>
          </table:table-cell>
          <table:table-cell table:formula="of:=AVERAGE([$'Raw Data'.G59];[$'Raw Data'.M59];[$'Raw Data'.S59])" office:value-type="float" office:value="802.666666666667">
            <text:p>803</text:p>
          </table:table-cell>
          <table:table-cell table:formula="of:=AVERAGE([$'Raw Data'.H59];[$'Raw Data'.N59];[$'Raw Data'.T59])" office:value-type="float" office:value="784.333333333333">
            <text:p>784</text:p>
          </table:table-cell>
          <table:table-cell/>
        </table:table-row>
        <table:table-row table:style-name="ro4">
          <table:table-cell table:formula="of:=[$'Raw Data'.A60]" office:value-type="time" office:time-value="PT00H53M00S">
            <text:p>00:53:00</text:p>
          </table:table-cell>
          <table:table-cell table:formula="of:=AVERAGE([$'Raw Data'.C60];[$'Raw Data'.I60];[$'Raw Data'.O60])" office:value-type="float" office:value="36.6666666666667">
            <text:p>37</text:p>
          </table:table-cell>
          <table:table-cell table:formula="of:=AVERAGE([$'Raw Data'.D60];[$'Raw Data'.J60];[$'Raw Data'.P60])" office:value-type="float" office:value="1423">
            <text:p>1423</text:p>
          </table:table-cell>
          <table:table-cell table:formula="of:=AVERAGE([$'Raw Data'.E60];[$'Raw Data'.K60];[$'Raw Data'.Q60])" office:value-type="float" office:value="1304.33333333333">
            <text:p>1304</text:p>
          </table:table-cell>
          <table:table-cell table:formula="of:=AVERAGE([$'Raw Data'.F60];[$'Raw Data'.L60];[$'Raw Data'.R60])" office:value-type="float" office:value="1343">
            <text:p>1343</text:p>
          </table:table-cell>
          <table:table-cell table:formula="of:=AVERAGE([$'Raw Data'.G60];[$'Raw Data'.M60];[$'Raw Data'.S60])" office:value-type="float" office:value="807.666666666667">
            <text:p>808</text:p>
          </table:table-cell>
          <table:table-cell table:formula="of:=AVERAGE([$'Raw Data'.H60];[$'Raw Data'.N60];[$'Raw Data'.T60])" office:value-type="float" office:value="762.666666666667">
            <text:p>763</text:p>
          </table:table-cell>
          <table:table-cell/>
        </table:table-row>
        <table:table-row table:style-name="ro4">
          <table:table-cell table:formula="of:=[$'Raw Data'.A61]" office:value-type="time" office:time-value="PT00H54M00S">
            <text:p>00:54:00</text:p>
          </table:table-cell>
          <table:table-cell table:formula="of:=AVERAGE([$'Raw Data'.C61];[$'Raw Data'.I61];[$'Raw Data'.O61])" office:value-type="float" office:value="39.6666666666667">
            <text:p>40</text:p>
          </table:table-cell>
          <table:table-cell table:formula="of:=AVERAGE([$'Raw Data'.D61];[$'Raw Data'.J61];[$'Raw Data'.P61])" office:value-type="float" office:value="1438">
            <text:p>1438</text:p>
          </table:table-cell>
          <table:table-cell table:formula="of:=AVERAGE([$'Raw Data'.E61];[$'Raw Data'.K61];[$'Raw Data'.Q61])" office:value-type="float" office:value="1315">
            <text:p>1315</text:p>
          </table:table-cell>
          <table:table-cell table:formula="of:=AVERAGE([$'Raw Data'.F61];[$'Raw Data'.L61];[$'Raw Data'.R61])" office:value-type="float" office:value="1378">
            <text:p>1378</text:p>
          </table:table-cell>
          <table:table-cell table:formula="of:=AVERAGE([$'Raw Data'.G61];[$'Raw Data'.M61];[$'Raw Data'.S61])" office:value-type="float" office:value="808.333333333333">
            <text:p>808</text:p>
          </table:table-cell>
          <table:table-cell table:formula="of:=AVERAGE([$'Raw Data'.H61];[$'Raw Data'.N61];[$'Raw Data'.T61])" office:value-type="float" office:value="752">
            <text:p>752</text:p>
          </table:table-cell>
          <table:table-cell/>
        </table:table-row>
        <table:table-row table:style-name="ro4">
          <table:table-cell table:formula="of:=[$'Raw Data'.A62]" office:value-type="time" office:time-value="PT00H55M00S">
            <text:p>00:55:00</text:p>
          </table:table-cell>
          <table:table-cell table:formula="of:=AVERAGE([$'Raw Data'.C62];[$'Raw Data'.I62];[$'Raw Data'.O62])" office:value-type="float" office:value="37">
            <text:p>37</text:p>
          </table:table-cell>
          <table:table-cell table:formula="of:=AVERAGE([$'Raw Data'.D62];[$'Raw Data'.J62];[$'Raw Data'.P62])" office:value-type="float" office:value="1424.66666666667">
            <text:p>1425</text:p>
          </table:table-cell>
          <table:table-cell table:formula="of:=AVERAGE([$'Raw Data'.E62];[$'Raw Data'.K62];[$'Raw Data'.Q62])" office:value-type="float" office:value="1316.66666666667">
            <text:p>1317</text:p>
          </table:table-cell>
          <table:table-cell table:formula="of:=AVERAGE([$'Raw Data'.F62];[$'Raw Data'.L62];[$'Raw Data'.R62])" office:value-type="float" office:value="1376">
            <text:p>1376</text:p>
          </table:table-cell>
          <table:table-cell table:formula="of:=AVERAGE([$'Raw Data'.G62];[$'Raw Data'.M62];[$'Raw Data'.S62])" office:value-type="float" office:value="820">
            <text:p>820</text:p>
          </table:table-cell>
          <table:table-cell table:formula="of:=AVERAGE([$'Raw Data'.H62];[$'Raw Data'.N62];[$'Raw Data'.T62])" office:value-type="float" office:value="779.333333333333">
            <text:p>779</text:p>
          </table:table-cell>
          <table:table-cell/>
        </table:table-row>
        <table:table-row table:style-name="ro4">
          <table:table-cell table:formula="of:=[$'Raw Data'.A63]" office:value-type="time" office:time-value="PT00H56M00S">
            <text:p>00:56:00</text:p>
          </table:table-cell>
          <table:table-cell table:formula="of:=AVERAGE([$'Raw Data'.C63];[$'Raw Data'.I63];[$'Raw Data'.O63])" office:value-type="float" office:value="35">
            <text:p>35</text:p>
          </table:table-cell>
          <table:table-cell table:formula="of:=AVERAGE([$'Raw Data'.D63];[$'Raw Data'.J63];[$'Raw Data'.P63])" office:value-type="float" office:value="1456.66666666667">
            <text:p>1457</text:p>
          </table:table-cell>
          <table:table-cell table:formula="of:=AVERAGE([$'Raw Data'.E63];[$'Raw Data'.K63];[$'Raw Data'.Q63])" office:value-type="float" office:value="1288">
            <text:p>1288</text:p>
          </table:table-cell>
          <table:table-cell table:formula="of:=AVERAGE([$'Raw Data'.F63];[$'Raw Data'.L63];[$'Raw Data'.R63])" office:value-type="float" office:value="1345">
            <text:p>1345</text:p>
          </table:table-cell>
          <table:table-cell table:formula="of:=AVERAGE([$'Raw Data'.G63];[$'Raw Data'.M63];[$'Raw Data'.S63])" office:value-type="float" office:value="827">
            <text:p>827</text:p>
          </table:table-cell>
          <table:table-cell table:formula="of:=AVERAGE([$'Raw Data'.H63];[$'Raw Data'.N63];[$'Raw Data'.T63])" office:value-type="float" office:value="756">
            <text:p>756</text:p>
          </table:table-cell>
          <table:table-cell/>
        </table:table-row>
        <table:table-row table:style-name="ro4">
          <table:table-cell table:formula="of:=[$'Raw Data'.A64]" office:value-type="time" office:time-value="PT00H57M00S">
            <text:p>00:57:00</text:p>
          </table:table-cell>
          <table:table-cell table:formula="of:=AVERAGE([$'Raw Data'.C64];[$'Raw Data'.I64];[$'Raw Data'.O64])" office:value-type="float" office:value="37.6666666666667">
            <text:p>38</text:p>
          </table:table-cell>
          <table:table-cell table:formula="of:=AVERAGE([$'Raw Data'.D64];[$'Raw Data'.J64];[$'Raw Data'.P64])" office:value-type="float" office:value="1441">
            <text:p>1441</text:p>
          </table:table-cell>
          <table:table-cell table:formula="of:=AVERAGE([$'Raw Data'.E64];[$'Raw Data'.K64];[$'Raw Data'.Q64])" office:value-type="float" office:value="1317.66666666667">
            <text:p>1318</text:p>
          </table:table-cell>
          <table:table-cell table:formula="of:=AVERAGE([$'Raw Data'.F64];[$'Raw Data'.L64];[$'Raw Data'.R64])" office:value-type="float" office:value="1346">
            <text:p>1346</text:p>
          </table:table-cell>
          <table:table-cell table:formula="of:=AVERAGE([$'Raw Data'.G64];[$'Raw Data'.M64];[$'Raw Data'.S64])" office:value-type="float" office:value="823.333333333333">
            <text:p>823</text:p>
          </table:table-cell>
          <table:table-cell table:formula="of:=AVERAGE([$'Raw Data'.H64];[$'Raw Data'.N64];[$'Raw Data'.T64])" office:value-type="float" office:value="767.333333333333">
            <text:p>767</text:p>
          </table:table-cell>
          <table:table-cell/>
        </table:table-row>
        <table:table-row table:style-name="ro4">
          <table:table-cell table:formula="of:=[$'Raw Data'.A65]" office:value-type="time" office:time-value="PT00H58M00S">
            <text:p>00:58:00</text:p>
          </table:table-cell>
          <table:table-cell table:formula="of:=AVERAGE([$'Raw Data'.C65];[$'Raw Data'.I65];[$'Raw Data'.O65])" office:value-type="float" office:value="28.3333333333333">
            <text:p>28</text:p>
          </table:table-cell>
          <table:table-cell table:formula="of:=AVERAGE([$'Raw Data'.D65];[$'Raw Data'.J65];[$'Raw Data'.P65])" office:value-type="float" office:value="1461.33333333333">
            <text:p>1461</text:p>
          </table:table-cell>
          <table:table-cell table:formula="of:=AVERAGE([$'Raw Data'.E65];[$'Raw Data'.K65];[$'Raw Data'.Q65])" office:value-type="float" office:value="1311.33333333333">
            <text:p>1311</text:p>
          </table:table-cell>
          <table:table-cell table:formula="of:=AVERAGE([$'Raw Data'.F65];[$'Raw Data'.L65];[$'Raw Data'.R65])" office:value-type="float" office:value="1355.33333333333">
            <text:p>1355</text:p>
          </table:table-cell>
          <table:table-cell table:formula="of:=AVERAGE([$'Raw Data'.G65];[$'Raw Data'.M65];[$'Raw Data'.S65])" office:value-type="float" office:value="797.666666666667">
            <text:p>798</text:p>
          </table:table-cell>
          <table:table-cell table:formula="of:=AVERAGE([$'Raw Data'.H65];[$'Raw Data'.N65];[$'Raw Data'.T65])" office:value-type="float" office:value="773.666666666667">
            <text:p>774</text:p>
          </table:table-cell>
          <table:table-cell/>
        </table:table-row>
        <table:table-row table:style-name="ro4">
          <table:table-cell table:formula="of:=[$'Raw Data'.A66]" office:value-type="time" office:time-value="PT00H59M00S">
            <text:p>00:59:00</text:p>
          </table:table-cell>
          <table:table-cell table:formula="of:=AVERAGE([$'Raw Data'.C66];[$'Raw Data'.I66];[$'Raw Data'.O66])" office:value-type="float" office:value="37.6666666666667">
            <text:p>38</text:p>
          </table:table-cell>
          <table:table-cell table:formula="of:=AVERAGE([$'Raw Data'.D66];[$'Raw Data'.J66];[$'Raw Data'.P66])" office:value-type="float" office:value="1441.66666666667">
            <text:p>1442</text:p>
          </table:table-cell>
          <table:table-cell table:formula="of:=AVERAGE([$'Raw Data'.E66];[$'Raw Data'.K66];[$'Raw Data'.Q66])" office:value-type="float" office:value="1327.66666666667">
            <text:p>1328</text:p>
          </table:table-cell>
          <table:table-cell table:formula="of:=AVERAGE([$'Raw Data'.F66];[$'Raw Data'.L66];[$'Raw Data'.R66])" office:value-type="float" office:value="1337.33333333333">
            <text:p>1337</text:p>
          </table:table-cell>
          <table:table-cell table:formula="of:=AVERAGE([$'Raw Data'.G66];[$'Raw Data'.M66];[$'Raw Data'.S66])" office:value-type="float" office:value="837.666666666667">
            <text:p>838</text:p>
          </table:table-cell>
          <table:table-cell table:formula="of:=AVERAGE([$'Raw Data'.H66];[$'Raw Data'.N66];[$'Raw Data'.T66])" office:value-type="float" office:value="775.333333333333">
            <text:p>775</text:p>
          </table:table-cell>
          <table:table-cell/>
        </table:table-row>
        <table:table-row table:style-name="ro4">
          <table:table-cell table:formula="of:=[$'Raw Data'.A67]" office:value-type="time" office:time-value="PT01H00M00S">
            <text:p>01:00:00</text:p>
          </table:table-cell>
          <table:table-cell table:formula="of:=AVERAGE([$'Raw Data'.C67];[$'Raw Data'.I67];[$'Raw Data'.O67])" office:value-type="float" office:value="38.3333333333333">
            <text:p>38</text:p>
          </table:table-cell>
          <table:table-cell table:formula="of:=AVERAGE([$'Raw Data'.D67];[$'Raw Data'.J67];[$'Raw Data'.P67])" office:value-type="float" office:value="1430.66666666667">
            <text:p>1431</text:p>
          </table:table-cell>
          <table:table-cell table:formula="of:=AVERAGE([$'Raw Data'.E67];[$'Raw Data'.K67];[$'Raw Data'.Q67])" office:value-type="float" office:value="1313">
            <text:p>1313</text:p>
          </table:table-cell>
          <table:table-cell table:formula="of:=AVERAGE([$'Raw Data'.F67];[$'Raw Data'.L67];[$'Raw Data'.R67])" office:value-type="float" office:value="1360.66666666667">
            <text:p>1361</text:p>
          </table:table-cell>
          <table:table-cell table:formula="of:=AVERAGE([$'Raw Data'.G67];[$'Raw Data'.M67];[$'Raw Data'.S67])" office:value-type="float" office:value="828.333333333333">
            <text:p>828</text:p>
          </table:table-cell>
          <table:table-cell table:formula="of:=AVERAGE([$'Raw Data'.H67];[$'Raw Data'.N67];[$'Raw Data'.T67])" office:value-type="float" office:value="763.333333333333">
            <text:p>763</text:p>
          </table:table-cell>
          <table:table-cell/>
        </table:table-row>
        <table:table-row table:style-name="ro4">
          <table:table-cell table:formula="of:=[$'Raw Data'.A68]" office:value-type="time" office:time-value="PT01H01M00S">
            <text:p>01:01:00</text:p>
          </table:table-cell>
          <table:table-cell table:formula="of:=AVERAGE([$'Raw Data'.C68];[$'Raw Data'.I68];[$'Raw Data'.O68])" office:value-type="float" office:value="39">
            <text:p>39</text:p>
          </table:table-cell>
          <table:table-cell table:formula="of:=AVERAGE([$'Raw Data'.D68];[$'Raw Data'.J68];[$'Raw Data'.P68])" office:value-type="float" office:value="1449">
            <text:p>1449</text:p>
          </table:table-cell>
          <table:table-cell table:formula="of:=AVERAGE([$'Raw Data'.E68];[$'Raw Data'.K68];[$'Raw Data'.Q68])" office:value-type="float" office:value="1313">
            <text:p>1313</text:p>
          </table:table-cell>
          <table:table-cell table:formula="of:=AVERAGE([$'Raw Data'.F68];[$'Raw Data'.L68];[$'Raw Data'.R68])" office:value-type="float" office:value="1336.66666666667">
            <text:p>1337</text:p>
          </table:table-cell>
          <table:table-cell table:formula="of:=AVERAGE([$'Raw Data'.G68];[$'Raw Data'.M68];[$'Raw Data'.S68])" office:value-type="float" office:value="812.333333333333">
            <text:p>812</text:p>
          </table:table-cell>
          <table:table-cell table:formula="of:=AVERAGE([$'Raw Data'.H68];[$'Raw Data'.N68];[$'Raw Data'.T68])" office:value-type="float" office:value="759">
            <text:p>759</text:p>
          </table:table-cell>
          <table:table-cell/>
        </table:table-row>
        <table:table-row table:style-name="ro4">
          <table:table-cell table:formula="of:=[$'Raw Data'.A69]" office:value-type="time" office:time-value="PT01H02M00S">
            <text:p>01:02:00</text:p>
          </table:table-cell>
          <table:table-cell table:formula="of:=AVERAGE([$'Raw Data'.C69];[$'Raw Data'.I69];[$'Raw Data'.O69])" office:value-type="float" office:value="35">
            <text:p>35</text:p>
          </table:table-cell>
          <table:table-cell table:formula="of:=AVERAGE([$'Raw Data'.D69];[$'Raw Data'.J69];[$'Raw Data'.P69])" office:value-type="float" office:value="1424">
            <text:p>1424</text:p>
          </table:table-cell>
          <table:table-cell table:formula="of:=AVERAGE([$'Raw Data'.E69];[$'Raw Data'.K69];[$'Raw Data'.Q69])" office:value-type="float" office:value="1348">
            <text:p>1348</text:p>
          </table:table-cell>
          <table:table-cell table:formula="of:=AVERAGE([$'Raw Data'.F69];[$'Raw Data'.L69];[$'Raw Data'.R69])" office:value-type="float" office:value="1355">
            <text:p>1355</text:p>
          </table:table-cell>
          <table:table-cell table:formula="of:=AVERAGE([$'Raw Data'.G69];[$'Raw Data'.M69];[$'Raw Data'.S69])" office:value-type="float" office:value="829">
            <text:p>829</text:p>
          </table:table-cell>
          <table:table-cell table:formula="of:=AVERAGE([$'Raw Data'.H69];[$'Raw Data'.N69];[$'Raw Data'.T69])" office:value-type="float" office:value="777">
            <text:p>777</text:p>
          </table:table-cell>
          <table:table-cell/>
        </table:table-row>
        <table:table-row table:style-name="ro4">
          <table:table-cell table:formula="of:=[$'Raw Data'.A70]" office:value-type="time" office:time-value="PT01H03M00S">
            <text:p>01:03:00</text:p>
          </table:table-cell>
          <table:table-cell table:formula="of:=AVERAGE([$'Raw Data'.C70];[$'Raw Data'.I70];[$'Raw Data'.O70])" office:value-type="float" office:value="41.3333333333333">
            <text:p>41</text:p>
          </table:table-cell>
          <table:table-cell table:formula="of:=AVERAGE([$'Raw Data'.D70];[$'Raw Data'.J70];[$'Raw Data'.P70])" office:value-type="float" office:value="1412">
            <text:p>1412</text:p>
          </table:table-cell>
          <table:table-cell table:formula="of:=AVERAGE([$'Raw Data'.E70];[$'Raw Data'.K70];[$'Raw Data'.Q70])" office:value-type="float" office:value="1279">
            <text:p>1279</text:p>
          </table:table-cell>
          <table:table-cell table:formula="of:=AVERAGE([$'Raw Data'.F70];[$'Raw Data'.L70];[$'Raw Data'.R70])" office:value-type="float" office:value="1366.66666666667">
            <text:p>1367</text:p>
          </table:table-cell>
          <table:table-cell table:formula="of:=AVERAGE([$'Raw Data'.G70];[$'Raw Data'.M70];[$'Raw Data'.S70])" office:value-type="float" office:value="821">
            <text:p>821</text:p>
          </table:table-cell>
          <table:table-cell table:formula="of:=AVERAGE([$'Raw Data'.H70];[$'Raw Data'.N70];[$'Raw Data'.T70])" office:value-type="float" office:value="757.666666666667">
            <text:p>758</text:p>
          </table:table-cell>
          <table:table-cell/>
        </table:table-row>
        <table:table-row table:style-name="ro4">
          <table:table-cell table:formula="of:=[$'Raw Data'.A71]" office:value-type="time" office:time-value="PT01H04M00S">
            <text:p>01:04:00</text:p>
          </table:table-cell>
          <table:table-cell table:formula="of:=AVERAGE([$'Raw Data'.C71];[$'Raw Data'.I71];[$'Raw Data'.O71])" office:value-type="float" office:value="37.6666666666667">
            <text:p>38</text:p>
          </table:table-cell>
          <table:table-cell table:formula="of:=AVERAGE([$'Raw Data'.D71];[$'Raw Data'.J71];[$'Raw Data'.P71])" office:value-type="float" office:value="1462">
            <text:p>1462</text:p>
          </table:table-cell>
          <table:table-cell table:formula="of:=AVERAGE([$'Raw Data'.E71];[$'Raw Data'.K71];[$'Raw Data'.Q71])" office:value-type="float" office:value="1312">
            <text:p>1312</text:p>
          </table:table-cell>
          <table:table-cell table:formula="of:=AVERAGE([$'Raw Data'.F71];[$'Raw Data'.L71];[$'Raw Data'.R71])" office:value-type="float" office:value="1357.66666666667">
            <text:p>1358</text:p>
          </table:table-cell>
          <table:table-cell table:formula="of:=AVERAGE([$'Raw Data'.G71];[$'Raw Data'.M71];[$'Raw Data'.S71])" office:value-type="float" office:value="821.666666666667">
            <text:p>822</text:p>
          </table:table-cell>
          <table:table-cell table:formula="of:=AVERAGE([$'Raw Data'.H71];[$'Raw Data'.N71];[$'Raw Data'.T71])" office:value-type="float" office:value="774">
            <text:p>774</text:p>
          </table:table-cell>
          <table:table-cell/>
        </table:table-row>
        <table:table-row table:style-name="ro4">
          <table:table-cell table:formula="of:=[$'Raw Data'.A72]" office:value-type="time" office:time-value="PT01H05M00S">
            <text:p>01:05:00</text:p>
          </table:table-cell>
          <table:table-cell table:formula="of:=AVERAGE([$'Raw Data'.C72];[$'Raw Data'.I72];[$'Raw Data'.O72])" office:value-type="float" office:value="37.3333333333333">
            <text:p>37</text:p>
          </table:table-cell>
          <table:table-cell table:formula="of:=AVERAGE([$'Raw Data'.D72];[$'Raw Data'.J72];[$'Raw Data'.P72])" office:value-type="float" office:value="1453.66666666667">
            <text:p>1454</text:p>
          </table:table-cell>
          <table:table-cell table:formula="of:=AVERAGE([$'Raw Data'.E72];[$'Raw Data'.K72];[$'Raw Data'.Q72])" office:value-type="float" office:value="1329">
            <text:p>1329</text:p>
          </table:table-cell>
          <table:table-cell table:formula="of:=AVERAGE([$'Raw Data'.F72];[$'Raw Data'.L72];[$'Raw Data'.R72])" office:value-type="float" office:value="1351">
            <text:p>1351</text:p>
          </table:table-cell>
          <table:table-cell table:formula="of:=AVERAGE([$'Raw Data'.G72];[$'Raw Data'.M72];[$'Raw Data'.S72])" office:value-type="float" office:value="832.333333333333">
            <text:p>832</text:p>
          </table:table-cell>
          <table:table-cell table:formula="of:=AVERAGE([$'Raw Data'.H72];[$'Raw Data'.N72];[$'Raw Data'.T72])" office:value-type="float" office:value="770.333333333333">
            <text:p>770</text:p>
          </table:table-cell>
          <table:table-cell/>
        </table:table-row>
        <table:table-row table:style-name="ro4">
          <table:table-cell table:formula="of:=[$'Raw Data'.A73]" office:value-type="time" office:time-value="PT01H06M00S">
            <text:p>01:06:00</text:p>
          </table:table-cell>
          <table:table-cell table:formula="of:=AVERAGE([$'Raw Data'.C73];[$'Raw Data'.I73];[$'Raw Data'.O73])" office:value-type="float" office:value="38.6666666666667">
            <text:p>39</text:p>
          </table:table-cell>
          <table:table-cell table:formula="of:=AVERAGE([$'Raw Data'.D73];[$'Raw Data'.J73];[$'Raw Data'.P73])" office:value-type="float" office:value="1433">
            <text:p>1433</text:p>
          </table:table-cell>
          <table:table-cell table:formula="of:=AVERAGE([$'Raw Data'.E73];[$'Raw Data'.K73];[$'Raw Data'.Q73])" office:value-type="float" office:value="1325.66666666667">
            <text:p>1326</text:p>
          </table:table-cell>
          <table:table-cell table:formula="of:=AVERAGE([$'Raw Data'.F73];[$'Raw Data'.L73];[$'Raw Data'.R73])" office:value-type="float" office:value="1348.66666666667">
            <text:p>1349</text:p>
          </table:table-cell>
          <table:table-cell table:formula="of:=AVERAGE([$'Raw Data'.G73];[$'Raw Data'.M73];[$'Raw Data'.S73])" office:value-type="float" office:value="805.666666666667">
            <text:p>806</text:p>
          </table:table-cell>
          <table:table-cell table:formula="of:=AVERAGE([$'Raw Data'.H73];[$'Raw Data'.N73];[$'Raw Data'.T73])" office:value-type="float" office:value="778">
            <text:p>778</text:p>
          </table:table-cell>
          <table:table-cell/>
        </table:table-row>
        <table:table-row table:style-name="ro4">
          <table:table-cell table:formula="of:=[$'Raw Data'.A74]" office:value-type="time" office:time-value="PT01H07M00S">
            <text:p>01:07:00</text:p>
          </table:table-cell>
          <table:table-cell table:formula="of:=AVERAGE([$'Raw Data'.C74];[$'Raw Data'.I74];[$'Raw Data'.O74])" office:value-type="float" office:value="33.3333333333333">
            <text:p>33</text:p>
          </table:table-cell>
          <table:table-cell table:formula="of:=AVERAGE([$'Raw Data'.D74];[$'Raw Data'.J74];[$'Raw Data'.P74])" office:value-type="float" office:value="1442">
            <text:p>1442</text:p>
          </table:table-cell>
          <table:table-cell table:formula="of:=AVERAGE([$'Raw Data'.E74];[$'Raw Data'.K74];[$'Raw Data'.Q74])" office:value-type="float" office:value="1299.66666666667">
            <text:p>1300</text:p>
          </table:table-cell>
          <table:table-cell table:formula="of:=AVERAGE([$'Raw Data'.F74];[$'Raw Data'.L74];[$'Raw Data'.R74])" office:value-type="float" office:value="1342">
            <text:p>1342</text:p>
          </table:table-cell>
          <table:table-cell table:formula="of:=AVERAGE([$'Raw Data'.G74];[$'Raw Data'.M74];[$'Raw Data'.S74])" office:value-type="float" office:value="834.666666666667">
            <text:p>835</text:p>
          </table:table-cell>
          <table:table-cell table:formula="of:=AVERAGE([$'Raw Data'.H74];[$'Raw Data'.N74];[$'Raw Data'.T74])" office:value-type="float" office:value="759">
            <text:p>759</text:p>
          </table:table-cell>
          <table:table-cell/>
        </table:table-row>
        <table:table-row table:style-name="ro4">
          <table:table-cell table:formula="of:=[$'Raw Data'.A75]" office:value-type="time" office:time-value="PT01H08M00S">
            <text:p>01:08:00</text:p>
          </table:table-cell>
          <table:table-cell table:formula="of:=AVERAGE([$'Raw Data'.C75];[$'Raw Data'.I75];[$'Raw Data'.O75])" office:value-type="float" office:value="34.3333333333333">
            <text:p>34</text:p>
          </table:table-cell>
          <table:table-cell table:formula="of:=AVERAGE([$'Raw Data'.D75];[$'Raw Data'.J75];[$'Raw Data'.P75])" office:value-type="float" office:value="1447.33333333333">
            <text:p>1447</text:p>
          </table:table-cell>
          <table:table-cell table:formula="of:=AVERAGE([$'Raw Data'.E75];[$'Raw Data'.K75];[$'Raw Data'.Q75])" office:value-type="float" office:value="1314">
            <text:p>1314</text:p>
          </table:table-cell>
          <table:table-cell table:formula="of:=AVERAGE([$'Raw Data'.F75];[$'Raw Data'.L75];[$'Raw Data'.R75])" office:value-type="float" office:value="1359.33333333333">
            <text:p>1359</text:p>
          </table:table-cell>
          <table:table-cell table:formula="of:=AVERAGE([$'Raw Data'.G75];[$'Raw Data'.M75];[$'Raw Data'.S75])" office:value-type="float" office:value="815.666666666667">
            <text:p>816</text:p>
          </table:table-cell>
          <table:table-cell table:formula="of:=AVERAGE([$'Raw Data'.H75];[$'Raw Data'.N75];[$'Raw Data'.T75])" office:value-type="float" office:value="776.666666666667">
            <text:p>777</text:p>
          </table:table-cell>
          <table:table-cell/>
        </table:table-row>
        <table:table-row table:style-name="ro4">
          <table:table-cell table:formula="of:=[$'Raw Data'.A76]" office:value-type="time" office:time-value="PT01H09M00S">
            <text:p>01:09:00</text:p>
          </table:table-cell>
          <table:table-cell table:formula="of:=AVERAGE([$'Raw Data'.C76];[$'Raw Data'.I76];[$'Raw Data'.O76])" office:value-type="float" office:value="37.3333333333333">
            <text:p>37</text:p>
          </table:table-cell>
          <table:table-cell table:formula="of:=AVERAGE([$'Raw Data'.D76];[$'Raw Data'.J76];[$'Raw Data'.P76])" office:value-type="float" office:value="1442.66666666667">
            <text:p>1443</text:p>
          </table:table-cell>
          <table:table-cell table:formula="of:=AVERAGE([$'Raw Data'.E76];[$'Raw Data'.K76];[$'Raw Data'.Q76])" office:value-type="float" office:value="1290">
            <text:p>1290</text:p>
          </table:table-cell>
          <table:table-cell table:formula="of:=AVERAGE([$'Raw Data'.F76];[$'Raw Data'.L76];[$'Raw Data'.R76])" office:value-type="float" office:value="1364">
            <text:p>1364</text:p>
          </table:table-cell>
          <table:table-cell table:formula="of:=AVERAGE([$'Raw Data'.G76];[$'Raw Data'.M76];[$'Raw Data'.S76])" office:value-type="float" office:value="806">
            <text:p>806</text:p>
          </table:table-cell>
          <table:table-cell table:formula="of:=AVERAGE([$'Raw Data'.H76];[$'Raw Data'.N76];[$'Raw Data'.T76])" office:value-type="float" office:value="772.333333333333">
            <text:p>772</text:p>
          </table:table-cell>
          <table:table-cell/>
        </table:table-row>
        <table:table-row table:style-name="ro4">
          <table:table-cell table:formula="of:=[$'Raw Data'.A77]" office:value-type="time" office:time-value="PT01H10M00S">
            <text:p>01:10:00</text:p>
          </table:table-cell>
          <table:table-cell table:formula="of:=AVERAGE([$'Raw Data'.C77];[$'Raw Data'.I77];[$'Raw Data'.O77])" office:value-type="float" office:value="33">
            <text:p>33</text:p>
          </table:table-cell>
          <table:table-cell table:formula="of:=AVERAGE([$'Raw Data'.D77];[$'Raw Data'.J77];[$'Raw Data'.P77])" office:value-type="float" office:value="1417.66666666667">
            <text:p>1418</text:p>
          </table:table-cell>
          <table:table-cell table:formula="of:=AVERAGE([$'Raw Data'.E77];[$'Raw Data'.K77];[$'Raw Data'.Q77])" office:value-type="float" office:value="1293">
            <text:p>1293</text:p>
          </table:table-cell>
          <table:table-cell table:formula="of:=AVERAGE([$'Raw Data'.F77];[$'Raw Data'.L77];[$'Raw Data'.R77])" office:value-type="float" office:value="1352">
            <text:p>1352</text:p>
          </table:table-cell>
          <table:table-cell table:formula="of:=AVERAGE([$'Raw Data'.G77];[$'Raw Data'.M77];[$'Raw Data'.S77])" office:value-type="float" office:value="836">
            <text:p>836</text:p>
          </table:table-cell>
          <table:table-cell table:formula="of:=AVERAGE([$'Raw Data'.H77];[$'Raw Data'.N77];[$'Raw Data'.T77])" office:value-type="float" office:value="786">
            <text:p>786</text:p>
          </table:table-cell>
          <table:table-cell/>
        </table:table-row>
        <table:table-row table:style-name="ro4">
          <table:table-cell table:formula="of:=[$'Raw Data'.A78]" office:value-type="time" office:time-value="PT01H11M00S">
            <text:p>01:11:00</text:p>
          </table:table-cell>
          <table:table-cell table:formula="of:=AVERAGE([$'Raw Data'.C78];[$'Raw Data'.I78];[$'Raw Data'.O78])" office:value-type="float" office:value="37.6666666666667">
            <text:p>38</text:p>
          </table:table-cell>
          <table:table-cell table:formula="of:=AVERAGE([$'Raw Data'.D78];[$'Raw Data'.J78];[$'Raw Data'.P78])" office:value-type="float" office:value="1423.33333333333">
            <text:p>1423</text:p>
          </table:table-cell>
          <table:table-cell table:formula="of:=AVERAGE([$'Raw Data'.E78];[$'Raw Data'.K78];[$'Raw Data'.Q78])" office:value-type="float" office:value="1320.33333333333">
            <text:p>1320</text:p>
          </table:table-cell>
          <table:table-cell table:formula="of:=AVERAGE([$'Raw Data'.F78];[$'Raw Data'.L78];[$'Raw Data'.R78])" office:value-type="float" office:value="1350.66666666667">
            <text:p>1351</text:p>
          </table:table-cell>
          <table:table-cell table:formula="of:=AVERAGE([$'Raw Data'.G78];[$'Raw Data'.M78];[$'Raw Data'.S78])" office:value-type="float" office:value="825.666666666667">
            <text:p>826</text:p>
          </table:table-cell>
          <table:table-cell table:formula="of:=AVERAGE([$'Raw Data'.H78];[$'Raw Data'.N78];[$'Raw Data'.T78])" office:value-type="float" office:value="787.333333333333">
            <text:p>787</text:p>
          </table:table-cell>
          <table:table-cell/>
        </table:table-row>
        <table:table-row table:style-name="ro4">
          <table:table-cell table:formula="of:=[$'Raw Data'.A79]" office:value-type="time" office:time-value="PT01H12M00S">
            <text:p>01:12:00</text:p>
          </table:table-cell>
          <table:table-cell table:formula="of:=AVERAGE([$'Raw Data'.C79];[$'Raw Data'.I79];[$'Raw Data'.O79])" office:value-type="float" office:value="38">
            <text:p>38</text:p>
          </table:table-cell>
          <table:table-cell table:formula="of:=AVERAGE([$'Raw Data'.D79];[$'Raw Data'.J79];[$'Raw Data'.P79])" office:value-type="float" office:value="1411">
            <text:p>1411</text:p>
          </table:table-cell>
          <table:table-cell table:formula="of:=AVERAGE([$'Raw Data'.E79];[$'Raw Data'.K79];[$'Raw Data'.Q79])" office:value-type="float" office:value="1320.33333333333">
            <text:p>1320</text:p>
          </table:table-cell>
          <table:table-cell table:formula="of:=AVERAGE([$'Raw Data'.F79];[$'Raw Data'.L79];[$'Raw Data'.R79])" office:value-type="float" office:value="1368.33333333333">
            <text:p>1368</text:p>
          </table:table-cell>
          <table:table-cell table:formula="of:=AVERAGE([$'Raw Data'.G79];[$'Raw Data'.M79];[$'Raw Data'.S79])" office:value-type="float" office:value="819">
            <text:p>819</text:p>
          </table:table-cell>
          <table:table-cell table:formula="of:=AVERAGE([$'Raw Data'.H79];[$'Raw Data'.N79];[$'Raw Data'.T79])" office:value-type="float" office:value="781.333333333333">
            <text:p>781</text:p>
          </table:table-cell>
          <table:table-cell/>
        </table:table-row>
        <table:table-row table:style-name="ro4">
          <table:table-cell table:formula="of:=[$'Raw Data'.A80]" office:value-type="time" office:time-value="PT01H13M00S">
            <text:p>01:13:00</text:p>
          </table:table-cell>
          <table:table-cell table:formula="of:=AVERAGE([$'Raw Data'.C80];[$'Raw Data'.I80];[$'Raw Data'.O80])" office:value-type="float" office:value="36.3333333333333">
            <text:p>36</text:p>
          </table:table-cell>
          <table:table-cell table:formula="of:=AVERAGE([$'Raw Data'.D80];[$'Raw Data'.J80];[$'Raw Data'.P80])" office:value-type="float" office:value="1437.66666666667">
            <text:p>1438</text:p>
          </table:table-cell>
          <table:table-cell table:formula="of:=AVERAGE([$'Raw Data'.E80];[$'Raw Data'.K80];[$'Raw Data'.Q80])" office:value-type="float" office:value="1317.33333333333">
            <text:p>1317</text:p>
          </table:table-cell>
          <table:table-cell table:formula="of:=AVERAGE([$'Raw Data'.F80];[$'Raw Data'.L80];[$'Raw Data'.R80])" office:value-type="float" office:value="1350">
            <text:p>1350</text:p>
          </table:table-cell>
          <table:table-cell table:formula="of:=AVERAGE([$'Raw Data'.G80];[$'Raw Data'.M80];[$'Raw Data'.S80])" office:value-type="float" office:value="821">
            <text:p>821</text:p>
          </table:table-cell>
          <table:table-cell table:formula="of:=AVERAGE([$'Raw Data'.H80];[$'Raw Data'.N80];[$'Raw Data'.T80])" office:value-type="float" office:value="774">
            <text:p>774</text:p>
          </table:table-cell>
          <table:table-cell/>
        </table:table-row>
        <table:table-row table:style-name="ro4">
          <table:table-cell table:formula="of:=[$'Raw Data'.A81]" office:value-type="time" office:time-value="PT01H14M00S">
            <text:p>01:14:00</text:p>
          </table:table-cell>
          <table:table-cell table:formula="of:=AVERAGE([$'Raw Data'.C81];[$'Raw Data'.I81];[$'Raw Data'.O81])" office:value-type="float" office:value="32.6666666666667">
            <text:p>33</text:p>
          </table:table-cell>
          <table:table-cell table:formula="of:=AVERAGE([$'Raw Data'.D81];[$'Raw Data'.J81];[$'Raw Data'.P81])" office:value-type="float" office:value="1432">
            <text:p>1432</text:p>
          </table:table-cell>
          <table:table-cell table:formula="of:=AVERAGE([$'Raw Data'.E81];[$'Raw Data'.K81];[$'Raw Data'.Q81])" office:value-type="float" office:value="1299.33333333333">
            <text:p>1299</text:p>
          </table:table-cell>
          <table:table-cell table:formula="of:=AVERAGE([$'Raw Data'.F81];[$'Raw Data'.L81];[$'Raw Data'.R81])" office:value-type="float" office:value="1346.33333333333">
            <text:p>1346</text:p>
          </table:table-cell>
          <table:table-cell table:formula="of:=AVERAGE([$'Raw Data'.G81];[$'Raw Data'.M81];[$'Raw Data'.S81])" office:value-type="float" office:value="834">
            <text:p>834</text:p>
          </table:table-cell>
          <table:table-cell table:formula="of:=AVERAGE([$'Raw Data'.H81];[$'Raw Data'.N81];[$'Raw Data'.T81])" office:value-type="float" office:value="781">
            <text:p>781</text:p>
          </table:table-cell>
          <table:table-cell/>
        </table:table-row>
        <table:table-row table:style-name="ro4">
          <table:table-cell table:formula="of:=[$'Raw Data'.A82]" office:value-type="time" office:time-value="PT01H15M00S">
            <text:p>01:15:00</text:p>
          </table:table-cell>
          <table:table-cell table:formula="of:=AVERAGE([$'Raw Data'.C82];[$'Raw Data'.I82];[$'Raw Data'.O82])" office:value-type="float" office:value="36">
            <text:p>36</text:p>
          </table:table-cell>
          <table:table-cell table:formula="of:=AVERAGE([$'Raw Data'.D82];[$'Raw Data'.J82];[$'Raw Data'.P82])" office:value-type="float" office:value="1430.66666666667">
            <text:p>1431</text:p>
          </table:table-cell>
          <table:table-cell table:formula="of:=AVERAGE([$'Raw Data'.E82];[$'Raw Data'.K82];[$'Raw Data'.Q82])" office:value-type="float" office:value="1320.66666666667">
            <text:p>1321</text:p>
          </table:table-cell>
          <table:table-cell table:formula="of:=AVERAGE([$'Raw Data'.F82];[$'Raw Data'.L82];[$'Raw Data'.R82])" office:value-type="float" office:value="1381">
            <text:p>1381</text:p>
          </table:table-cell>
          <table:table-cell table:formula="of:=AVERAGE([$'Raw Data'.G82];[$'Raw Data'.M82];[$'Raw Data'.S82])" office:value-type="float" office:value="830.666666666667">
            <text:p>831</text:p>
          </table:table-cell>
          <table:table-cell table:formula="of:=AVERAGE([$'Raw Data'.H82];[$'Raw Data'.N82];[$'Raw Data'.T82])" office:value-type="float" office:value="759.666666666667">
            <text:p>760</text:p>
          </table:table-cell>
          <table:table-cell/>
        </table:table-row>
        <table:table-row table:style-name="ro4">
          <table:table-cell table:formula="of:=[$'Raw Data'.A83]" office:value-type="time" office:time-value="PT01H16M00S">
            <text:p>01:16:00</text:p>
          </table:table-cell>
          <table:table-cell table:formula="of:=AVERAGE([$'Raw Data'.C83];[$'Raw Data'.I83];[$'Raw Data'.O83])" office:value-type="float" office:value="36">
            <text:p>36</text:p>
          </table:table-cell>
          <table:table-cell table:formula="of:=AVERAGE([$'Raw Data'.D83];[$'Raw Data'.J83];[$'Raw Data'.P83])" office:value-type="float" office:value="1432.33333333333">
            <text:p>1432</text:p>
          </table:table-cell>
          <table:table-cell table:formula="of:=AVERAGE([$'Raw Data'.E83];[$'Raw Data'.K83];[$'Raw Data'.Q83])" office:value-type="float" office:value="1314">
            <text:p>1314</text:p>
          </table:table-cell>
          <table:table-cell table:formula="of:=AVERAGE([$'Raw Data'.F83];[$'Raw Data'.L83];[$'Raw Data'.R83])" office:value-type="float" office:value="1343.66666666667">
            <text:p>1344</text:p>
          </table:table-cell>
          <table:table-cell table:formula="of:=AVERAGE([$'Raw Data'.G83];[$'Raw Data'.M83];[$'Raw Data'.S83])" office:value-type="float" office:value="813.666666666667">
            <text:p>814</text:p>
          </table:table-cell>
          <table:table-cell table:formula="of:=AVERAGE([$'Raw Data'.H83];[$'Raw Data'.N83];[$'Raw Data'.T83])" office:value-type="float" office:value="785.333333333333">
            <text:p>785</text:p>
          </table:table-cell>
          <table:table-cell/>
        </table:table-row>
        <table:table-row table:style-name="ro4">
          <table:table-cell table:formula="of:=[$'Raw Data'.A84]" office:value-type="time" office:time-value="PT01H17M00S">
            <text:p>01:17:00</text:p>
          </table:table-cell>
          <table:table-cell table:formula="of:=AVERAGE([$'Raw Data'.C84];[$'Raw Data'.I84];[$'Raw Data'.O84])" office:value-type="float" office:value="34.3333333333333">
            <text:p>34</text:p>
          </table:table-cell>
          <table:table-cell table:formula="of:=AVERAGE([$'Raw Data'.D84];[$'Raw Data'.J84];[$'Raw Data'.P84])" office:value-type="float" office:value="1438.33333333333">
            <text:p>1438</text:p>
          </table:table-cell>
          <table:table-cell table:formula="of:=AVERAGE([$'Raw Data'.E84];[$'Raw Data'.K84];[$'Raw Data'.Q84])" office:value-type="float" office:value="1304.33333333333">
            <text:p>1304</text:p>
          </table:table-cell>
          <table:table-cell table:formula="of:=AVERAGE([$'Raw Data'.F84];[$'Raw Data'.L84];[$'Raw Data'.R84])" office:value-type="float" office:value="1388.33333333333">
            <text:p>1388</text:p>
          </table:table-cell>
          <table:table-cell table:formula="of:=AVERAGE([$'Raw Data'.G84];[$'Raw Data'.M84];[$'Raw Data'.S84])" office:value-type="float" office:value="829.666666666667">
            <text:p>830</text:p>
          </table:table-cell>
          <table:table-cell table:formula="of:=AVERAGE([$'Raw Data'.H84];[$'Raw Data'.N84];[$'Raw Data'.T84])" office:value-type="float" office:value="768.666666666667">
            <text:p>769</text:p>
          </table:table-cell>
          <table:table-cell/>
        </table:table-row>
        <table:table-row table:style-name="ro4">
          <table:table-cell table:formula="of:=[$'Raw Data'.A85]" office:value-type="time" office:time-value="PT01H18M00S">
            <text:p>01:18:00</text:p>
          </table:table-cell>
          <table:table-cell table:formula="of:=AVERAGE([$'Raw Data'.C85];[$'Raw Data'.I85];[$'Raw Data'.O85])" office:value-type="float" office:value="35.3333333333333">
            <text:p>35</text:p>
          </table:table-cell>
          <table:table-cell table:formula="of:=AVERAGE([$'Raw Data'.D85];[$'Raw Data'.J85];[$'Raw Data'.P85])" office:value-type="float" office:value="1433.66666666667">
            <text:p>1434</text:p>
          </table:table-cell>
          <table:table-cell table:formula="of:=AVERAGE([$'Raw Data'.E85];[$'Raw Data'.K85];[$'Raw Data'.Q85])" office:value-type="float" office:value="1314.33333333333">
            <text:p>1314</text:p>
          </table:table-cell>
          <table:table-cell table:formula="of:=AVERAGE([$'Raw Data'.F85];[$'Raw Data'.L85];[$'Raw Data'.R85])" office:value-type="float" office:value="1349">
            <text:p>1349</text:p>
          </table:table-cell>
          <table:table-cell table:formula="of:=AVERAGE([$'Raw Data'.G85];[$'Raw Data'.M85];[$'Raw Data'.S85])" office:value-type="float" office:value="810">
            <text:p>810</text:p>
          </table:table-cell>
          <table:table-cell table:formula="of:=AVERAGE([$'Raw Data'.H85];[$'Raw Data'.N85];[$'Raw Data'.T85])" office:value-type="float" office:value="767.666666666667">
            <text:p>768</text:p>
          </table:table-cell>
          <table:table-cell/>
        </table:table-row>
        <table:table-row table:style-name="ro4">
          <table:table-cell table:formula="of:=[$'Raw Data'.A86]" office:value-type="time" office:time-value="PT01H19M00S">
            <text:p>01:19:00</text:p>
          </table:table-cell>
          <table:table-cell table:formula="of:=AVERAGE([$'Raw Data'.C86];[$'Raw Data'.I86];[$'Raw Data'.O86])" office:value-type="float" office:value="33">
            <text:p>33</text:p>
          </table:table-cell>
          <table:table-cell table:formula="of:=AVERAGE([$'Raw Data'.D86];[$'Raw Data'.J86];[$'Raw Data'.P86])" office:value-type="float" office:value="1453">
            <text:p>1453</text:p>
          </table:table-cell>
          <table:table-cell table:formula="of:=AVERAGE([$'Raw Data'.E86];[$'Raw Data'.K86];[$'Raw Data'.Q86])" office:value-type="float" office:value="1305.66666666667">
            <text:p>1306</text:p>
          </table:table-cell>
          <table:table-cell table:formula="of:=AVERAGE([$'Raw Data'.F86];[$'Raw Data'.L86];[$'Raw Data'.R86])" office:value-type="float" office:value="1376">
            <text:p>1376</text:p>
          </table:table-cell>
          <table:table-cell table:formula="of:=AVERAGE([$'Raw Data'.G86];[$'Raw Data'.M86];[$'Raw Data'.S86])" office:value-type="float" office:value="808.666666666667">
            <text:p>809</text:p>
          </table:table-cell>
          <table:table-cell table:formula="of:=AVERAGE([$'Raw Data'.H86];[$'Raw Data'.N86];[$'Raw Data'.T86])" office:value-type="float" office:value="779">
            <text:p>779</text:p>
          </table:table-cell>
          <table:table-cell/>
        </table:table-row>
        <table:table-row table:style-name="ro4">
          <table:table-cell table:formula="of:=[$'Raw Data'.A87]" office:value-type="time" office:time-value="PT01H20M00S">
            <text:p>01:20:00</text:p>
          </table:table-cell>
          <table:table-cell table:formula="of:=AVERAGE([$'Raw Data'.C87];[$'Raw Data'.I87];[$'Raw Data'.O87])" office:value-type="float" office:value="39.3333333333333">
            <text:p>39</text:p>
          </table:table-cell>
          <table:table-cell table:formula="of:=AVERAGE([$'Raw Data'.D87];[$'Raw Data'.J87];[$'Raw Data'.P87])" office:value-type="float" office:value="1441.66666666667">
            <text:p>1442</text:p>
          </table:table-cell>
          <table:table-cell table:formula="of:=AVERAGE([$'Raw Data'.E87];[$'Raw Data'.K87];[$'Raw Data'.Q87])" office:value-type="float" office:value="1318">
            <text:p>1318</text:p>
          </table:table-cell>
          <table:table-cell table:formula="of:=AVERAGE([$'Raw Data'.F87];[$'Raw Data'.L87];[$'Raw Data'.R87])" office:value-type="float" office:value="1332.66666666667">
            <text:p>1333</text:p>
          </table:table-cell>
          <table:table-cell table:formula="of:=AVERAGE([$'Raw Data'.G87];[$'Raw Data'.M87];[$'Raw Data'.S87])" office:value-type="float" office:value="824.333333333333">
            <text:p>824</text:p>
          </table:table-cell>
          <table:table-cell table:formula="of:=AVERAGE([$'Raw Data'.H87];[$'Raw Data'.N87];[$'Raw Data'.T87])" office:value-type="float" office:value="768">
            <text:p>768</text:p>
          </table:table-cell>
          <table:table-cell/>
        </table:table-row>
        <table:table-row table:style-name="ro4">
          <table:table-cell table:formula="of:=[$'Raw Data'.A88]" office:value-type="time" office:time-value="PT01H21M00S">
            <text:p>01:21:00</text:p>
          </table:table-cell>
          <table:table-cell table:formula="of:=AVERAGE([$'Raw Data'.C88];[$'Raw Data'.I88];[$'Raw Data'.O88])" office:value-type="float" office:value="34.6666666666667">
            <text:p>35</text:p>
          </table:table-cell>
          <table:table-cell table:formula="of:=AVERAGE([$'Raw Data'.D88];[$'Raw Data'.J88];[$'Raw Data'.P88])" office:value-type="float" office:value="1453">
            <text:p>1453</text:p>
          </table:table-cell>
          <table:table-cell table:formula="of:=AVERAGE([$'Raw Data'.E88];[$'Raw Data'.K88];[$'Raw Data'.Q88])" office:value-type="float" office:value="1310.33333333333">
            <text:p>1310</text:p>
          </table:table-cell>
          <table:table-cell table:formula="of:=AVERAGE([$'Raw Data'.F88];[$'Raw Data'.L88];[$'Raw Data'.R88])" office:value-type="float" office:value="1346.66666666667">
            <text:p>1347</text:p>
          </table:table-cell>
          <table:table-cell table:formula="of:=AVERAGE([$'Raw Data'.G88];[$'Raw Data'.M88];[$'Raw Data'.S88])" office:value-type="float" office:value="825.333333333333">
            <text:p>825</text:p>
          </table:table-cell>
          <table:table-cell table:formula="of:=AVERAGE([$'Raw Data'.H88];[$'Raw Data'.N88];[$'Raw Data'.T88])" office:value-type="float" office:value="776.666666666667">
            <text:p>777</text:p>
          </table:table-cell>
          <table:table-cell/>
        </table:table-row>
        <table:table-row table:style-name="ro4">
          <table:table-cell table:formula="of:=[$'Raw Data'.A89]" office:value-type="time" office:time-value="PT01H22M00S">
            <text:p>01:22:00</text:p>
          </table:table-cell>
          <table:table-cell table:formula="of:=AVERAGE([$'Raw Data'.C89];[$'Raw Data'.I89];[$'Raw Data'.O89])" office:value-type="float" office:value="31.3333333333333">
            <text:p>31</text:p>
          </table:table-cell>
          <table:table-cell table:formula="of:=AVERAGE([$'Raw Data'.D89];[$'Raw Data'.J89];[$'Raw Data'.P89])" office:value-type="float" office:value="1449.33333333333">
            <text:p>1449</text:p>
          </table:table-cell>
          <table:table-cell table:formula="of:=AVERAGE([$'Raw Data'.E89];[$'Raw Data'.K89];[$'Raw Data'.Q89])" office:value-type="float" office:value="1304">
            <text:p>1304</text:p>
          </table:table-cell>
          <table:table-cell table:formula="of:=AVERAGE([$'Raw Data'.F89];[$'Raw Data'.L89];[$'Raw Data'.R89])" office:value-type="float" office:value="1331.33333333333">
            <text:p>1331</text:p>
          </table:table-cell>
          <table:table-cell table:formula="of:=AVERAGE([$'Raw Data'.G89];[$'Raw Data'.M89];[$'Raw Data'.S89])" office:value-type="float" office:value="819.666666666667">
            <text:p>820</text:p>
          </table:table-cell>
          <table:table-cell table:formula="of:=AVERAGE([$'Raw Data'.H89];[$'Raw Data'.N89];[$'Raw Data'.T89])" office:value-type="float" office:value="767">
            <text:p>767</text:p>
          </table:table-cell>
          <table:table-cell/>
        </table:table-row>
        <table:table-row table:style-name="ro4">
          <table:table-cell table:formula="of:=[$'Raw Data'.A90]" office:value-type="time" office:time-value="PT01H23M00S">
            <text:p>01:23:00</text:p>
          </table:table-cell>
          <table:table-cell table:formula="of:=AVERAGE([$'Raw Data'.C90];[$'Raw Data'.I90];[$'Raw Data'.O90])" office:value-type="float" office:value="31.6666666666667">
            <text:p>32</text:p>
          </table:table-cell>
          <table:table-cell table:formula="of:=AVERAGE([$'Raw Data'.D90];[$'Raw Data'.J90];[$'Raw Data'.P90])" office:value-type="float" office:value="1444.33333333333">
            <text:p>1444</text:p>
          </table:table-cell>
          <table:table-cell table:formula="of:=AVERAGE([$'Raw Data'.E90];[$'Raw Data'.K90];[$'Raw Data'.Q90])" office:value-type="float" office:value="1301.33333333333">
            <text:p>1301</text:p>
          </table:table-cell>
          <table:table-cell table:formula="of:=AVERAGE([$'Raw Data'.F90];[$'Raw Data'.L90];[$'Raw Data'.R90])" office:value-type="float" office:value="1342">
            <text:p>1342</text:p>
          </table:table-cell>
          <table:table-cell table:formula="of:=AVERAGE([$'Raw Data'.G90];[$'Raw Data'.M90];[$'Raw Data'.S90])" office:value-type="float" office:value="812.333333333333">
            <text:p>812</text:p>
          </table:table-cell>
          <table:table-cell table:formula="of:=AVERAGE([$'Raw Data'.H90];[$'Raw Data'.N90];[$'Raw Data'.T90])" office:value-type="float" office:value="769">
            <text:p>769</text:p>
          </table:table-cell>
          <table:table-cell/>
        </table:table-row>
        <table:table-row table:style-name="ro4">
          <table:table-cell table:formula="of:=[$'Raw Data'.A91]" office:value-type="time" office:time-value="PT01H24M00S">
            <text:p>01:24:00</text:p>
          </table:table-cell>
          <table:table-cell table:formula="of:=AVERAGE([$'Raw Data'.C91];[$'Raw Data'.I91];[$'Raw Data'.O91])" office:value-type="float" office:value="39.6666666666667">
            <text:p>40</text:p>
          </table:table-cell>
          <table:table-cell table:formula="of:=AVERAGE([$'Raw Data'.D91];[$'Raw Data'.J91];[$'Raw Data'.P91])" office:value-type="float" office:value="1432.33333333333">
            <text:p>1432</text:p>
          </table:table-cell>
          <table:table-cell table:formula="of:=AVERAGE([$'Raw Data'.E91];[$'Raw Data'.K91];[$'Raw Data'.Q91])" office:value-type="float" office:value="1321.33333333333">
            <text:p>1321</text:p>
          </table:table-cell>
          <table:table-cell table:formula="of:=AVERAGE([$'Raw Data'.F91];[$'Raw Data'.L91];[$'Raw Data'.R91])" office:value-type="float" office:value="1339.33333333333">
            <text:p>1339</text:p>
          </table:table-cell>
          <table:table-cell table:formula="of:=AVERAGE([$'Raw Data'.G91];[$'Raw Data'.M91];[$'Raw Data'.S91])" office:value-type="float" office:value="831.666666666667">
            <text:p>832</text:p>
          </table:table-cell>
          <table:table-cell table:formula="of:=AVERAGE([$'Raw Data'.H91];[$'Raw Data'.N91];[$'Raw Data'.T91])" office:value-type="float" office:value="764.333333333333">
            <text:p>764</text:p>
          </table:table-cell>
          <table:table-cell/>
        </table:table-row>
        <table:table-row table:style-name="ro4">
          <table:table-cell table:formula="of:=[$'Raw Data'.A92]" office:value-type="time" office:time-value="PT01H25M00S">
            <text:p>01:25:00</text:p>
          </table:table-cell>
          <table:table-cell table:formula="of:=AVERAGE([$'Raw Data'.C92];[$'Raw Data'.I92];[$'Raw Data'.O92])" office:value-type="float" office:value="33.3333333333333">
            <text:p>33</text:p>
          </table:table-cell>
          <table:table-cell table:formula="of:=AVERAGE([$'Raw Data'.D92];[$'Raw Data'.J92];[$'Raw Data'.P92])" office:value-type="float" office:value="1434">
            <text:p>1434</text:p>
          </table:table-cell>
          <table:table-cell table:formula="of:=AVERAGE([$'Raw Data'.E92];[$'Raw Data'.K92];[$'Raw Data'.Q92])" office:value-type="float" office:value="1334.66666666667">
            <text:p>1335</text:p>
          </table:table-cell>
          <table:table-cell table:formula="of:=AVERAGE([$'Raw Data'.F92];[$'Raw Data'.L92];[$'Raw Data'.R92])" office:value-type="float" office:value="1373.33333333333">
            <text:p>1373</text:p>
          </table:table-cell>
          <table:table-cell table:formula="of:=AVERAGE([$'Raw Data'.G92];[$'Raw Data'.M92];[$'Raw Data'.S92])" office:value-type="float" office:value="829.333333333333">
            <text:p>829</text:p>
          </table:table-cell>
          <table:table-cell table:formula="of:=AVERAGE([$'Raw Data'.H92];[$'Raw Data'.N92];[$'Raw Data'.T92])" office:value-type="float" office:value="763.333333333333">
            <text:p>763</text:p>
          </table:table-cell>
          <table:table-cell/>
        </table:table-row>
        <table:table-row table:style-name="ro4">
          <table:table-cell table:formula="of:=[$'Raw Data'.A93]" office:value-type="time" office:time-value="PT01H26M00S">
            <text:p>01:26:00</text:p>
          </table:table-cell>
          <table:table-cell table:formula="of:=AVERAGE([$'Raw Data'.C93];[$'Raw Data'.I93];[$'Raw Data'.O93])" office:value-type="float" office:value="35.3333333333333">
            <text:p>35</text:p>
          </table:table-cell>
          <table:table-cell table:formula="of:=AVERAGE([$'Raw Data'.D93];[$'Raw Data'.J93];[$'Raw Data'.P93])" office:value-type="float" office:value="1416.33333333333">
            <text:p>1416</text:p>
          </table:table-cell>
          <table:table-cell table:formula="of:=AVERAGE([$'Raw Data'.E93];[$'Raw Data'.K93];[$'Raw Data'.Q93])" office:value-type="float" office:value="1290">
            <text:p>1290</text:p>
          </table:table-cell>
          <table:table-cell table:formula="of:=AVERAGE([$'Raw Data'.F93];[$'Raw Data'.L93];[$'Raw Data'.R93])" office:value-type="float" office:value="1373.66666666667">
            <text:p>1374</text:p>
          </table:table-cell>
          <table:table-cell table:formula="of:=AVERAGE([$'Raw Data'.G93];[$'Raw Data'.M93];[$'Raw Data'.S93])" office:value-type="float" office:value="814.333333333333">
            <text:p>814</text:p>
          </table:table-cell>
          <table:table-cell table:formula="of:=AVERAGE([$'Raw Data'.H93];[$'Raw Data'.N93];[$'Raw Data'.T93])" office:value-type="float" office:value="780.333333333333">
            <text:p>780</text:p>
          </table:table-cell>
          <table:table-cell/>
        </table:table-row>
        <table:table-row table:style-name="ro4">
          <table:table-cell table:formula="of:=[$'Raw Data'.A94]" office:value-type="time" office:time-value="PT01H27M00S">
            <text:p>01:27:00</text:p>
          </table:table-cell>
          <table:table-cell table:formula="of:=AVERAGE([$'Raw Data'.C94];[$'Raw Data'.I94];[$'Raw Data'.O94])" office:value-type="float" office:value="35.6666666666667">
            <text:p>36</text:p>
          </table:table-cell>
          <table:table-cell table:formula="of:=AVERAGE([$'Raw Data'.D94];[$'Raw Data'.J94];[$'Raw Data'.P94])" office:value-type="float" office:value="1443.33333333333">
            <text:p>1443</text:p>
          </table:table-cell>
          <table:table-cell table:formula="of:=AVERAGE([$'Raw Data'.E94];[$'Raw Data'.K94];[$'Raw Data'.Q94])" office:value-type="float" office:value="1317.33333333333">
            <text:p>1317</text:p>
          </table:table-cell>
          <table:table-cell table:formula="of:=AVERAGE([$'Raw Data'.F94];[$'Raw Data'.L94];[$'Raw Data'.R94])" office:value-type="float" office:value="1331">
            <text:p>1331</text:p>
          </table:table-cell>
          <table:table-cell table:formula="of:=AVERAGE([$'Raw Data'.G94];[$'Raw Data'.M94];[$'Raw Data'.S94])" office:value-type="float" office:value="814">
            <text:p>814</text:p>
          </table:table-cell>
          <table:table-cell table:formula="of:=AVERAGE([$'Raw Data'.H94];[$'Raw Data'.N94];[$'Raw Data'.T94])" office:value-type="float" office:value="783.333333333333">
            <text:p>783</text:p>
          </table:table-cell>
          <table:table-cell/>
        </table:table-row>
        <table:table-row table:style-name="ro4">
          <table:table-cell table:formula="of:=[$'Raw Data'.A95]" office:value-type="time" office:time-value="PT01H28M00S">
            <text:p>01:28:00</text:p>
          </table:table-cell>
          <table:table-cell table:formula="of:=AVERAGE([$'Raw Data'.C95];[$'Raw Data'.I95];[$'Raw Data'.O95])" office:value-type="float" office:value="31">
            <text:p>31</text:p>
          </table:table-cell>
          <table:table-cell table:formula="of:=AVERAGE([$'Raw Data'.D95];[$'Raw Data'.J95];[$'Raw Data'.P95])" office:value-type="float" office:value="1446.66666666667">
            <text:p>1447</text:p>
          </table:table-cell>
          <table:table-cell table:formula="of:=AVERAGE([$'Raw Data'.E95];[$'Raw Data'.K95];[$'Raw Data'.Q95])" office:value-type="float" office:value="1298">
            <text:p>1298</text:p>
          </table:table-cell>
          <table:table-cell table:formula="of:=AVERAGE([$'Raw Data'.F95];[$'Raw Data'.L95];[$'Raw Data'.R95])" office:value-type="float" office:value="1345.66666666667">
            <text:p>1346</text:p>
          </table:table-cell>
          <table:table-cell table:formula="of:=AVERAGE([$'Raw Data'.G95];[$'Raw Data'.M95];[$'Raw Data'.S95])" office:value-type="float" office:value="838.333333333333">
            <text:p>838</text:p>
          </table:table-cell>
          <table:table-cell table:formula="of:=AVERAGE([$'Raw Data'.H95];[$'Raw Data'.N95];[$'Raw Data'.T95])" office:value-type="float" office:value="776.333333333333">
            <text:p>776</text:p>
          </table:table-cell>
          <table:table-cell/>
        </table:table-row>
        <table:table-row table:style-name="ro4">
          <table:table-cell table:formula="of:=[$'Raw Data'.A96]" office:value-type="time" office:time-value="PT01H29M00S">
            <text:p>01:29:00</text:p>
          </table:table-cell>
          <table:table-cell table:formula="of:=AVERAGE([$'Raw Data'.C96];[$'Raw Data'.I96];[$'Raw Data'.O96])" office:value-type="float" office:value="34.6666666666667">
            <text:p>35</text:p>
          </table:table-cell>
          <table:table-cell table:formula="of:=AVERAGE([$'Raw Data'.D96];[$'Raw Data'.J96];[$'Raw Data'.P96])" office:value-type="float" office:value="1436.66666666667">
            <text:p>1437</text:p>
          </table:table-cell>
          <table:table-cell table:formula="of:=AVERAGE([$'Raw Data'.E96];[$'Raw Data'.K96];[$'Raw Data'.Q96])" office:value-type="float" office:value="1293">
            <text:p>1293</text:p>
          </table:table-cell>
          <table:table-cell table:formula="of:=AVERAGE([$'Raw Data'.F96];[$'Raw Data'.L96];[$'Raw Data'.R96])" office:value-type="float" office:value="1360">
            <text:p>1360</text:p>
          </table:table-cell>
          <table:table-cell table:formula="of:=AVERAGE([$'Raw Data'.G96];[$'Raw Data'.M96];[$'Raw Data'.S96])" office:value-type="float" office:value="836">
            <text:p>836</text:p>
          </table:table-cell>
          <table:table-cell table:formula="of:=AVERAGE([$'Raw Data'.H96];[$'Raw Data'.N96];[$'Raw Data'.T96])" office:value-type="float" office:value="758.333333333333">
            <text:p>758</text:p>
          </table:table-cell>
          <table:table-cell/>
        </table:table-row>
        <table:table-row table:style-name="ro4">
          <table:table-cell table:formula="of:=[$'Raw Data'.A97]" office:value-type="time" office:time-value="PT01H30M00S">
            <text:p>01:30:00</text:p>
          </table:table-cell>
          <table:table-cell table:formula="of:=AVERAGE([$'Raw Data'.C97];[$'Raw Data'.I97];[$'Raw Data'.O97])" office:value-type="float" office:value="39">
            <text:p>39</text:p>
          </table:table-cell>
          <table:table-cell table:formula="of:=AVERAGE([$'Raw Data'.D97];[$'Raw Data'.J97];[$'Raw Data'.P97])" office:value-type="float" office:value="1463.33333333333">
            <text:p>1463</text:p>
          </table:table-cell>
          <table:table-cell table:formula="of:=AVERAGE([$'Raw Data'.E97];[$'Raw Data'.K97];[$'Raw Data'.Q97])" office:value-type="float" office:value="1299.66666666667">
            <text:p>1300</text:p>
          </table:table-cell>
          <table:table-cell table:formula="of:=AVERAGE([$'Raw Data'.F97];[$'Raw Data'.L97];[$'Raw Data'.R97])" office:value-type="float" office:value="1370.33333333333">
            <text:p>1370</text:p>
          </table:table-cell>
          <table:table-cell table:formula="of:=AVERAGE([$'Raw Data'.G97];[$'Raw Data'.M97];[$'Raw Data'.S97])" office:value-type="float" office:value="827.333333333333">
            <text:p>827</text:p>
          </table:table-cell>
          <table:table-cell table:formula="of:=AVERAGE([$'Raw Data'.H97];[$'Raw Data'.N97];[$'Raw Data'.T97])" office:value-type="float" office:value="768.333333333333">
            <text:p>768</text:p>
          </table:table-cell>
          <table:table-cell/>
        </table:table-row>
        <table:table-row table:style-name="ro4">
          <table:table-cell table:formula="of:=[$'Raw Data'.A98]" office:value-type="time" office:time-value="PT01H31M00S">
            <text:p>01:31:00</text:p>
          </table:table-cell>
          <table:table-cell table:formula="of:=AVERAGE([$'Raw Data'.C98];[$'Raw Data'.I98];[$'Raw Data'.O98])" office:value-type="float" office:value="34.6666666666667">
            <text:p>35</text:p>
          </table:table-cell>
          <table:table-cell table:formula="of:=AVERAGE([$'Raw Data'.D98];[$'Raw Data'.J98];[$'Raw Data'.P98])" office:value-type="float" office:value="1456">
            <text:p>1456</text:p>
          </table:table-cell>
          <table:table-cell table:formula="of:=AVERAGE([$'Raw Data'.E98];[$'Raw Data'.K98];[$'Raw Data'.Q98])" office:value-type="float" office:value="1325.33333333333">
            <text:p>1325</text:p>
          </table:table-cell>
          <table:table-cell table:formula="of:=AVERAGE([$'Raw Data'.F98];[$'Raw Data'.L98];[$'Raw Data'.R98])" office:value-type="float" office:value="1370.33333333333">
            <text:p>1370</text:p>
          </table:table-cell>
          <table:table-cell table:formula="of:=AVERAGE([$'Raw Data'.G98];[$'Raw Data'.M98];[$'Raw Data'.S98])" office:value-type="float" office:value="830.333333333333">
            <text:p>830</text:p>
          </table:table-cell>
          <table:table-cell table:formula="of:=AVERAGE([$'Raw Data'.H98];[$'Raw Data'.N98];[$'Raw Data'.T98])" office:value-type="float" office:value="758.333333333333">
            <text:p>758</text:p>
          </table:table-cell>
          <table:table-cell/>
        </table:table-row>
        <table:table-row table:style-name="ro4">
          <table:table-cell table:formula="of:=[$'Raw Data'.A99]" office:value-type="time" office:time-value="PT01H32M00S">
            <text:p>01:32:00</text:p>
          </table:table-cell>
          <table:table-cell table:formula="of:=AVERAGE([$'Raw Data'.C99];[$'Raw Data'.I99];[$'Raw Data'.O99])" office:value-type="float" office:value="35.6666666666667">
            <text:p>36</text:p>
          </table:table-cell>
          <table:table-cell table:formula="of:=AVERAGE([$'Raw Data'.D99];[$'Raw Data'.J99];[$'Raw Data'.P99])" office:value-type="float" office:value="1425.33333333333">
            <text:p>1425</text:p>
          </table:table-cell>
          <table:table-cell table:formula="of:=AVERAGE([$'Raw Data'.E99];[$'Raw Data'.K99];[$'Raw Data'.Q99])" office:value-type="float" office:value="1310.66666666667">
            <text:p>1311</text:p>
          </table:table-cell>
          <table:table-cell table:formula="of:=AVERAGE([$'Raw Data'.F99];[$'Raw Data'.L99];[$'Raw Data'.R99])" office:value-type="float" office:value="1320">
            <text:p>1320</text:p>
          </table:table-cell>
          <table:table-cell table:formula="of:=AVERAGE([$'Raw Data'.G99];[$'Raw Data'.M99];[$'Raw Data'.S99])" office:value-type="float" office:value="841">
            <text:p>841</text:p>
          </table:table-cell>
          <table:table-cell table:formula="of:=AVERAGE([$'Raw Data'.H99];[$'Raw Data'.N99];[$'Raw Data'.T99])" office:value-type="float" office:value="751.666666666667">
            <text:p>752</text:p>
          </table:table-cell>
          <table:table-cell/>
        </table:table-row>
        <table:named-expressions/>
      </table:table>
      <table:named-expressions>
        <table:named-expression table:name="MethodPointer1" table:base-cell-address="$Overview.$A$1" table:expression="308717168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10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1T10:55:56.11</dc:date>
    <meta:editing-cycles>7</meta:editing-cycles>
    <meta:editing-duration>PT14M40S</meta:editing-duration>
    <meta:generator>OpenOffice/4.1.3$Win32 OpenOffice.org_project/413m1$Build-9783</meta:generator>
    <meta:document-statistic meta:table-count="3" meta:cell-count="2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/>
    </style:style>
    <style:style style:name="ch6" style:family="chart" style:data-style-name="N41">
      <style:chart-properties chart:display-label="true" chart:logarithmic="false" chart:minimum="0" chart:maximum="0.0625" chart:interval-major="0.0208333333333333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ffd320" draw:fill-color="#ffd32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/>
      <style:graphic-properties draw:stroke="none" svg:stroke-width="0.105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7e0021" draw:fill-color="#7e0021"/>
      <style:text-properties fo:font-size="10pt" style:font-size-asian="10pt" style:font-size-complex="10pt"/>
    </style:style>
    <style:style style:name="ch16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00ccff" draw:fill-color="#00cc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16.002cm" svg:height="9.003cm" xlink:href=".." xlink:type="simple" chart:class="chart:scatter" chart:style-name="ch1">
        <chart:title svg:x="1.832cm" svg:y="0.316cm" chart:style-name="ch2">
          <text:p>GH components, one-staple scaffold @ 10nM, strands @ 20nM</text:p>
        </chart:title>
        <chart:subtitle svg:x="0.435cm" svg:y="1.275cm" chart:style-name="ch3">
          <text:p>Measuring 600nm emission (to test Cy5 absorption), measured after equilibrium reached</text:p>
        </chart:subtitle>
        <chart:legend chart:legend-position="end" svg:x="11.569cm" svg:y="2.667cm" style:legend-expansion="high" chart:style-name="ch4"/>
        <chart:plot-area chart:style-name="ch5" table:cell-range-address="Analysis.A2:Analysis.G94 Analysis.B1:Analysis.G1" chart:data-source-has-labels="row" svg:x="1.358cm" svg:y="2.318cm" svg:width="9.571cm" svg:height="5.497cm">
          <chartooo:coordinate-region svg:x="2.35cm" svg:y="2.53cm" svg:width="7.917cm" svg:height="4.612cm"/>
          <chart:axis chart:dimension="x" chart:name="primary-x" chart:style-name="ch6">
            <chart:title svg:x="4.803cm" svg:y="7.996cm" chart:style-name="ch7">
              <text:p>Time (HH:MM:SS)</text:p>
            </chart:title>
          </chart:axis>
          <chart:axis chart:dimension="y" chart:name="primary-y" chart:style-name="ch8">
            <chart:title svg:x="0.451cm" svg:y="5.586cm" chart:style-name="ch9">
              <text:p>Signal</text:p>
            </chart:title>
            <chart:grid chart:style-name="ch10" chart:class="major"/>
          </chart:axis>
          <chart:series chart:style-name="ch11" chart:values-cell-range-address="Analysis.B2:Analysis.B94" chart:label-cell-address="Analysis.B1:Analysis.B1" chart:class="chart:scatter">
            <chart:domain table:cell-range-address="Analysis.A2:Analysis.A94"/>
            <chart:data-point chart:repeated="93"/>
          </chart:series>
          <chart:series chart:style-name="ch12" chart:values-cell-range-address="Analysis.C2:Analysis.C94" chart:label-cell-address="Analysis.C1:Analysis.C1" chart:class="chart:scatter">
            <chart:data-point chart:repeated="93"/>
          </chart:series>
          <chart:series chart:style-name="ch13" chart:values-cell-range-address="Analysis.D2:Analysis.D94" chart:label-cell-address="Analysis.D1:Analysis.D1" chart:class="chart:scatter">
            <chart:data-point chart:repeated="93"/>
          </chart:series>
          <chart:series chart:style-name="ch14" chart:values-cell-range-address="Analysis.E2:Analysis.E94" chart:label-cell-address="Analysis.E1:Analysis.E1" chart:class="chart:scatter">
            <chart:data-point chart:repeated="93"/>
          </chart:series>
          <chart:series chart:style-name="ch15" chart:values-cell-range-address="Analysis.F2:Analysis.F94" chart:label-cell-address="Analysis.F1:Analysis.F1" chart:class="chart:scatter">
            <chart:data-point chart:repeated="93"/>
          </chart:series>
          <chart:series chart:style-name="ch16" chart:values-cell-range-address="Analysis.G2:Analysis.G94" chart:label-cell-address="Analysis.G1:Analysis.G1" chart:class="chart:scatter">
            <chart:data-point chart:repeated="9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1 (Cy5)</text:p>
                <draw:g>
                  <svg:desc>Analysis.B1:Analysis.B1</svg:desc>
                </draw:g>
              </table:table-cell>
              <table:table-cell office:value-type="string">
                <text:p>H2 (Cy3)</text:p>
                <draw:g>
                  <svg:desc>Analysis.C1:Analysis.C1</svg:desc>
                </draw:g>
              </table:table-cell>
              <table:table-cell office:value-type="string">
                <text:p>H1+H2</text:p>
                <draw:g>
                  <svg:desc>Analysis.D1:Analysis.D1</svg:desc>
                </draw:g>
              </table:table-cell>
              <table:table-cell office:value-type="string">
                <text:p>H1+H2 + both staples</text:p>
                <draw:g>
                  <svg:desc>Analysis.E1:Analysis.E1</svg:desc>
                </draw:g>
              </table:table-cell>
              <table:table-cell office:value-type="string">
                <text:p>H1+H2 + scaffold</text:p>
                <draw:g>
                  <svg:desc>Analysis.F1:Analysis.F1</svg:desc>
                </draw:g>
              </table:table-cell>
              <table:table-cell office:value-type="string">
                <text:p>H1+H2 + both staples + scaffold</text:p>
                <draw:g>
                  <svg:desc>Analysis.G1:Analysi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is.A2:Analysis.A94</svg:desc>
                </draw:g>
              </table:table-cell>
              <table:table-cell office:value-type="float" office:value="32.3333333333333">
                <text:p>32.3333333333333</text:p>
                <draw:g>
                  <svg:desc>Analysis.B2:Analysis.B94</svg:desc>
                </draw:g>
              </table:table-cell>
              <table:table-cell office:value-type="float" office:value="1450">
                <text:p>1450</text:p>
                <draw:g>
                  <svg:desc>Analysis.C2:Analysis.C94</svg:desc>
                </draw:g>
              </table:table-cell>
              <table:table-cell office:value-type="float" office:value="1294">
                <text:p>1294</text:p>
                <draw:g>
                  <svg:desc>Analysis.D2:Analysis.D94</svg:desc>
                </draw:g>
              </table:table-cell>
              <table:table-cell office:value-type="float" office:value="1357">
                <text:p>1357</text:p>
                <draw:g>
                  <svg:desc>Analysis.E2:Analysis.E94</svg:desc>
                </draw:g>
              </table:table-cell>
              <table:table-cell office:value-type="float" office:value="833.666666666667">
                <text:p>833.666666666667</text:p>
                <draw:g>
                  <svg:desc>Analysis.F2:Analysis.F94</svg:desc>
                </draw:g>
              </table:table-cell>
              <table:table-cell office:value-type="float" office:value="764.333333333333">
                <text:p>764.333333333333</text:p>
                <draw:g>
                  <svg:desc>Analysis.G2:Analysis.G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44">
                <text:p>1444</text:p>
              </table:table-cell>
              <table:table-cell office:value-type="float" office:value="1307.33333333333">
                <text:p>1307.33333333333</text:p>
              </table:table-cell>
              <table:table-cell office:value-type="float" office:value="1346">
                <text:p>1346</text:p>
              </table:table-cell>
              <table:table-cell office:value-type="float" office:value="829">
                <text:p>82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28">
                <text:p>28</text:p>
              </table:table-cell>
              <table:table-cell office:value-type="float" office:value="1414">
                <text:p>1414</text:p>
              </table:table-cell>
              <table:table-cell office:value-type="float" office:value="1319">
                <text:p>1319</text:p>
              </table:table-cell>
              <table:table-cell office:value-type="float" office:value="1364.66666666667">
                <text:p>1364.66666666667</text:p>
              </table:table-cell>
              <table:table-cell office:value-type="float" office:value="823">
                <text:p>82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4">
                <text:p>44</text:p>
              </table:table-cell>
              <table:table-cell office:value-type="float" office:value="1407.33333333333">
                <text:p>1407.33333333333</text:p>
              </table:table-cell>
              <table:table-cell office:value-type="float" office:value="1315.66666666667">
                <text:p>1315.66666666667</text:p>
              </table:table-cell>
              <table:table-cell office:value-type="float" office:value="1336.66666666667">
                <text:p>1336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32.33333333333">
                <text:p>1432.33333333333</text:p>
              </table:table-cell>
              <table:table-cell office:value-type="float" office:value="1305.33333333333">
                <text:p>1305.33333333333</text:p>
              </table:table-cell>
              <table:table-cell office:value-type="float" office:value="1345.66666666667">
                <text:p>1345.66666666667</text:p>
              </table:table-cell>
              <table:table-cell office:value-type="float" office:value="831.666666666667">
                <text:p>831.666666666667</text:p>
              </table:table-cell>
              <table:table-cell office:value-type="float" office:value="777.333333333333">
                <text:p>777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36">
                <text:p>36</text:p>
              </table:table-cell>
              <table:table-cell office:value-type="float" office:value="1450.33333333333">
                <text:p>1450.33333333333</text:p>
              </table:table-cell>
              <table:table-cell office:value-type="float" office:value="1297">
                <text:p>1297</text:p>
              </table:table-cell>
              <table:table-cell office:value-type="float" office:value="1330.66666666667">
                <text:p>1330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29.66666666667">
                <text:p>1429.66666666667</text:p>
              </table:table-cell>
              <table:table-cell office:value-type="float" office:value="1317">
                <text:p>1317</text:p>
              </table:table-cell>
              <table:table-cell office:value-type="float" office:value="1371">
                <text:p>1371</text:p>
              </table:table-cell>
              <table:table-cell office:value-type="float" office:value="827">
                <text:p>82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449">
                <text:p>1449</text:p>
              </table:table-cell>
              <table:table-cell office:value-type="float" office:value="1301">
                <text:p>1301</text:p>
              </table:table-cell>
              <table:table-cell office:value-type="float" office:value="1337.33333333333">
                <text:p>1337.33333333333</text:p>
              </table:table-cell>
              <table:table-cell office:value-type="float" office:value="814.333333333333">
                <text:p>814.33333333333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306.33333333333">
                <text:p>1306.33333333333</text:p>
              </table:table-cell>
              <table:table-cell office:value-type="float" office:value="1371">
                <text:p>1371</text:p>
              </table:table-cell>
              <table:table-cell office:value-type="float" office:value="826">
                <text:p>82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25">
                <text:p>0.00625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23.66666666667">
                <text:p>1423.66666666667</text:p>
              </table:table-cell>
              <table:table-cell office:value-type="float" office:value="1274">
                <text:p>1274</text:p>
              </table:table-cell>
              <table:table-cell office:value-type="float" office:value="1374.33333333333">
                <text:p>1374.33333333333</text:p>
              </table:table-cell>
              <table:table-cell office:value-type="float" office:value="822.666666666667">
                <text:p>822.66666666666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39">
                <text:p>39</text:p>
              </table:table-cell>
              <table:table-cell office:value-type="float" office:value="1418.33333333333">
                <text:p>1418.33333333333</text:p>
              </table:table-cell>
              <table:table-cell office:value-type="float" office:value="1331">
                <text:p>1331</text:p>
              </table:table-cell>
              <table:table-cell office:value-type="float" office:value="1346.66666666667">
                <text:p>1346.66666666667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5.66666666667">
                <text:p>1445.66666666667</text:p>
              </table:table-cell>
              <table:table-cell office:value-type="float" office:value="1318.66666666667">
                <text:p>1318.66666666667</text:p>
              </table:table-cell>
              <table:table-cell office:value-type="float" office:value="1360.66666666667">
                <text:p>1360.66666666667</text:p>
              </table:table-cell>
              <table:table-cell office:value-type="float" office:value="822.333333333333">
                <text:p>822.333333333333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6">
                <text:p>1446</text:p>
              </table:table-cell>
              <table:table-cell office:value-type="float" office:value="1292">
                <text:p>1292</text:p>
              </table:table-cell>
              <table:table-cell office:value-type="float" office:value="1351">
                <text:p>1351</text:p>
              </table:table-cell>
              <table:table-cell office:value-type="float" office:value="833.666666666667">
                <text:p>833.666666666667</text:p>
              </table:table-cell>
              <table:table-cell office:value-type="float" office:value="774.333333333333">
                <text:p>774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433.66666666667">
                <text:p>1433.66666666667</text:p>
              </table:table-cell>
              <table:table-cell office:value-type="float" office:value="1290">
                <text:p>1290</text:p>
              </table:table-cell>
              <table:table-cell office:value-type="float" office:value="1353">
                <text:p>1353</text:p>
              </table:table-cell>
              <table:table-cell office:value-type="float" office:value="825.666666666667">
                <text:p>825.66666666666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66.33333333333">
                <text:p>1466.33333333333</text:p>
              </table:table-cell>
              <table:table-cell office:value-type="float" office:value="1343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818">
                <text:p>818</text:p>
              </table:table-cell>
              <table:table-cell office:value-type="float" office:value="774.333333333333">
                <text:p>774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55.33333333333">
                <text:p>1455.33333333333</text:p>
              </table:table-cell>
              <table:table-cell office:value-type="float" office:value="1323">
                <text:p>1323</text:p>
              </table:table-cell>
              <table:table-cell office:value-type="float" office:value="1321.66666666667">
                <text:p>1321.66666666667</text:p>
              </table:table-cell>
              <table:table-cell office:value-type="float" office:value="830">
                <text:p>830</text:p>
              </table:table-cell>
              <table:table-cell office:value-type="float" office:value="765.666666666667">
                <text:p>765.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25">
                <text:p>1425</text:p>
              </table:table-cell>
              <table:table-cell office:value-type="float" office:value="1305.66666666667">
                <text:p>1305.66666666667</text:p>
              </table:table-cell>
              <table:table-cell office:value-type="float" office:value="1359">
                <text:p>1359</text:p>
              </table:table-cell>
              <table:table-cell office:value-type="float" office:value="829">
                <text:p>82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8055555555556">
                <text:p>0.01180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5">
                <text:p>1445</text:p>
              </table:table-cell>
              <table:table-cell office:value-type="float" office:value="1317">
                <text:p>1317</text:p>
              </table:table-cell>
              <table:table-cell office:value-type="float" office:value="1373">
                <text:p>1373</text:p>
              </table:table-cell>
              <table:table-cell office:value-type="float" office:value="844.666666666667">
                <text:p>844.66666666666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5">
                <text:p>0.0125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434.33333333333">
                <text:p>1434.33333333333</text:p>
              </table:table-cell>
              <table:table-cell office:value-type="float" office:value="1311.66666666667">
                <text:p>1311.66666666667</text:p>
              </table:table-cell>
              <table:table-cell office:value-type="float" office:value="1347.66666666667">
                <text:p>1347.66666666667</text:p>
              </table:table-cell>
              <table:table-cell office:value-type="float" office:value="824">
                <text:p>824</text:p>
              </table:table-cell>
              <table:table-cell office:value-type="float" office:value="777.666666666667">
                <text:p>777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31944444444444">
                <text:p>0.0131944444444444</text:p>
              </table:table-cell>
              <table:table-cell office:value-type="float" office:value="39">
                <text:p>39</text:p>
              </table:table-cell>
              <table:table-cell office:value-type="float" office:value="1440.66666666667">
                <text:p>1440.66666666667</text:p>
              </table:table-cell>
              <table:table-cell office:value-type="float" office:value="1308.33333333333">
                <text:p>1308.33333333333</text:p>
              </table:table-cell>
              <table:table-cell office:value-type="float" office:value="1338">
                <text:p>1338</text:p>
              </table:table-cell>
              <table:table-cell office:value-type="float" office:value="834.333333333333">
                <text:p>834.333333333333</text:p>
              </table:table-cell>
              <table:table-cell office:value-type="float" office:value="779.333333333333">
                <text:p>779.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19.33333333333">
                <text:p>1419.33333333333</text:p>
              </table:table-cell>
              <table:table-cell office:value-type="float" office:value="1315">
                <text:p>1315</text:p>
              </table:table-cell>
              <table:table-cell office:value-type="float" office:value="1392">
                <text:p>1392</text:p>
              </table:table-cell>
              <table:table-cell office:value-type="float" office:value="807">
                <text:p>807</text:p>
              </table:table-cell>
              <table:table-cell office:value-type="float" office:value="759.666666666667">
                <text:p>759.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5833333333333">
                <text:p>0.0145833333333333</text:p>
              </table:table-cell>
              <table:table-cell office:value-type="float" office:value="36">
                <text:p>36</text:p>
              </table:table-cell>
              <table:table-cell office:value-type="float" office:value="1447.66666666667">
                <text:p>1447.66666666667</text:p>
              </table:table-cell>
              <table:table-cell office:value-type="float" office:value="1333.33333333333">
                <text:p>1333.33333333333</text:p>
              </table:table-cell>
              <table:table-cell office:value-type="float" office:value="1366.33333333333">
                <text:p>1366.33333333333</text:p>
              </table:table-cell>
              <table:table-cell office:value-type="float" office:value="824">
                <text:p>824</text:p>
              </table:table-cell>
              <table:table-cell office:value-type="float" office:value="783.333333333333">
                <text:p>783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1321">
                <text:p>1321</text:p>
              </table:table-cell>
              <table:table-cell office:value-type="float" office:value="1337">
                <text:p>1337</text:p>
              </table:table-cell>
              <table:table-cell office:value-type="float" office:value="826">
                <text:p>826</text:p>
              </table:table-cell>
              <table:table-cell office:value-type="float" office:value="762.333333333333">
                <text:p>762.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9722222222222">
                <text:p>0.015972222222222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1478">
                <text:p>1478</text:p>
              </table:table-cell>
              <table:table-cell office:value-type="float" office:value="1312">
                <text:p>1312</text:p>
              </table:table-cell>
              <table:table-cell office:value-type="float" office:value="1332.66666666667">
                <text:p>1332.66666666667</text:p>
              </table:table-cell>
              <table:table-cell office:value-type="float" office:value="821">
                <text:p>82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37">
                <text:p>37</text:p>
              </table:table-cell>
              <table:table-cell office:value-type="float" office:value="1433.66666666667">
                <text:p>1433.66666666667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61.33333333333">
                <text:p>1361.33333333333</text:p>
              </table:table-cell>
              <table:table-cell office:value-type="float" office:value="836.333333333333">
                <text:p>836.33333333333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35">
                <text:p>35</text:p>
              </table:table-cell>
              <table:table-cell office:value-type="float" office:value="1429">
                <text:p>1429</text:p>
              </table:table-cell>
              <table:table-cell office:value-type="float" office:value="1296.66666666667">
                <text:p>1296.66666666667</text:p>
              </table:table-cell>
              <table:table-cell office:value-type="float" office:value="1349.66666666667">
                <text:p>1349.66666666667</text:p>
              </table:table-cell>
              <table:table-cell office:value-type="float" office:value="840">
                <text:p>840</text:p>
              </table:table-cell>
              <table:table-cell office:value-type="float" office:value="763.666666666667">
                <text:p>763.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424.33333333333">
                <text:p>1424.33333333333</text:p>
              </table:table-cell>
              <table:table-cell office:value-type="float" office:value="1335.33333333333">
                <text:p>1335.33333333333</text:p>
              </table:table-cell>
              <table:table-cell office:value-type="float" office:value="1329">
                <text:p>1329</text:p>
              </table:table-cell>
              <table:table-cell office:value-type="float" office:value="821">
                <text:p>821</text:p>
              </table:table-cell>
              <table:table-cell office:value-type="float" office:value="760.333333333333">
                <text:p>760.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75">
                <text:p>0.01875</text:p>
              </table:table-cell>
              <table:table-cell office:value-type="float" office:value="37">
                <text:p>37</text:p>
              </table:table-cell>
              <table:table-cell office:value-type="float" office:value="1436.66666666667">
                <text:p>1436.66666666667</text:p>
              </table:table-cell>
              <table:table-cell office:value-type="float" office:value="1323">
                <text:p>1323</text:p>
              </table:table-cell>
              <table:table-cell office:value-type="float" office:value="1329">
                <text:p>1329</text:p>
              </table:table-cell>
              <table:table-cell office:value-type="float" office:value="815.333333333333">
                <text:p>815.33333333333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37">
                <text:p>37</text:p>
              </table:table-cell>
              <table:table-cell office:value-type="float" office:value="1464.33333333333">
                <text:p>1464.33333333333</text:p>
              </table:table-cell>
              <table:table-cell office:value-type="float" office:value="1327.33333333333">
                <text:p>1327.33333333333</text:p>
              </table:table-cell>
              <table:table-cell office:value-type="float" office:value="1329">
                <text:p>1329</text:p>
              </table:table-cell>
              <table:table-cell office:value-type="float" office:value="811.333333333333">
                <text:p>811.333333333333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36">
                <text:p>36</text:p>
              </table:table-cell>
              <table:table-cell office:value-type="float" office:value="1430">
                <text:p>1430</text:p>
              </table:table-cell>
              <table:table-cell office:value-type="float" office:value="1321">
                <text:p>1321</text:p>
              </table:table-cell>
              <table:table-cell office:value-type="float" office:value="1344">
                <text:p>1344</text:p>
              </table:table-cell>
              <table:table-cell office:value-type="float" office:value="834.666666666667">
                <text:p>834.666666666667</text:p>
              </table:table-cell>
              <table:table-cell office:value-type="float" office:value="773.333333333333">
                <text:p>773.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3">
                <text:p>43</text:p>
              </table:table-cell>
              <table:table-cell office:value-type="float" office:value="1432.66666666667">
                <text:p>1432.66666666667</text:p>
              </table:table-cell>
              <table:table-cell office:value-type="float" office:value="1290.33333333333">
                <text:p>1290.33333333333</text:p>
              </table:table-cell>
              <table:table-cell office:value-type="float" office:value="1338.66666666667">
                <text:p>1338.66666666667</text:p>
              </table:table-cell>
              <table:table-cell office:value-type="float" office:value="823.333333333333">
                <text:p>823.333333333333</text:p>
              </table:table-cell>
              <table:table-cell office:value-type="float" office:value="771.333333333333">
                <text:p>771.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5277777777778">
                <text:p>0.02152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51">
                <text:p>1451</text:p>
              </table:table-cell>
              <table:table-cell office:value-type="float" office:value="1334.33333333333">
                <text:p>1334.33333333333</text:p>
              </table:table-cell>
              <table:table-cell office:value-type="float" office:value="1362">
                <text:p>1362</text:p>
              </table:table-cell>
              <table:table-cell office:value-type="float" office:value="832">
                <text:p>832</text:p>
              </table:table-cell>
              <table:table-cell office:value-type="float" office:value="782.333333333333">
                <text:p>782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452.66666666667">
                <text:p>1452.66666666667</text:p>
              </table:table-cell>
              <table:table-cell office:value-type="float" office:value="1316.66666666667">
                <text:p>1316.66666666667</text:p>
              </table:table-cell>
              <table:table-cell office:value-type="float" office:value="1358">
                <text:p>1358</text:p>
              </table:table-cell>
              <table:table-cell office:value-type="float" office:value="828">
                <text:p>828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9166666666667">
                <text:p>0.02291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439">
                <text:p>1439</text:p>
              </table:table-cell>
              <table:table-cell office:value-type="float" office:value="1330.33333333333">
                <text:p>1330.33333333333</text:p>
              </table:table-cell>
              <table:table-cell office:value-type="float" office:value="1357">
                <text:p>1357</text:p>
              </table:table-cell>
              <table:table-cell office:value-type="float" office:value="818">
                <text:p>818</text:p>
              </table:table-cell>
              <table:table-cell office:value-type="float" office:value="774.666666666667">
                <text:p>774.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35.33333333333">
                <text:p>1435.33333333333</text:p>
              </table:table-cell>
              <table:table-cell office:value-type="float" office:value="1318">
                <text:p>1318</text:p>
              </table:table-cell>
              <table:table-cell office:value-type="float" office:value="1360.33333333333">
                <text:p>1360.33333333333</text:p>
              </table:table-cell>
              <table:table-cell office:value-type="float" office:value="817">
                <text:p>817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3055555555556">
                <text:p>0.0243055555555556</text:p>
              </table:table-cell>
              <table:table-cell office:value-type="float" office:value="39">
                <text:p>39</text:p>
              </table:table-cell>
              <table:table-cell office:value-type="float" office:value="1428.33333333333">
                <text:p>1428.33333333333</text:p>
              </table:table-cell>
              <table:table-cell office:value-type="float" office:value="1320">
                <text:p>1320</text:p>
              </table:table-cell>
              <table:table-cell office:value-type="float" office:value="1331.66666666667">
                <text:p>1331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">
                <text:p>0.025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411.33333333333">
                <text:p>1411.33333333333</text:p>
              </table:table-cell>
              <table:table-cell office:value-type="float" office:value="1326">
                <text:p>1326</text:p>
              </table:table-cell>
              <table:table-cell office:value-type="float" office:value="1349">
                <text:p>1349</text:p>
              </table:table-cell>
              <table:table-cell office:value-type="float" office:value="827">
                <text:p>82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6944444444444">
                <text:p>0.02569444444444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44.66666666667">
                <text:p>1444.66666666667</text:p>
              </table:table-cell>
              <table:table-cell office:value-type="float" office:value="1299">
                <text:p>1299</text:p>
              </table:table-cell>
              <table:table-cell office:value-type="float" office:value="1352.66666666667">
                <text:p>1352.66666666667</text:p>
              </table:table-cell>
              <table:table-cell office:value-type="float" office:value="819.666666666667">
                <text:p>819.66666666666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35">
                <text:p>35</text:p>
              </table:table-cell>
              <table:table-cell office:value-type="float" office:value="1443">
                <text:p>1443</text:p>
              </table:table-cell>
              <table:table-cell office:value-type="float" office:value="1335.66666666667">
                <text:p>1335.66666666667</text:p>
              </table:table-cell>
              <table:table-cell office:value-type="float" office:value="1369.33333333333">
                <text:p>1369.33333333333</text:p>
              </table:table-cell>
              <table:table-cell office:value-type="float" office:value="815">
                <text:p>815</text:p>
              </table:table-cell>
              <table:table-cell office:value-type="float" office:value="747.666666666667">
                <text:p>747.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0833333333333">
                <text:p>0.0270833333333333</text:p>
              </table:table-cell>
              <table:table-cell office:value-type="float" office:value="41">
                <text:p>41</text:p>
              </table:table-cell>
              <table:table-cell office:value-type="float" office:value="1417.66666666667">
                <text:p>1417.66666666667</text:p>
              </table:table-cell>
              <table:table-cell office:value-type="float" office:value="1317">
                <text:p>1317</text:p>
              </table:table-cell>
              <table:table-cell office:value-type="float" office:value="1349.66666666667">
                <text:p>1349.66666666667</text:p>
              </table:table-cell>
              <table:table-cell office:value-type="float" office:value="827">
                <text:p>827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1313.66666666667">
                <text:p>1313.66666666667</text:p>
              </table:table-cell>
              <table:table-cell office:value-type="float" office:value="1344.33333333333">
                <text:p>1344.33333333333</text:p>
              </table:table-cell>
              <table:table-cell office:value-type="float" office:value="811.666666666667">
                <text:p>811.66666666666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4722222222222">
                <text:p>0.0284722222222222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421">
                <text:p>1421</text:p>
              </table:table-cell>
              <table:table-cell office:value-type="float" office:value="1321.33333333333">
                <text:p>1321.33333333333</text:p>
              </table:table-cell>
              <table:table-cell office:value-type="float" office:value="1352">
                <text:p>1352</text:p>
              </table:table-cell>
              <table:table-cell office:value-type="float" office:value="821.333333333333">
                <text:p>821.333333333333</text:p>
              </table:table-cell>
              <table:table-cell office:value-type="float" office:value="767.333333333333">
                <text:p>767.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1330">
                <text:p>1330</text:p>
              </table:table-cell>
              <table:table-cell office:value-type="float" office:value="1368.66666666667">
                <text:p>1368.66666666667</text:p>
              </table:table-cell>
              <table:table-cell office:value-type="float" office:value="830.666666666667">
                <text:p>830.666666666667</text:p>
              </table:table-cell>
              <table:table-cell office:value-type="float" office:value="758.666666666667">
                <text:p>758.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34">
                <text:p>34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1311">
                <text:p>1311</text:p>
              </table:table-cell>
              <table:table-cell office:value-type="float" office:value="1352">
                <text:p>1352</text:p>
              </table:table-cell>
              <table:table-cell office:value-type="float" office:value="820.666666666667">
                <text:p>820.666666666667</text:p>
              </table:table-cell>
              <table:table-cell office:value-type="float" office:value="779.666666666667">
                <text:p>779.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429.33333333333">
                <text:p>1429.33333333333</text:p>
              </table:table-cell>
              <table:table-cell office:value-type="float" office:value="1310.66666666667">
                <text:p>1310.66666666667</text:p>
              </table:table-cell>
              <table:table-cell office:value-type="float" office:value="1332.33333333333">
                <text:p>1332.33333333333</text:p>
              </table:table-cell>
              <table:table-cell office:value-type="float" office:value="825">
                <text:p>82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125">
                <text:p>0.03125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1416">
                <text:p>1416</text:p>
              </table:table-cell>
              <table:table-cell office:value-type="float" office:value="1327">
                <text:p>1327</text:p>
              </table:table-cell>
              <table:table-cell office:value-type="float" office:value="1367">
                <text:p>1367</text:p>
              </table:table-cell>
              <table:table-cell office:value-type="float" office:value="840.333333333333">
                <text:p>840.333333333333</text:p>
              </table:table-cell>
              <table:table-cell office:value-type="float" office:value="775.666666666667">
                <text:p>775.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300">
                <text:p>1300</text:p>
              </table:table-cell>
              <table:table-cell office:value-type="float" office:value="1373">
                <text:p>1373</text:p>
              </table:table-cell>
              <table:table-cell office:value-type="float" office:value="845.666666666667">
                <text:p>845.666666666667</text:p>
              </table:table-cell>
              <table:table-cell office:value-type="float" office:value="782.666666666667">
                <text:p>782.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26388888888889">
                <text:p>0.0326388888888889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450">
                <text:p>1450</text:p>
              </table:table-cell>
              <table:table-cell office:value-type="float" office:value="1312.66666666667">
                <text:p>1312.66666666667</text:p>
              </table:table-cell>
              <table:table-cell office:value-type="float" office:value="1351.33333333333">
                <text:p>1351.33333333333</text:p>
              </table:table-cell>
              <table:table-cell office:value-type="float" office:value="813.333333333333">
                <text:p>813.333333333333</text:p>
              </table:table-cell>
              <table:table-cell office:value-type="float" office:value="791.333333333333">
                <text:p>791.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38.66666666667">
                <text:p>1438.66666666667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12.66666666667">
                <text:p>1312.66666666667</text:p>
              </table:table-cell>
              <table:table-cell office:value-type="float" office:value="820.666666666667">
                <text:p>820.666666666667</text:p>
              </table:table-cell>
              <table:table-cell office:value-type="float" office:value="758.333333333333">
                <text:p>758.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40277777777778">
                <text:p>0.0340277777777778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29">
                <text:p>1429</text:p>
              </table:table-cell>
              <table:table-cell office:value-type="float" office:value="1306">
                <text:p>1306</text:p>
              </table:table-cell>
              <table:table-cell office:value-type="float" office:value="1350.66666666667">
                <text:p>1350.66666666667</text:p>
              </table:table-cell>
              <table:table-cell office:value-type="float" office:value="818">
                <text:p>818</text:p>
              </table:table-cell>
              <table:table-cell office:value-type="float" office:value="755.666666666667">
                <text:p>755.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34">
                <text:p>34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1338">
                <text:p>1338</text:p>
              </table:table-cell>
              <table:table-cell office:value-type="float" office:value="1359.33333333333">
                <text:p>1359.33333333333</text:p>
              </table:table-cell>
              <table:table-cell office:value-type="float" office:value="829">
                <text:p>829</text:p>
              </table:table-cell>
              <table:table-cell office:value-type="float" office:value="775.333333333333">
                <text:p>775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54166666666667">
                <text:p>0.0354166666666667</text:p>
              </table:table-cell>
              <table:table-cell office:value-type="float" office:value="40">
                <text:p>40</text:p>
              </table:table-cell>
              <table:table-cell office:value-type="float" office:value="1430.66666666667">
                <text:p>1430.66666666667</text:p>
              </table:table-cell>
              <table:table-cell office:value-type="float" office:value="1310">
                <text:p>1310</text:p>
              </table:table-cell>
              <table:table-cell office:value-type="float" office:value="1360.66666666667">
                <text:p>1360.66666666667</text:p>
              </table:table-cell>
              <table:table-cell office:value-type="float" office:value="817.333333333333">
                <text:p>817.333333333333</text:p>
              </table:table-cell>
              <table:table-cell office:value-type="float" office:value="760.333333333333">
                <text:p>760.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28.33333333333">
                <text:p>1428.33333333333</text:p>
              </table:table-cell>
              <table:table-cell office:value-type="float" office:value="1333.66666666667">
                <text:p>1333.66666666667</text:p>
              </table:table-cell>
              <table:table-cell office:value-type="float" office:value="1366.66666666667">
                <text:p>1366.66666666667</text:p>
              </table:table-cell>
              <table:table-cell office:value-type="float" office:value="802.666666666667">
                <text:p>802.666666666667</text:p>
              </table:table-cell>
              <table:table-cell office:value-type="float" office:value="784.333333333333">
                <text:p>784.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8055555555556">
                <text:p>0.0368055555555556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423">
                <text:p>1423</text:p>
              </table:table-cell>
              <table:table-cell office:value-type="float" office:value="1304.33333333333">
                <text:p>1304.33333333333</text:p>
              </table:table-cell>
              <table:table-cell office:value-type="float" office:value="1343">
                <text:p>1343</text:p>
              </table:table-cell>
              <table:table-cell office:value-type="float" office:value="807.666666666667">
                <text:p>807.666666666667</text:p>
              </table:table-cell>
              <table:table-cell office:value-type="float" office:value="762.666666666667">
                <text:p>762.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75">
                <text:p>0.0375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438">
                <text:p>1438</text:p>
              </table:table-cell>
              <table:table-cell office:value-type="float" office:value="1315">
                <text:p>1315</text:p>
              </table:table-cell>
              <table:table-cell office:value-type="float" office:value="1378">
                <text:p>1378</text:p>
              </table:table-cell>
              <table:table-cell office:value-type="float" office:value="808.333333333333">
                <text:p>808.33333333333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81944444444444">
                <text:p>0.0381944444444444</text:p>
              </table:table-cell>
              <table:table-cell office:value-type="float" office:value="37">
                <text:p>37</text:p>
              </table:table-cell>
              <table:table-cell office:value-type="float" office:value="1424.66666666667">
                <text:p>1424.66666666667</text:p>
              </table:table-cell>
              <table:table-cell office:value-type="float" office:value="1316.66666666667">
                <text:p>1316.66666666667</text:p>
              </table:table-cell>
              <table:table-cell office:value-type="float" office:value="1376">
                <text:p>1376</text:p>
              </table:table-cell>
              <table:table-cell office:value-type="float" office:value="820">
                <text:p>820</text:p>
              </table:table-cell>
              <table:table-cell office:value-type="float" office:value="779.333333333333">
                <text:p>779.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35">
                <text:p>35</text:p>
              </table:table-cell>
              <table:table-cell office:value-type="float" office:value="1456.66666666667">
                <text:p>1456.66666666667</text:p>
              </table:table-cell>
              <table:table-cell office:value-type="float" office:value="1288">
                <text:p>1288</text:p>
              </table:table-cell>
              <table:table-cell office:value-type="float" office:value="1345">
                <text:p>1345</text:p>
              </table:table-cell>
              <table:table-cell office:value-type="float" office:value="827">
                <text:p>82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95833333333333">
                <text:p>0.0395833333333333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1">
                <text:p>1441</text:p>
              </table:table-cell>
              <table:table-cell office:value-type="float" office:value="1317.66666666667">
                <text:p>1317.66666666667</text:p>
              </table:table-cell>
              <table:table-cell office:value-type="float" office:value="1346">
                <text:p>1346</text:p>
              </table:table-cell>
              <table:table-cell office:value-type="float" office:value="823.333333333333">
                <text:p>823.333333333333</text:p>
              </table:table-cell>
              <table:table-cell office:value-type="float" office:value="767.333333333333">
                <text:p>767.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1461.33333333333">
                <text:p>1461.33333333333</text:p>
              </table:table-cell>
              <table:table-cell office:value-type="float" office:value="1311.33333333333">
                <text:p>1311.33333333333</text:p>
              </table:table-cell>
              <table:table-cell office:value-type="float" office:value="1355.33333333333">
                <text:p>1355.33333333333</text:p>
              </table:table-cell>
              <table:table-cell office:value-type="float" office:value="797.666666666667">
                <text:p>797.666666666667</text:p>
              </table:table-cell>
              <table:table-cell office:value-type="float" office:value="773.666666666667">
                <text:p>773.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09722222222222">
                <text:p>0.0409722222222222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1327.66666666667">
                <text:p>1327.66666666667</text:p>
              </table:table-cell>
              <table:table-cell office:value-type="float" office:value="1337.33333333333">
                <text:p>1337.33333333333</text:p>
              </table:table-cell>
              <table:table-cell office:value-type="float" office:value="837.666666666667">
                <text:p>837.666666666667</text:p>
              </table:table-cell>
              <table:table-cell office:value-type="float" office:value="775.333333333333">
                <text:p>775.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1430.66666666667">
                <text:p>1430.66666666667</text:p>
              </table:table-cell>
              <table:table-cell office:value-type="float" office:value="1313">
                <text:p>1313</text:p>
              </table:table-cell>
              <table:table-cell office:value-type="float" office:value="1360.66666666667">
                <text:p>1360.66666666667</text:p>
              </table:table-cell>
              <table:table-cell office:value-type="float" office:value="828.333333333333">
                <text:p>828.333333333333</text:p>
              </table:table-cell>
              <table:table-cell office:value-type="float" office:value="763.333333333333">
                <text:p>763.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39">
                <text:p>39</text:p>
              </table:table-cell>
              <table:table-cell office:value-type="float" office:value="1449">
                <text:p>1449</text:p>
              </table:table-cell>
              <table:table-cell office:value-type="float" office:value="1313">
                <text:p>1313</text:p>
              </table:table-cell>
              <table:table-cell office:value-type="float" office:value="1336.66666666667">
                <text:p>1336.66666666667</text:p>
              </table:table-cell>
              <table:table-cell office:value-type="float" office:value="812.333333333333">
                <text:p>812.33333333333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35">
                <text:p>35</text:p>
              </table:table-cell>
              <table:table-cell office:value-type="float" office:value="1424">
                <text:p>1424</text:p>
              </table:table-cell>
              <table:table-cell office:value-type="float" office:value="1348">
                <text:p>1348</text:p>
              </table:table-cell>
              <table:table-cell office:value-type="float" office:value="1355">
                <text:p>1355</text:p>
              </table:table-cell>
              <table:table-cell office:value-type="float" office:value="829">
                <text:p>82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75">
                <text:p>0.04375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1412">
                <text:p>1412</text:p>
              </table:table-cell>
              <table:table-cell office:value-type="float" office:value="1279">
                <text:p>1279</text:p>
              </table:table-cell>
              <table:table-cell office:value-type="float" office:value="1366.66666666667">
                <text:p>1366.66666666667</text:p>
              </table:table-cell>
              <table:table-cell office:value-type="float" office:value="821">
                <text:p>821</text:p>
              </table:table-cell>
              <table:table-cell office:value-type="float" office:value="757.666666666667">
                <text:p>757.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62">
                <text:p>1462</text:p>
              </table:table-cell>
              <table:table-cell office:value-type="float" office:value="1312">
                <text:p>1312</text:p>
              </table:table-cell>
              <table:table-cell office:value-type="float" office:value="1357.66666666667">
                <text:p>1357.66666666667</text:p>
              </table:table-cell>
              <table:table-cell office:value-type="float" office:value="821.666666666667">
                <text:p>821.66666666666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53.66666666667">
                <text:p>1453.66666666667</text:p>
              </table:table-cell>
              <table:table-cell office:value-type="float" office:value="1329">
                <text:p>1329</text:p>
              </table:table-cell>
              <table:table-cell office:value-type="float" office:value="1351">
                <text:p>1351</text:p>
              </table:table-cell>
              <table:table-cell office:value-type="float" office:value="832.333333333333">
                <text:p>832.333333333333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1433">
                <text:p>1433</text:p>
              </table:table-cell>
              <table:table-cell office:value-type="float" office:value="1325.66666666667">
                <text:p>1325.66666666667</text:p>
              </table:table-cell>
              <table:table-cell office:value-type="float" office:value="1348.66666666667">
                <text:p>1348.66666666667</text:p>
              </table:table-cell>
              <table:table-cell office:value-type="float" office:value="805.666666666667">
                <text:p>805.66666666666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65277777777778">
                <text:p>0.04652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42">
                <text:p>1442</text:p>
              </table:table-cell>
              <table:table-cell office:value-type="float" office:value="1299.66666666667">
                <text:p>1299.66666666667</text:p>
              </table:table-cell>
              <table:table-cell office:value-type="float" office:value="1342">
                <text:p>1342</text:p>
              </table:table-cell>
              <table:table-cell office:value-type="float" office:value="834.666666666667">
                <text:p>834.66666666666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47.33333333333">
                <text:p>1447.33333333333</text:p>
              </table:table-cell>
              <table:table-cell office:value-type="float" office:value="1314">
                <text:p>1314</text:p>
              </table:table-cell>
              <table:table-cell office:value-type="float" office:value="1359.33333333333">
                <text:p>1359.33333333333</text:p>
              </table:table-cell>
              <table:table-cell office:value-type="float" office:value="815.666666666667">
                <text:p>815.666666666667</text:p>
              </table:table-cell>
              <table:table-cell office:value-type="float" office:value="776.666666666667">
                <text:p>776.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79166666666667">
                <text:p>0.0479166666666667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442.66666666667">
                <text:p>1442.66666666667</text:p>
              </table:table-cell>
              <table:table-cell office:value-type="float" office:value="1290">
                <text:p>1290</text:p>
              </table:table-cell>
              <table:table-cell office:value-type="float" office:value="1364">
                <text:p>1364</text:p>
              </table:table-cell>
              <table:table-cell office:value-type="float" office:value="806">
                <text:p>806</text:p>
              </table:table-cell>
              <table:table-cell office:value-type="float" office:value="772.333333333333">
                <text:p>772.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33">
                <text:p>33</text:p>
              </table:table-cell>
              <table:table-cell office:value-type="float" office:value="1417.66666666667">
                <text:p>1417.66666666667</text:p>
              </table:table-cell>
              <table:table-cell office:value-type="float" office:value="1293">
                <text:p>1293</text:p>
              </table:table-cell>
              <table:table-cell office:value-type="float" office:value="1352">
                <text:p>1352</text:p>
              </table:table-cell>
              <table:table-cell office:value-type="float" office:value="836">
                <text:p>8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3055555555556">
                <text:p>0.04930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50.66666666667">
                <text:p>1350.66666666667</text:p>
              </table:table-cell>
              <table:table-cell office:value-type="float" office:value="825.666666666667">
                <text:p>825.666666666667</text:p>
              </table:table-cell>
              <table:table-cell office:value-type="float" office:value="787.333333333333">
                <text:p>787.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">
                <text:p>0.05</text:p>
              </table:table-cell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320.33333333333">
                <text:p>1320.33333333333</text:p>
              </table:table-cell>
              <table:table-cell office:value-type="float" office:value="1368.33333333333">
                <text:p>1368.33333333333</text:p>
              </table:table-cell>
              <table:table-cell office:value-type="float" office:value="819">
                <text:p>819</text:p>
              </table:table-cell>
              <table:table-cell office:value-type="float" office:value="781.333333333333">
                <text:p>781.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437.66666666667">
                <text:p>1437.66666666667</text:p>
              </table:table-cell>
              <table:table-cell office:value-type="float" office:value="1317.33333333333">
                <text:p>1317.33333333333</text:p>
              </table:table-cell>
              <table:table-cell office:value-type="float" office:value="1350">
                <text:p>1350</text:p>
              </table:table-cell>
              <table:table-cell office:value-type="float" office:value="821">
                <text:p>82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432">
                <text:p>1432</text:p>
              </table:table-cell>
              <table:table-cell office:value-type="float" office:value="1299.33333333333">
                <text:p>1299.33333333333</text:p>
              </table:table-cell>
              <table:table-cell office:value-type="float" office:value="1346.33333333333">
                <text:p>1346.33333333333</text:p>
              </table:table-cell>
              <table:table-cell office:value-type="float" office:value="834">
                <text:p>83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36">
                <text:p>36</text:p>
              </table:table-cell>
              <table:table-cell office:value-type="float" office:value="1430.66666666667">
                <text:p>1430.66666666667</text:p>
              </table:table-cell>
              <table:table-cell office:value-type="float" office:value="1320.66666666667">
                <text:p>1320.66666666667</text:p>
              </table:table-cell>
              <table:table-cell office:value-type="float" office:value="1381">
                <text:p>1381</text:p>
              </table:table-cell>
              <table:table-cell office:value-type="float" office:value="830.666666666667">
                <text:p>830.666666666667</text:p>
              </table:table-cell>
              <table:table-cell office:value-type="float" office:value="759.666666666667">
                <text:p>759.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36">
                <text:p>36</text:p>
              </table:table-cell>
              <table:table-cell office:value-type="float" office:value="1432.33333333333">
                <text:p>1432.33333333333</text:p>
              </table:table-cell>
              <table:table-cell office:value-type="float" office:value="1314">
                <text:p>1314</text:p>
              </table:table-cell>
              <table:table-cell office:value-type="float" office:value="1343.66666666667">
                <text:p>1343.66666666667</text:p>
              </table:table-cell>
              <table:table-cell office:value-type="float" office:value="813.666666666667">
                <text:p>813.666666666667</text:p>
              </table:table-cell>
              <table:table-cell office:value-type="float" office:value="785.333333333333">
                <text:p>785.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34722222222222">
                <text:p>0.053472222222222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1438.33333333333">
                <text:p>1438.33333333333</text:p>
              </table:table-cell>
              <table:table-cell office:value-type="float" office:value="1304.33333333333">
                <text:p>1304.33333333333</text:p>
              </table:table-cell>
              <table:table-cell office:value-type="float" office:value="1388.33333333333">
                <text:p>1388.33333333333</text:p>
              </table:table-cell>
              <table:table-cell office:value-type="float" office:value="829.666666666667">
                <text:p>829.666666666667</text:p>
              </table:table-cell>
              <table:table-cell office:value-type="float" office:value="768.666666666667">
                <text:p>768.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33.66666666667">
                <text:p>1433.66666666667</text:p>
              </table:table-cell>
              <table:table-cell office:value-type="float" office:value="1314.33333333333">
                <text:p>1314.33333333333</text:p>
              </table:table-cell>
              <table:table-cell office:value-type="float" office:value="1349">
                <text:p>1349</text:p>
              </table:table-cell>
              <table:table-cell office:value-type="float" office:value="810">
                <text:p>810</text:p>
              </table:table-cell>
              <table:table-cell office:value-type="float" office:value="767.666666666667">
                <text:p>767.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48611111111111">
                <text:p>0.0548611111111111</text:p>
              </table:table-cell>
              <table:table-cell office:value-type="float" office:value="33">
                <text:p>33</text:p>
              </table:table-cell>
              <table:table-cell office:value-type="float" office:value="1453">
                <text:p>1453</text:p>
              </table:table-cell>
              <table:table-cell office:value-type="float" office:value="1305.66666666667">
                <text:p>1305.66666666667</text:p>
              </table:table-cell>
              <table:table-cell office:value-type="float" office:value="1376">
                <text:p>1376</text:p>
              </table:table-cell>
              <table:table-cell office:value-type="float" office:value="808.666666666667">
                <text:p>808.66666666666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41.66666666667">
                <text:p>1441.66666666667</text:p>
              </table:table-cell>
              <table:table-cell office:value-type="float" office:value="1318">
                <text:p>1318</text:p>
              </table:table-cell>
              <table:table-cell office:value-type="float" office:value="1332.66666666667">
                <text:p>1332.66666666667</text:p>
              </table:table-cell>
              <table:table-cell office:value-type="float" office:value="824.333333333333">
                <text:p>824.33333333333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625">
                <text:p>0.05625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53">
                <text:p>1453</text:p>
              </table:table-cell>
              <table:table-cell office:value-type="float" office:value="1310.33333333333">
                <text:p>1310.33333333333</text:p>
              </table:table-cell>
              <table:table-cell office:value-type="float" office:value="1346.66666666667">
                <text:p>1346.66666666667</text:p>
              </table:table-cell>
              <table:table-cell office:value-type="float" office:value="825.333333333333">
                <text:p>825.333333333333</text:p>
              </table:table-cell>
              <table:table-cell office:value-type="float" office:value="776.666666666667">
                <text:p>776.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1449.33333333333">
                <text:p>1449.33333333333</text:p>
              </table:table-cell>
              <table:table-cell office:value-type="float" office:value="1304">
                <text:p>1304</text:p>
              </table:table-cell>
              <table:table-cell office:value-type="float" office:value="1331.33333333333">
                <text:p>1331.33333333333</text:p>
              </table:table-cell>
              <table:table-cell office:value-type="float" office:value="819.666666666667">
                <text:p>819.66666666666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444.33333333333">
                <text:p>1444.33333333333</text:p>
              </table:table-cell>
              <table:table-cell office:value-type="float" office:value="1301.33333333333">
                <text:p>1301.33333333333</text:p>
              </table:table-cell>
              <table:table-cell office:value-type="float" office:value="1342">
                <text:p>1342</text:p>
              </table:table-cell>
              <table:table-cell office:value-type="float" office:value="812.333333333333">
                <text:p>812.33333333333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432.33333333333">
                <text:p>1432.33333333333</text:p>
              </table:table-cell>
              <table:table-cell office:value-type="float" office:value="1321.33333333333">
                <text:p>1321.33333333333</text:p>
              </table:table-cell>
              <table:table-cell office:value-type="float" office:value="1339.33333333333">
                <text:p>1339.33333333333</text:p>
              </table:table-cell>
              <table:table-cell office:value-type="float" office:value="831.666666666667">
                <text:p>831.666666666667</text:p>
              </table:table-cell>
              <table:table-cell office:value-type="float" office:value="764.333333333333">
                <text:p>764.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0277777777778">
                <text:p>0.059027777777777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434">
                <text:p>1434</text:p>
              </table:table-cell>
              <table:table-cell office:value-type="float" office:value="1334.66666666667">
                <text:p>1334.66666666667</text:p>
              </table:table-cell>
              <table:table-cell office:value-type="float" office:value="1373.33333333333">
                <text:p>1373.33333333333</text:p>
              </table:table-cell>
              <table:table-cell office:value-type="float" office:value="829.333333333333">
                <text:p>829.333333333333</text:p>
              </table:table-cell>
              <table:table-cell office:value-type="float" office:value="763.333333333333">
                <text:p>763.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1416.33333333333">
                <text:p>1416.33333333333</text:p>
              </table:table-cell>
              <table:table-cell office:value-type="float" office:value="1290">
                <text:p>1290</text:p>
              </table:table-cell>
              <table:table-cell office:value-type="float" office:value="1373.66666666667">
                <text:p>1373.66666666667</text:p>
              </table:table-cell>
              <table:table-cell office:value-type="float" office:value="814.333333333333">
                <text:p>814.333333333333</text:p>
              </table:table-cell>
              <table:table-cell office:value-type="float" office:value="780.333333333333">
                <text:p>780.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04166666666667">
                <text:p>0.06041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1317.33333333333">
                <text:p>1317.33333333333</text:p>
              </table:table-cell>
              <table:table-cell office:value-type="float" office:value="1331">
                <text:p>1331</text:p>
              </table:table-cell>
              <table:table-cell office:value-type="float" office:value="814">
                <text:p>814</text:p>
              </table:table-cell>
              <table:table-cell office:value-type="float" office:value="783.333333333333">
                <text:p>783.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31">
                <text:p>31</text:p>
              </table:table-cell>
              <table:table-cell office:value-type="float" office:value="1446.66666666667">
                <text:p>1446.66666666667</text:p>
              </table:table-cell>
              <table:table-cell office:value-type="float" office:value="1298">
                <text:p>1298</text:p>
              </table:table-cell>
              <table:table-cell office:value-type="float" office:value="1345.66666666667">
                <text:p>1345.66666666667</text:p>
              </table:table-cell>
              <table:table-cell office:value-type="float" office:value="838.333333333333">
                <text:p>838.333333333333</text:p>
              </table:table-cell>
              <table:table-cell office:value-type="float" office:value="776.333333333333">
                <text:p>776.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18055555555556">
                <text:p>0.0618055555555556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36.66666666667">
                <text:p>1436.66666666667</text:p>
              </table:table-cell>
              <table:table-cell office:value-type="float" office:value="1293">
                <text:p>1293</text:p>
              </table:table-cell>
              <table:table-cell office:value-type="float" office:value="1360">
                <text:p>1360</text:p>
              </table:table-cell>
              <table:table-cell office:value-type="float" office:value="836">
                <text:p>836</text:p>
              </table:table-cell>
              <table:table-cell office:value-type="float" office:value="758.333333333333">
                <text:p>758.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25">
                <text:p>0.0625</text:p>
              </table:table-cell>
              <table:table-cell office:value-type="float" office:value="39">
                <text:p>39</text:p>
              </table:table-cell>
              <table:table-cell office:value-type="float" office:value="1463.33333333333">
                <text:p>1463.33333333333</text:p>
              </table:table-cell>
              <table:table-cell office:value-type="float" office:value="1299.66666666667">
                <text:p>1299.66666666667</text:p>
              </table:table-cell>
              <table:table-cell office:value-type="float" office:value="1370.33333333333">
                <text:p>1370.33333333333</text:p>
              </table:table-cell>
              <table:table-cell office:value-type="float" office:value="827.333333333333">
                <text:p>827.333333333333</text:p>
              </table:table-cell>
              <table:table-cell office:value-type="float" office:value="768.333333333333">
                <text:p>768.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1944444444444">
                <text:p>0.0631944444444444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1456">
                <text:p>1456</text:p>
              </table:table-cell>
              <table:table-cell office:value-type="float" office:value="1325.33333333333">
                <text:p>1325.33333333333</text:p>
              </table:table-cell>
              <table:table-cell office:value-type="float" office:value="1370.33333333333">
                <text:p>1370.33333333333</text:p>
              </table:table-cell>
              <table:table-cell office:value-type="float" office:value="830.333333333333">
                <text:p>830.333333333333</text:p>
              </table:table-cell>
              <table:table-cell office:value-type="float" office:value="758.333333333333">
                <text:p>758.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425.33333333333">
                <text:p>1425.33333333333</text:p>
              </table:table-cell>
              <table:table-cell office:value-type="float" office:value="1310.66666666667">
                <text:p>1310.66666666667</text:p>
              </table:table-cell>
              <table:table-cell office:value-type="float" office:value="1320">
                <text:p>1320</text:p>
              </table:table-cell>
              <table:table-cell office:value-type="float" office:value="841">
                <text:p>841</text:p>
              </table:table-cell>
              <table:table-cell office:value-type="float" office:value="751.666666666667">
                <text:p>751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